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cripts/beanshell/Library1/" manifest:media-type="application/binary"/>
  <manifest:file-entry manifest:full-path="Scripts/beanshell/test/" manifest:media-type="application/binary"/>
  <manifest:file-entry manifest:full-path="Scripts/beanshell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82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5.87cm"/>
    </style:style>
    <style:style style:name="co10" style:family="table-column">
      <style:table-column-properties fo:break-before="auto" style:column-width="4.015cm"/>
    </style:style>
    <style:style style:name="co11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143cm"/>
    </style:style>
    <style:style style:name="co14" style:family="table-column">
      <style:table-column-properties fo:break-before="auto" style:column-width="7.137cm"/>
    </style:style>
    <style:style style:name="co15" style:family="table-column">
      <style:table-column-properties fo:break-before="auto" style:column-width="6.165cm"/>
    </style:style>
    <style:style style:name="co16" style:family="table-column">
      <style:table-column-properties fo:break-before="auto" style:column-width="2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style:font-name="Liberation Sans" style:font-name-asian="DejaVu Sans" style:font-name-complex="DejaVu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="0.06pt solid #000000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3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Com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_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_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_1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_2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_3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_4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_5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_6_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_7_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o_8_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r_1_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r_2_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r_3_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r_4_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r_5_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r_6_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ternal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formula="of:=CHAR([.K31])" office:value-type="string" office:string-value="" calcext:value-type="string">
            <text:p/>
          </table:table-cell>
        </table:table-row>
        <table:table-row table:style-name="ro1">
          <table:table-cell office:value-type="string" calcext:value-type="string">
            <text:p>Amr_7_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ternal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formula="of:=CHAR([.K32])" office:value-type="string" office:string-value="" calcext:value-type="string">
            <text:p/>
          </table:table-cell>
        </table:table-row>
        <table:table-row table:style-name="ro1">
          <table:table-cell office:value-type="string" calcext:value-type="string">
            <text:p>Amr_8_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ternal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formula="of:=CHAR([.K33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Cl_1_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34])" office:value-type="string" office:string-value=" &lt;&lt; m_ui-&gt;cb_Cl_1_1" calcext:value-type="string">
            <text:p><text:s/>&lt;&lt; m_ui-&gt;cb_Cl_1_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formula="of:=CHAR([.K34])" office:value-type="string" office:string-value="!" calcext:value-type="string">
            <text:p>!</text:p>
          </table:table-cell>
        </table:table-row>
        <table:table-row table:style-name="ro1">
          <table:table-cell office:value-type="string" calcext:value-type="string">
            <text:p>Cl_1_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35])" office:value-type="string" office:string-value=" &lt;&lt; m_ui-&gt;cb_Cl_1_2" calcext:value-type="string">
            <text:p><text:s/>&lt;&lt; m_ui-&gt;cb_Cl_1_2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table:formula="of:=CHAR([.K35])" office:value-type="string" office:string-value="&quot;" calcext:value-type="string">
            <text:p>"</text:p>
          </table:table-cell>
        </table:table-row>
        <table:table-row table:style-name="ro1">
          <table:table-cell office:value-type="string" calcext:value-type="string">
            <text:p>Cl_1_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36])" office:value-type="string" office:string-value=" &lt;&lt; m_ui-&gt;cb_Cl_1_3" calcext:value-type="string">
            <text:p><text:s/>&lt;&lt; m_ui-&gt;cb_Cl_1_3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formula="of:=CHAR([.K36])" office:value-type="string" office:string-value="#" calcext:value-type="string">
            <text:p>#</text:p>
          </table:table-cell>
        </table:table-row>
        <table:table-row table:style-name="ro1">
          <table:table-cell office:value-type="string" calcext:value-type="string">
            <text:p>Cl_2_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37])" office:value-type="string" office:string-value=" &lt;&lt; m_ui-&gt;cb_Cl_2_1" calcext:value-type="string">
            <text:p><text:s/>&lt;&lt; m_ui-&gt;cb_Cl_2_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formula="of:=CHAR([.K37])" office:value-type="string" office:string-value="$" calcext:value-type="string">
            <text:p>$</text:p>
          </table:table-cell>
        </table:table-row>
        <table:table-row table:style-name="ro1">
          <table:table-cell office:value-type="string" calcext:value-type="string">
            <text:p>Cl_2_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38])" office:value-type="string" office:string-value=" &lt;&lt; m_ui-&gt;cb_Cl_2_2" calcext:value-type="string">
            <text:p><text:s/>&lt;&lt; m_ui-&gt;cb_Cl_2_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formula="of:=CHAR([.K38])" office:value-type="string" office:string-value="%" calcext:value-type="string">
            <text:p>%</text:p>
          </table:table-cell>
        </table:table-row>
        <table:table-row table:style-name="ro1">
          <table:table-cell office:value-type="string" calcext:value-type="string">
            <text:p>Cl_2_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39])" office:value-type="string" office:string-value=" &lt;&lt; m_ui-&gt;cb_Cl_2_3" calcext:value-type="string">
            <text:p><text:s/>&lt;&lt; m_ui-&gt;cb_Cl_2_3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formula="of:=CHAR([.K39])" office:value-type="string" office:string-value="&amp;" calcext:value-type="string">
            <text:p>&amp;</text:p>
          </table:table-cell>
        </table:table-row>
        <table:table-row table:style-name="ro1">
          <table:table-cell office:value-type="string" calcext:value-type="string">
            <text:p>Cl_3_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0])" office:value-type="string" office:string-value=" &lt;&lt; m_ui-&gt;cb_Cl_3_1" calcext:value-type="string">
            <text:p><text:s/>&lt;&lt; m_ui-&gt;cb_Cl_3_1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formula="of:=CHAR([.K40])" office:value-type="string" office:string-value="'" calcext:value-type="string">
            <text:p>'</text:p>
          </table:table-cell>
        </table:table-row>
        <table:table-row table:style-name="ro1">
          <table:table-cell office:value-type="string" calcext:value-type="string">
            <text:p>Cl_3_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1])" office:value-type="string" office:string-value=" &lt;&lt; m_ui-&gt;cb_Cl_3_2" calcext:value-type="string">
            <text:p><text:s/>&lt;&lt; m_ui-&gt;cb_Cl_3_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formula="of:=CHAR([.K41])" office:value-type="string" office:string-value="(" calcext:value-type="string">
            <text:p>(</text:p>
          </table:table-cell>
        </table:table-row>
        <table:table-row table:style-name="ro1">
          <table:table-cell office:value-type="string" calcext:value-type="string">
            <text:p>Cl_3_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2])" office:value-type="string" office:string-value=" &lt;&lt; m_ui-&gt;cb_Cl_3_3" calcext:value-type="string">
            <text:p><text:s/>&lt;&lt; m_ui-&gt;cb_Cl_3_3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formula="of:=CHAR([.K42])" office:value-type="string" office:string-value=")" calcext:value-type="string">
            <text:p>)</text:p>
          </table:table-cell>
        </table:table-row>
        <table:table-row table:style-name="ro1">
          <table:table-cell office:value-type="string" calcext:value-type="string">
            <text:p>Cl_4_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3])" office:value-type="string" office:string-value=" &lt;&lt; m_ui-&gt;cb_Cl_4_1" calcext:value-type="string">
            <text:p><text:s/>&lt;&lt; m_ui-&gt;cb_Cl_4_1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formula="of:=CHAR([.K43])" office:value-type="string" office:string-value="*" calcext:value-type="string">
            <text:p>*</text:p>
          </table:table-cell>
        </table:table-row>
        <table:table-row table:style-name="ro1">
          <table:table-cell office:value-type="string" calcext:value-type="string">
            <text:p>Cl_4_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4])" office:value-type="string" office:string-value=" &lt;&lt; m_ui-&gt;cb_Cl_4_2" calcext:value-type="string">
            <text:p><text:s/>&lt;&lt; m_ui-&gt;cb_Cl_4_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formula="of:=CHAR([.K44])" office:value-type="string" office:string-value="+" calcext:value-type="string">
            <text:p>+</text:p>
          </table:table-cell>
        </table:table-row>
        <table:table-row table:style-name="ro1">
          <table:table-cell office:value-type="string" calcext:value-type="string">
            <text:p>Cl_4_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5])" office:value-type="string" office:string-value=" &lt;&lt; m_ui-&gt;cb_Cl_4_3" calcext:value-type="string">
            <text:p><text:s/>&lt;&lt; m_ui-&gt;cb_Cl_4_3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formula="of:=CHAR([.K45])" office:value-type="string" office:string-value="," calcext:value-type="string">
            <text:p>,</text:p>
          </table:table-cell>
        </table:table-row>
        <table:table-row table:style-name="ro1">
          <table:table-cell office:value-type="string" calcext:value-type="string">
            <text:p>Cl_5_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6])" office:value-type="string" office:string-value=" &lt;&lt; m_ui-&gt;cb_Cl_5_1" calcext:value-type="string">
            <text:p><text:s/>&lt;&lt; m_ui-&gt;cb_Cl_5_1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formula="of:=CHAR([.K46])" office:value-type="string" office:string-value="-" calcext:value-type="string">
            <text:p>-</text:p>
          </table:table-cell>
        </table:table-row>
        <table:table-row table:style-name="ro1">
          <table:table-cell office:value-type="string" calcext:value-type="string">
            <text:p>Cl_5_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7])" office:value-type="string" office:string-value=" &lt;&lt; m_ui-&gt;cb_Cl_5_2" calcext:value-type="string">
            <text:p><text:s/>&lt;&lt; m_ui-&gt;cb_Cl_5_2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formula="of:=CHAR([.K47])" office:value-type="string" office:string-value="." calcext:value-type="string">
            <text:p>.</text:p>
          </table:table-cell>
        </table:table-row>
        <table:table-row table:style-name="ro1">
          <table:table-cell office:value-type="string" calcext:value-type="string">
            <text:p>Cl_5_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8])" office:value-type="string" office:string-value=" &lt;&lt; m_ui-&gt;cb_Cl_5_3" calcext:value-type="string">
            <text:p><text:s/>&lt;&lt; m_ui-&gt;cb_Cl_5_3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formula="of:=CHAR([.K48])" office:value-type="string" office:string-value="/" calcext:value-type="string">
            <text:p>/</text:p>
          </table:table-cell>
        </table:table-row>
        <table:table-row table:style-name="ro1">
          <table:table-cell office:value-type="string" calcext:value-type="string">
            <text:p>Cl_6_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49])" office:value-type="string" office:string-value=" &lt;&lt; m_ui-&gt;cb_Cl_6_1" calcext:value-type="string">
            <text:p><text:s/>&lt;&lt; m_ui-&gt;cb_Cl_6_1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table:formula="of:=CHAR([.K49]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Cl_6_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0])" office:value-type="string" office:string-value=" &lt;&lt; m_ui-&gt;cb_Cl_6_2" calcext:value-type="string">
            <text:p><text:s/>&lt;&lt; m_ui-&gt;cb_Cl_6_2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table:formula="of:=CHAR([.K50])" office:value-type="string" office:string-value="1" calcext:value-type="string">
            <text:p>1</text:p>
          </table:table-cell>
        </table:table-row>
        <table:table-row table:style-name="ro1">
          <table:table-cell office:value-type="string" calcext:value-type="string">
            <text:p>Cl_6_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1])" office:value-type="string" office:string-value=" &lt;&lt; m_ui-&gt;cb_Cl_6_3" calcext:value-type="string">
            <text:p><text:s/>&lt;&lt; m_ui-&gt;cb_Cl_6_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_7_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2])" office:value-type="string" office:string-value=" &lt;&lt; m_ui-&gt;cb_Cl_7_1" calcext:value-type="string">
            <text:p><text:s/>&lt;&lt; m_ui-&gt;cb_Cl_7_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Cl_7_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3])" office:value-type="string" office:string-value=" &lt;&lt; m_ui-&gt;cb_Cl_7_2" calcext:value-type="string">
            <text:p><text:s/>&lt;&lt; m_ui-&gt;cb_Cl_7_2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l_7_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4])" office:value-type="string" office:string-value=" &lt;&lt; m_ui-&gt;cb_Cl_7_3" calcext:value-type="string">
            <text:p><text:s/>&lt;&lt; m_ui-&gt;cb_Cl_7_3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Cl_8_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5])" office:value-type="string" office:string-value=" &lt;&lt; m_ui-&gt;cb_Cl_8_1" calcext:value-type="string">
            <text:p><text:s/>&lt;&lt; m_ui-&gt;cb_Cl_8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_8_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6])" office:value-type="string" office:string-value=" &lt;&lt; m_ui-&gt;cb_Cl_8_2" calcext:value-type="string">
            <text:p><text:s/>&lt;&lt; m_ui-&gt;cb_Cl_8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_8_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7])" office:value-type="string" office:string-value=" &lt;&lt; m_ui-&gt;cb_Cl_8_3" calcext:value-type="string">
            <text:p><text:s/>&lt;&lt; m_ui-&gt;cb_Cl_8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1_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8])" office:value-type="string" office:string-value=" &lt;&lt; m_ui-&gt;cb_Vl_1_1" calcext:value-type="string">
            <text:p><text:s/>&lt;&lt; m_ui-&gt;cb_Vl_1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1_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59])" office:value-type="string" office:string-value=" &lt;&lt; m_ui-&gt;cb_Vl_1_2" calcext:value-type="string">
            <text:p><text:s/>&lt;&lt; m_ui-&gt;cb_Vl_1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1_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0])" office:value-type="string" office:string-value=" &lt;&lt; m_ui-&gt;cb_Vl_1_3" calcext:value-type="string">
            <text:p><text:s/>&lt;&lt; m_ui-&gt;cb_Vl_1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2_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1])" office:value-type="string" office:string-value=" &lt;&lt; m_ui-&gt;cb_Vl_2_1" calcext:value-type="string">
            <text:p><text:s/>&lt;&lt; m_ui-&gt;cb_Vl_2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2_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2])" office:value-type="string" office:string-value=" &lt;&lt; m_ui-&gt;cb_Vl_2_2" calcext:value-type="string">
            <text:p><text:s/>&lt;&lt; m_ui-&gt;cb_Vl_2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2_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3])" office:value-type="string" office:string-value=" &lt;&lt; m_ui-&gt;cb_Vl_2_3" calcext:value-type="string">
            <text:p><text:s/>&lt;&lt; m_ui-&gt;cb_Vl_2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3_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4])" office:value-type="string" office:string-value=" &lt;&lt; m_ui-&gt;cb_Vl_3_1" calcext:value-type="string">
            <text:p><text:s/>&lt;&lt; m_ui-&gt;cb_Vl_3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3_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5])" office:value-type="string" office:string-value=" &lt;&lt; m_ui-&gt;cb_Vl_3_2" calcext:value-type="string">
            <text:p><text:s/>&lt;&lt; m_ui-&gt;cb_Vl_3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3_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6])" office:value-type="string" office:string-value=" &lt;&lt; m_ui-&gt;cb_Vl_3_3" calcext:value-type="string">
            <text:p><text:s/>&lt;&lt; m_ui-&gt;cb_Vl_3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4_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7])" office:value-type="string" office:string-value=" &lt;&lt; m_ui-&gt;cb_Vl_4_1" calcext:value-type="string">
            <text:p><text:s/>&lt;&lt; m_ui-&gt;cb_Vl_4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4_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8])" office:value-type="string" office:string-value=" &lt;&lt; m_ui-&gt;cb_Vl_4_2" calcext:value-type="string">
            <text:p><text:s/>&lt;&lt; m_ui-&gt;cb_Vl_4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4_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69])" office:value-type="string" office:string-value=" &lt;&lt; m_ui-&gt;cb_Vl_4_3" calcext:value-type="string">
            <text:p><text:s/>&lt;&lt; m_ui-&gt;cb_Vl_4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5_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0])" office:value-type="string" office:string-value=" &lt;&lt; m_ui-&gt;cb_Vl_5_1" calcext:value-type="string">
            <text:p><text:s/>&lt;&lt; m_ui-&gt;cb_Vl_5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5_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1])" office:value-type="string" office:string-value=" &lt;&lt; m_ui-&gt;cb_Vl_5_2" calcext:value-type="string">
            <text:p><text:s/>&lt;&lt; m_ui-&gt;cb_Vl_5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5_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2])" office:value-type="string" office:string-value=" &lt;&lt; m_ui-&gt;cb_Vl_5_3" calcext:value-type="string">
            <text:p><text:s/>&lt;&lt; m_ui-&gt;cb_Vl_5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6_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3])" office:value-type="string" office:string-value=" &lt;&lt; m_ui-&gt;cb_Vl_6_1" calcext:value-type="string">
            <text:p><text:s/>&lt;&lt; m_ui-&gt;cb_Vl_6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6_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4])" office:value-type="string" office:string-value=" &lt;&lt; m_ui-&gt;cb_Vl_6_2" calcext:value-type="string">
            <text:p><text:s/>&lt;&lt; m_ui-&gt;cb_Vl_6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6_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5])" office:value-type="string" office:string-value=" &lt;&lt; m_ui-&gt;cb_Vl_6_3" calcext:value-type="string">
            <text:p><text:s/>&lt;&lt; m_ui-&gt;cb_Vl_6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7_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6])" office:value-type="string" office:string-value=" &lt;&lt; m_ui-&gt;cb_Vl_7_1" calcext:value-type="string">
            <text:p><text:s/>&lt;&lt; m_ui-&gt;cb_Vl_7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7_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7])" office:value-type="string" office:string-value=" &lt;&lt; m_ui-&gt;cb_Vl_7_2" calcext:value-type="string">
            <text:p><text:s/>&lt;&lt; m_ui-&gt;cb_Vl_7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7_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8])" office:value-type="string" office:string-value=" &lt;&lt; m_ui-&gt;cb_Vl_7_3" calcext:value-type="string">
            <text:p><text:s/>&lt;&lt; m_ui-&gt;cb_Vl_7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8_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79])" office:value-type="string" office:string-value=" &lt;&lt; m_ui-&gt;cb_Vl_8_1" calcext:value-type="string">
            <text:p><text:s/>&lt;&lt; m_ui-&gt;cb_Vl_8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8_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80])" office:value-type="string" office:string-value=" &lt;&lt; m_ui-&gt;cb_Vl_8_2" calcext:value-type="string">
            <text:p><text:s/>&lt;&lt; m_ui-&gt;cb_Vl_8_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_8_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table:style-name="ce4" table:formula="of:=CONCATENATE(&quot; &lt;&lt; m_ui-&gt;cb_&quot;;[.A81])" office:value-type="string" office:string-value=" &lt;&lt; m_ui-&gt;cb_Vl_8_3" calcext:value-type="string">
            <text:p><text:s/>&lt;&lt; m_ui-&gt;cb_Vl_8_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_1_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1_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1_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1_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2_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2_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2_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2_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3_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3_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3_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3_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4_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4_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4_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4_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5_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5_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5_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5_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6_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6_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6_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6_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7_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7_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7_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7_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8_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8_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8_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m_8_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f_1_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f_2_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f_3_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f_4_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f_5_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f_6_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f_7_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lf_8_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_1_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_2_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_3_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_4_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_5_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_6_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_7_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ll_8_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2])" office:value-type="string" office:string-value="a_L_nfs" calcext:value-type="string">
            <text:p>a_L_nf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3])" office:value-type="string" office:string-value="a_L_nz" calcext:value-type="string">
            <text:p>a_L_nz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4])" office:value-type="string" office:string-value="a_L_sus" calcext:value-type="string">
            <text:p>a_L_su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5])" office:value-type="string" office:string-value="a_L_cs" calcext:value-type="string">
            <text:p>a_L_c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6])" office:value-type="string" office:string-value="a_T_s" calcext:value-type="string">
            <text:p>a_T_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_l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formula="of:=HEX4(144)" office:value-type="string" office:string-value="" calcext:value-type="error">
            <text:p>#ЗНАЧЕННЯ!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nf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nz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su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c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table:style-name="ce13" office:value-type="string" calcext:value-type="string">
            <text:p>T_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_c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_1_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_2_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_3_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_4_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_5_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_6_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_7_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te_8_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per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_Cu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m_1_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m_2_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m_3_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m_4_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m_5_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m_6_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m_7_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m_8_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h_1_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h_2_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h_3_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h_4_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h_5_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h_6_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f_h_7_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Tf_h_8_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h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2_1_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2_2_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2_3_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2_4_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2_5_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2_6_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2_7_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2_8_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3_1_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3_2_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3_3_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3_4_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3_5_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3_6_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3_7_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_v3_8_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_cur_of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s_half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m" table:style-name="ta1" table:print="false">
        <table:table-column table:style-name="co1" table:number-columns-repeated="7" table:default-cell-style-name="Default"/>
        <table:table-column table:style-name="co1" table:default-cell-style-name="ce19"/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T_v2_zd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_v3_zd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per_z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3" office:value-type="string" calcext:value-type="string">
            <text:p>Tst_z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avl_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vl_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vl_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_zd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_G_c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_z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 calcext:value-type="string">
            <text:p>f_L_nf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 calcext:value-type="string">
            <text:p>f_L_nz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 calcext:value-type="string">
            <text:p>f_L_su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 calcext:value-type="string">
            <text:p>f_L_c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 calcext:value-type="string">
            <text:p>f_T_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 calcext:value-type="string">
            <text:p>f_G_c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 calcext:value-type="string">
            <text:p>z_L_nf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style-name="ce18" table:formula="of:=CONCATENATE(&quot;m_&quot;;[Value.A142])" office:value-type="string" office:string-value="m_L_nfs" calcext:value-type="string">
            <text:p>m_L_nf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 calcext:value-type="string">
            <text:p>z_L_nz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style-name="ce18" table:formula="of:=CONCATENATE(&quot;m_&quot;;[Value.A143])" office:value-type="string" office:string-value="m_L_nz" calcext:value-type="string">
            <text:p>m_L_nz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 calcext:value-type="string">
            <text:p>z_L_su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style-name="ce18" table:formula="of:=CONCATENATE(&quot;m_&quot;;[Value.A144])" office:value-type="string" office:string-value="m_L_sus" calcext:value-type="string">
            <text:p>m_L_su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 calcext:value-type="string">
            <text:p>z_L_c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style-name="ce18" table:formula="of:=CONCATENATE(&quot;m_&quot;;[Value.A145])" office:value-type="string" office:string-value="m_L_cs" calcext:value-type="string">
            <text:p>m_L_c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 calcext:value-type="string">
            <text:p>z_T_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style-name="ce18" table:formula="of:=CONCATENATE(&quot;m_&quot;;[Value.A146])" office:value-type="string" office:string-value="m_T_s" calcext:value-type="string">
            <text:p>m_T_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 calcext:value-type="string">
            <text:p>z_G_c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style-name="ce18" table:formula="of:=CONCATENATE(&quot;m_&quot;;[Value.A147])" office:value-type="string" office:string-value="m_G_cs" calcext:value-type="string">
            <text:p>m_G_c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 calcext:value-type="string">
            <text:p>d_L_sus_zd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9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f_L_ho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i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Man_1_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Man_2_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Man_3_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Man_4_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Man_5_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Man_6_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Man_7_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_8_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Internal</text:p>
          </table:table-cell>
          <table:table-cell table:number-columns-repeated="2"/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_1_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_2_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_3_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_4_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_5_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_6_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_7_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_8_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_fl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ue_ru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_1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_2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_3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_4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_5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_6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_7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arm_8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2_1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2_2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2_3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2_4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2_5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2_6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2_7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2_8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3_1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3_2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3_3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3_4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3_5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3_6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3_7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v3_8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t_1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t_2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t_3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t_4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t_5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t_6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t_7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t_8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g_1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g_2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g_3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g_4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g_5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g_6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g_7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g_8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1_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r_2_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r_3_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r_4_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r_5_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r_6_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R_7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8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_C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_fir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_1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_2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_3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_4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_5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_6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_7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_8_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table:table-column table:style-name="co1" table:number-columns-repeated="6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 office:value-type="string" calcext:value-type="string">
            <text:p>Шкали</text:p>
          </table:table-cell>
          <table:table-cell office:value-type="string" calcext:value-type="string">
            <text:p>Текст</text:p>
          </table:table-cell>
          <table:table-cell office:value-type="string" calcext:value-type="string">
            <text:p>Значення в полі шкала</text:p>
          </table:table-cell>
          <table:table-cell table:number-columns-repeated="3"/>
          <table:table-cell office:value-type="string" calcext:value-type="string">
            <text:p>create table trend (Dt integer unsigned not null,</text:p>
          </table:table-cell>
        </table:table-row>
        <table:table-row table:style-name="ro1">
          <table:table-cell table:formula="of:=[Value.A2]" office:value-type="string" office:string-value="Di_0" calcext:value-type="string">
            <text:p>Di_0</text:p>
          </table:table-cell>
          <table:table-cell table:formula="of:=[Value.B2]" office:value-type="float" office:value="10" calcext:value-type="float">
            <text:p>1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2])" office:value-type="string" office:string-value="Дискретний вхід #Di_0" calcext:value-type="string">
            <text:p>Дискретний вхід #Di_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Своя шкала</text:p>
          </table:table-cell>
          <table:table-cell table:number-columns-repeated="2"/>
          <table:table-cell table:formula="of:=IF([.E2]&gt;0;CONCATENATE([.A2];&quot; &quot;;&quot;integer default '0',&quot;);&quot;&quot;)" office:value-type="string" office:string-value="Di_0 integer default '0'," calcext:value-type="string">
            <text:p>Di_0 integer default '0',</text:p>
          </table:table-cell>
        </table:table-row>
        <table:table-row table:style-name="ro1">
          <table:table-cell table:formula="of:=[Value.A3]" office:value-type="string" office:string-value="Di_1" calcext:value-type="string">
            <text:p>Di_1</text:p>
          </table:table-cell>
          <table:table-cell table:formula="of:=[Value.B3]" office:value-type="float" office:value="11" calcext:value-type="float">
            <text:p>1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3])" office:value-type="string" office:string-value="Дискретний вхід #Di_1" calcext:value-type="string">
            <text:p>Дискретний вхід #Di_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 шкалюється</text:p>
          </table:table-cell>
          <table:table-cell table:number-columns-repeated="2"/>
          <table:table-cell table:formula="of:=IF([.E3]&gt;0;CONCATENATE([.A3];&quot; &quot;;&quot;integer default '0',&quot;);&quot;&quot;)" office:value-type="string" office:string-value="Di_1 integer default '0'," calcext:value-type="string">
            <text:p>Di_1 integer default '0',</text:p>
          </table:table-cell>
        </table:table-row>
        <table:table-row table:style-name="ro1">
          <table:table-cell table:formula="of:=[Value.A4]" office:value-type="string" office:string-value="Di_2" calcext:value-type="string">
            <text:p>Di_2</text:p>
          </table:table-cell>
          <table:table-cell table:formula="of:=[Value.B4]" office:value-type="float" office:value="12" calcext:value-type="float">
            <text:p>1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4])" office:value-type="string" office:string-value="Дискретний вхід #Di_2" calcext:value-type="string">
            <text:p>Дискретний вхід #Di_2</text:p>
          </table:table-cell>
          <table:table-cell office:value-type="string" calcext:value-type="string">
            <text:p>Назва тега</text:p>
          </table:table-cell>
          <table:table-cell office:value-type="string" calcext:value-type="string">
            <text:p>Шкалюється по тегу</text:p>
          </table:table-cell>
          <table:table-cell table:number-columns-repeated="2"/>
          <table:table-cell table:formula="of:=IF([.E4]&gt;0;CONCATENATE([.A4];&quot; &quot;;&quot;integer default '0',&quot;);&quot;&quot;)" office:value-type="string" office:string-value="Di_2 integer default '0'," calcext:value-type="string">
            <text:p>Di_2 integer default '0',</text:p>
          </table:table-cell>
        </table:table-row>
        <table:table-row table:style-name="ro1">
          <table:table-cell table:formula="of:=[Value.A5]" office:value-type="string" office:string-value="Di_3" calcext:value-type="string">
            <text:p>Di_3</text:p>
          </table:table-cell>
          <table:table-cell table:formula="of:=[Value.B5]" office:value-type="float" office:value="13" calcext:value-type="float">
            <text:p>1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5])" office:value-type="string" office:string-value="Дискретний вхід #Di_3" calcext:value-type="string">
            <text:p>Дискретний вхід #Di_3</text:p>
          </table:table-cell>
          <table:table-cell office:value-type="string" calcext:value-type="string">
            <text:p>0_100</text:p>
          </table:table-cell>
          <table:table-cell office:value-type="string" calcext:value-type="string">
            <text:p>константна шкала</text:p>
          </table:table-cell>
          <table:table-cell table:number-columns-repeated="2"/>
          <table:table-cell table:formula="of:=IF([.E5]&gt;0;CONCATENATE([.A5];&quot; &quot;;&quot;integer default '0',&quot;);&quot;&quot;)" office:value-type="string" office:string-value="Di_3 integer default '0'," calcext:value-type="string">
            <text:p>Di_3 integer default '0',</text:p>
          </table:table-cell>
        </table:table-row>
        <table:table-row table:style-name="ro1">
          <table:table-cell table:formula="of:=[Value.A6]" office:value-type="string" office:string-value="Di_4" calcext:value-type="string">
            <text:p>Di_4</text:p>
          </table:table-cell>
          <table:table-cell table:formula="of:=[Value.B6]" office:value-type="float" office:value="14" calcext:value-type="float">
            <text:p>1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6])" office:value-type="string" office:string-value="Дискретний вхід #Di_4" calcext:value-type="string">
            <text:p>Дискретний вхід #Di_4</text:p>
          </table:table-cell>
          <table:table-cell table:number-columns-repeated="4"/>
          <table:table-cell table:formula="of:=IF([.E6]&gt;0;CONCATENATE([.A6];&quot; &quot;;&quot;integer default '0',&quot;);&quot;&quot;)" office:value-type="string" office:string-value="Di_4 integer default '0'," calcext:value-type="string">
            <text:p>Di_4 integer default '0',</text:p>
          </table:table-cell>
        </table:table-row>
        <table:table-row table:style-name="ro1">
          <table:table-cell table:formula="of:=[Value.A7]" office:value-type="string" office:string-value="Di_5" calcext:value-type="string">
            <text:p>Di_5</text:p>
          </table:table-cell>
          <table:table-cell table:formula="of:=[Value.B7]" office:value-type="float" office:value="15" calcext:value-type="float">
            <text:p>1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7])" office:value-type="string" office:string-value="Дискретний вхід #Di_5" calcext:value-type="string">
            <text:p>Дискретний вхід #Di_5</text:p>
          </table:table-cell>
          <table:table-cell office:value-type="string" calcext:value-type="string">
            <text:p>У всіх інших випадках повідомити про проблему </text:p>
          </table:table-cell>
          <table:table-cell table:number-columns-repeated="3"/>
          <table:table-cell table:formula="of:=IF([.E7]&gt;0;CONCATENATE([.A7];&quot; &quot;;&quot;integer default '0',&quot;);&quot;&quot;)" office:value-type="string" office:string-value="Di_5 integer default '0'," calcext:value-type="string">
            <text:p>Di_5 integer default '0',</text:p>
          </table:table-cell>
        </table:table-row>
        <table:table-row table:style-name="ro1">
          <table:table-cell table:formula="of:=[Value.A8]" office:value-type="string" office:string-value="Di_6" calcext:value-type="string">
            <text:p>Di_6</text:p>
          </table:table-cell>
          <table:table-cell table:formula="of:=[Value.B8]"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8])" office:value-type="string" office:string-value="Дискретний вхід #Di_6" calcext:value-type="string">
            <text:p>Дискретний вхід #Di_6</text:p>
          </table:table-cell>
          <table:table-cell office:value-type="string" calcext:value-type="string">
            <text:p>та завершити роботу програми</text:p>
          </table:table-cell>
          <table:table-cell table:number-columns-repeated="3"/>
          <table:table-cell table:formula="of:=IF([.E8]&gt;0;CONCATENATE([.A8];&quot; &quot;;&quot;integer default '0',&quot;);&quot;&quot;)" office:value-type="string" office:string-value="Di_6 integer default '0'," calcext:value-type="string">
            <text:p>Di_6 integer default '0',</text:p>
          </table:table-cell>
        </table:table-row>
        <table:table-row table:style-name="ro1">
          <table:table-cell table:formula="of:=[Value.A9]" office:value-type="string" office:string-value="Di_7" calcext:value-type="string">
            <text:p>Di_7</text:p>
          </table:table-cell>
          <table:table-cell table:formula="of:=[Value.B9]" office:value-type="float" office:value="17" calcext:value-type="float">
            <text:p>1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9])" office:value-type="string" office:string-value="Дискретний вхід #Di_7" calcext:value-type="string">
            <text:p>Дискретний вхід #Di_7</text:p>
          </table:table-cell>
          <table:table-cell table:number-columns-repeated="4"/>
          <table:table-cell table:formula="of:=IF([.E9]&gt;0;CONCATENATE([.A9];&quot; &quot;;&quot;integer default '0',&quot;);&quot;&quot;)" office:value-type="string" office:string-value="Di_7 integer default '0'," calcext:value-type="string">
            <text:p>Di_7 integer default '0',</text:p>
          </table:table-cell>
        </table:table-row>
        <table:table-row table:style-name="ro1">
          <table:table-cell table:formula="of:=[Value.A10]" office:value-type="string" office:string-value="Di_8" calcext:value-type="string">
            <text:p>Di_8</text:p>
          </table:table-cell>
          <table:table-cell table:formula="of:=[Value.B10]" office:value-type="float" office:value="18" calcext:value-type="float">
            <text:p>1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10])" office:value-type="string" office:string-value="Дискретний вхід #Di_8" calcext:value-type="string">
            <text:p>Дискретний вхід #Di_8</text:p>
          </table:table-cell>
          <table:table-cell table:number-columns-repeated="4"/>
          <table:table-cell table:formula="of:=IF([.E10]&gt;0;CONCATENATE([.A10];&quot; &quot;;&quot;integer default '0',&quot;);&quot;&quot;)" office:value-type="string" office:string-value="Di_8 integer default '0'," calcext:value-type="string">
            <text:p>Di_8 integer default '0',</text:p>
          </table:table-cell>
        </table:table-row>
        <table:table-row table:style-name="ro1">
          <table:table-cell table:formula="of:=[Value.A11]" office:value-type="string" office:string-value="Di_9" calcext:value-type="string">
            <text:p>Di_9</text:p>
          </table:table-cell>
          <table:table-cell table:formula="of:=[Value.B11]" office:value-type="float" office:value="19" calcext:value-type="float">
            <text:p>1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11])" office:value-type="string" office:string-value="Дискретний вхід #Di_9" calcext:value-type="string">
            <text:p>Дискретний вхід #Di_9</text:p>
          </table:table-cell>
          <table:table-cell table:number-columns-repeated="4"/>
          <table:table-cell table:formula="of:=IF([.E11]&gt;0;CONCATENATE([.A11];&quot; &quot;;&quot;integer default '0',&quot;);&quot;&quot;)" office:value-type="string" office:string-value="Di_9 integer default '0'," calcext:value-type="string">
            <text:p>Di_9 integer default '0',</text:p>
          </table:table-cell>
        </table:table-row>
        <table:table-row table:style-name="ro1">
          <table:table-cell table:formula="of:=[Value.A12]" office:value-type="string" office:string-value="Di_10" calcext:value-type="string">
            <text:p>Di_10</text:p>
          </table:table-cell>
          <table:table-cell table:formula="of:=[Value.B12]" office:value-type="float" office:value="20" calcext:value-type="float">
            <text:p>2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 calcext:value-type="string">
            <text:p>Дискретний вхід #Di_10</text:p>
          </table:table-cell>
          <table:table-cell table:number-columns-repeated="4"/>
          <table:table-cell table:formula="of:=IF([.E12]&gt;0;CONCATENATE([.A12];&quot; &quot;;&quot;integer default '0',&quot;);&quot;&quot;)" office:value-type="string" office:string-value="Di_10 integer default '0'," calcext:value-type="string">
            <text:p>Di_10 integer default '0',</text:p>
          </table:table-cell>
        </table:table-row>
        <table:table-row table:style-name="ro1">
          <table:table-cell table:formula="of:=[Value.A13]" office:value-type="string" office:string-value="Di_11" calcext:value-type="string">
            <text:p>Di_11</text:p>
          </table:table-cell>
          <table:table-cell table:formula="of:=[Value.B13]" office:value-type="float" office:value="21" calcext:value-type="float">
            <text:p>2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 calcext:value-type="string">
            <text:p>Дискретний вхід #Di_11</text:p>
          </table:table-cell>
          <table:table-cell table:number-columns-repeated="4"/>
          <table:table-cell table:formula="of:=IF([.E13]&gt;0;CONCATENATE([.A13];&quot; &quot;;&quot;integer default '0',&quot;);&quot;&quot;)" office:value-type="string" office:string-value="Di_11 integer default '0'," calcext:value-type="string">
            <text:p>Di_11 integer default '0',</text:p>
          </table:table-cell>
        </table:table-row>
        <table:table-row table:style-name="ro1">
          <table:table-cell table:formula="of:=[Value.A14]" office:value-type="string" office:string-value="Di_12" calcext:value-type="string">
            <text:p>Di_12</text:p>
          </table:table-cell>
          <table:table-cell table:formula="of:=[Value.B14]" office:value-type="float" office:value="22" calcext:value-type="float">
            <text:p>2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 calcext:value-type="string">
            <text:p>Дискретний вхід #Di_12</text:p>
          </table:table-cell>
          <table:table-cell table:number-columns-repeated="4"/>
          <table:table-cell table:formula="of:=IF([.E14]&gt;0;CONCATENATE([.A14];&quot; &quot;;&quot;integer default '0',&quot;);&quot;&quot;)" office:value-type="string" office:string-value="Di_12 integer default '0'," calcext:value-type="string">
            <text:p>Di_12 integer default '0',</text:p>
          </table:table-cell>
        </table:table-row>
        <table:table-row table:style-name="ro1">
          <table:table-cell table:formula="of:=[Value.A15]" office:value-type="string" office:string-value="Di_13" calcext:value-type="string">
            <text:p>Di_13</text:p>
          </table:table-cell>
          <table:table-cell table:formula="of:=[Value.B15]" office:value-type="float" office:value="23" calcext:value-type="float">
            <text:p>2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 calcext:value-type="string">
            <text:p>Дискретний вхід #Di_13</text:p>
          </table:table-cell>
          <table:table-cell table:number-columns-repeated="4"/>
          <table:table-cell table:formula="of:=IF([.E15]&gt;0;CONCATENATE([.A15];&quot; &quot;;&quot;integer default '0',&quot;);&quot;&quot;)" office:value-type="string" office:string-value="Di_13 integer default '0'," calcext:value-type="string">
            <text:p>Di_13 integer default '0',</text:p>
          </table:table-cell>
        </table:table-row>
        <table:table-row table:style-name="ro1">
          <table:table-cell table:formula="of:=[Value.A16]" office:value-type="string" office:string-value="Di_14" calcext:value-type="string">
            <text:p>Di_14</text:p>
          </table:table-cell>
          <table:table-cell table:formula="of:=[Value.B16]" office:value-type="float" office:value="24" calcext:value-type="float">
            <text:p>2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 calcext:value-type="string">
            <text:p>Дискретний вхід #Di_14</text:p>
          </table:table-cell>
          <table:table-cell table:number-columns-repeated="4"/>
          <table:table-cell table:formula="of:=IF([.E16]&gt;0;CONCATENATE([.A16];&quot; &quot;;&quot;integer default '0',&quot;);&quot;&quot;)" office:value-type="string" office:string-value="Di_14 integer default '0'," calcext:value-type="string">
            <text:p>Di_14 integer default '0',</text:p>
          </table:table-cell>
        </table:table-row>
        <table:table-row table:style-name="ro1">
          <table:table-cell table:formula="of:=[Value.A17]" office:value-type="string" office:string-value="Di_15" calcext:value-type="string">
            <text:p>Di_15</text:p>
          </table:table-cell>
          <table:table-cell table:formula="of:=[Value.B17]" office:value-type="float" office:value="25" calcext:value-type="float">
            <text:p>2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 calcext:value-type="string">
            <text:p>Дискретний вхід #Di_15</text:p>
          </table:table-cell>
          <table:table-cell table:number-columns-repeated="4"/>
          <table:table-cell table:formula="of:=IF([.E17]&gt;0;CONCATENATE([.A17];&quot; &quot;;&quot;integer default '0',&quot;);&quot;&quot;)" office:value-type="string" office:string-value="Di_15 integer default '0'," calcext:value-type="string">
            <text:p>Di_15 integer default '0',</text:p>
          </table:table-cell>
        </table:table-row>
        <table:table-row table:style-name="ro1">
          <table:table-cell table:formula="of:=[Value.A18]" office:value-type="string" office:string-value="Dio_1_" calcext:value-type="string">
            <text:p>Dio_1_</text:p>
          </table:table-cell>
          <table:table-cell table:formula="of:=[Value.B18]" office:value-type="float" office:value="26" calcext:value-type="float">
            <text:p>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 з блоком управління #1</text:p>
          </table:table-cell>
          <table:table-cell table:number-columns-repeated="4"/>
          <table:table-cell table:formula="of:=IF([.E18]&gt;0;CONCATENATE([.A18];&quot; &quot;;&quot;integer default '0',&quot;);&quot;&quot;)" office:value-type="string" office:string-value="Dio_1_ integer default '0'," calcext:value-type="string">
            <text:p>Dio_1_ integer default '0',</text:p>
          </table:table-cell>
        </table:table-row>
        <table:table-row table:style-name="ro1">
          <table:table-cell table:formula="of:=[Value.A19]" office:value-type="string" office:string-value="Dio_2_" calcext:value-type="string">
            <text:p>Dio_2_</text:p>
          </table:table-cell>
          <table:table-cell table:formula="of:=[Value.B19]" office:value-type="float" office:value="27" calcext:value-type="float">
            <text:p>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 з блоком управління #2</text:p>
          </table:table-cell>
          <table:table-cell table:number-columns-repeated="4"/>
          <table:table-cell table:formula="of:=IF([.E19]&gt;0;CONCATENATE([.A19];&quot; &quot;;&quot;integer default '0',&quot;);&quot;&quot;)" office:value-type="string" office:string-value="Dio_2_ integer default '0'," calcext:value-type="string">
            <text:p>Dio_2_ integer default '0',</text:p>
          </table:table-cell>
        </table:table-row>
        <table:table-row table:style-name="ro1">
          <table:table-cell table:formula="of:=[Value.A20]" office:value-type="string" office:string-value="Dio_3_" calcext:value-type="string">
            <text:p>Dio_3_</text:p>
          </table:table-cell>
          <table:table-cell table:formula="of:=[Value.B20]" office:value-type="float" office:value="28" calcext:value-type="float">
            <text:p>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 з блоком управління #3</text:p>
          </table:table-cell>
          <table:table-cell table:number-columns-repeated="4"/>
          <table:table-cell table:formula="of:=IF([.E20]&gt;0;CONCATENATE([.A20];&quot; &quot;;&quot;integer default '0',&quot;);&quot;&quot;)" office:value-type="string" office:string-value="Dio_3_ integer default '0'," calcext:value-type="string">
            <text:p>Dio_3_ integer default '0',</text:p>
          </table:table-cell>
        </table:table-row>
        <table:table-row table:style-name="ro1">
          <table:table-cell table:formula="of:=[Value.A21]" office:value-type="string" office:string-value="Dio_4_" calcext:value-type="string">
            <text:p>Dio_4_</text:p>
          </table:table-cell>
          <table:table-cell table:formula="of:=[Value.B21]" office:value-type="float" office:value="29" calcext:value-type="float">
            <text:p>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 з блоком управління #4</text:p>
          </table:table-cell>
          <table:table-cell table:number-columns-repeated="4"/>
          <table:table-cell table:formula="of:=IF([.E21]&gt;0;CONCATENATE([.A21];&quot; &quot;;&quot;integer default '0',&quot;);&quot;&quot;)" office:value-type="string" office:string-value="Dio_4_ integer default '0'," calcext:value-type="string">
            <text:p>Dio_4_ integer default '0',</text:p>
          </table:table-cell>
        </table:table-row>
        <table:table-row table:style-name="ro1">
          <table:table-cell table:formula="of:=[Value.A22]" office:value-type="string" office:string-value="Dio_5_" calcext:value-type="string">
            <text:p>Dio_5_</text:p>
          </table:table-cell>
          <table:table-cell table:formula="of:=[Value.B22]" office:value-type="float" office:value="30" calcext:value-type="float">
            <text:p>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 з блоком управління #5</text:p>
          </table:table-cell>
          <table:table-cell table:number-columns-repeated="4"/>
          <table:table-cell table:formula="of:=IF([.E22]&gt;0;CONCATENATE([.A22];&quot; &quot;;&quot;integer default '0',&quot;);&quot;&quot;)" office:value-type="string" office:string-value="Dio_5_ integer default '0'," calcext:value-type="string">
            <text:p>Dio_5_ integer default '0',</text:p>
          </table:table-cell>
        </table:table-row>
        <table:table-row table:style-name="ro1">
          <table:table-cell table:formula="of:=[Value.A23]" office:value-type="string" office:string-value="Dio_6_" calcext:value-type="string">
            <text:p>Dio_6_</text:p>
          </table:table-cell>
          <table:table-cell table:formula="of:=[Value.B23]" office:value-type="float" office:value="31" calcext:value-type="float">
            <text:p>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 з блоком управління #6</text:p>
          </table:table-cell>
          <table:table-cell table:number-columns-repeated="4"/>
          <table:table-cell table:formula="of:=IF([.E23]&gt;0;CONCATENATE([.A23];&quot; &quot;;&quot;integer default '0',&quot;);&quot;&quot;)" office:value-type="string" office:string-value="Dio_6_ integer default '0'," calcext:value-type="string">
            <text:p>Dio_6_ integer default '0',</text:p>
          </table:table-cell>
        </table:table-row>
        <table:table-row table:style-name="ro1">
          <table:table-cell table:formula="of:=[Value.A24]" office:value-type="string" office:string-value="Dio_7_" calcext:value-type="string">
            <text:p>Dio_7_</text:p>
          </table:table-cell>
          <table:table-cell table:formula="of:=[Value.B24]" office:value-type="float" office:value="32" calcext:value-type="float">
            <text:p>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 з блоком управління #7</text:p>
          </table:table-cell>
          <table:table-cell table:number-columns-repeated="4"/>
          <table:table-cell table:formula="of:=IF([.E24]&gt;0;CONCATENATE([.A24];&quot; &quot;;&quot;integer default '0',&quot;);&quot;&quot;)" office:value-type="string" office:string-value="Dio_7_ integer default '0'," calcext:value-type="string">
            <text:p>Dio_7_ integer default '0',</text:p>
          </table:table-cell>
        </table:table-row>
        <table:table-row table:style-name="ro1">
          <table:table-cell table:formula="of:=[Value.A25]" office:value-type="string" office:string-value="Dio_8_" calcext:value-type="string">
            <text:p>Dio_8_</text:p>
          </table:table-cell>
          <table:table-cell table:formula="of:=[Value.B25]" office:value-type="float" office:value="33" calcext:value-type="float">
            <text:p>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в’язок з блоком управління #8</text:p>
          </table:table-cell>
          <table:table-cell table:number-columns-repeated="4"/>
          <table:table-cell table:formula="of:=IF([.E25]&gt;0;CONCATENATE([.A25];&quot; &quot;;&quot;integer default '0',&quot;);&quot;&quot;)" office:value-type="string" office:string-value="Dio_8_ integer default '0'," calcext:value-type="string">
            <text:p>Dio_8_ integer default '0',</text:p>
          </table:table-cell>
        </table:table-row>
        <table:table-row table:style-name="ro1">
          <table:table-cell table:formula="of:=[Value.A26]" office:value-type="string" office:string-value="Amr_1_" calcext:value-type="string">
            <text:p>Amr_1_</text:p>
          </table:table-cell>
          <table:table-cell table:formula="of:=[Value.B26]" office:value-type="float" office:value="34" calcext:value-type="float">
            <text:p>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микач блока управління #1</text:p>
          </table:table-cell>
          <table:table-cell table:number-columns-repeated="4"/>
          <table:table-cell table:formula="of:=IF([.E26]&gt;0;CONCATENATE([.A26];&quot; &quot;;&quot;integer default '0',&quot;);&quot;&quot;)" office:value-type="string" office:string-value="Amr_1_ integer default '0'," calcext:value-type="string">
            <text:p>Amr_1_ integer default '0',</text:p>
          </table:table-cell>
        </table:table-row>
        <table:table-row table:style-name="ro1">
          <table:table-cell table:formula="of:=[Value.A27]" office:value-type="string" office:string-value="Amr_2_" calcext:value-type="string">
            <text:p>Amr_2_</text:p>
          </table:table-cell>
          <table:table-cell table:formula="of:=[Value.B27]" office:value-type="float" office:value="35" calcext:value-type="float">
            <text:p>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микач блока управління #2</text:p>
          </table:table-cell>
          <table:table-cell table:number-columns-repeated="4"/>
          <table:table-cell table:formula="of:=IF([.E27]&gt;0;CONCATENATE([.A27];&quot; &quot;;&quot;integer default '0',&quot;);&quot;&quot;)" office:value-type="string" office:string-value="Amr_2_ integer default '0'," calcext:value-type="string">
            <text:p>Amr_2_ integer default '0',</text:p>
          </table:table-cell>
        </table:table-row>
        <table:table-row table:style-name="ro1">
          <table:table-cell table:formula="of:=[Value.A28]" office:value-type="string" office:string-value="Amr_3_" calcext:value-type="string">
            <text:p>Amr_3_</text:p>
          </table:table-cell>
          <table:table-cell table:formula="of:=[Value.B28]" office:value-type="float" office:value="36" calcext:value-type="float">
            <text:p>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микач блока управління #3</text:p>
          </table:table-cell>
          <table:table-cell table:number-columns-repeated="4"/>
          <table:table-cell table:formula="of:=IF([.E28]&gt;0;CONCATENATE([.A28];&quot; &quot;;&quot;integer default '0',&quot;);&quot;&quot;)" office:value-type="string" office:string-value="Amr_3_ integer default '0'," calcext:value-type="string">
            <text:p>Amr_3_ integer default '0',</text:p>
          </table:table-cell>
        </table:table-row>
        <table:table-row table:style-name="ro1">
          <table:table-cell table:formula="of:=[Value.A29]" office:value-type="string" office:string-value="Amr_4_" calcext:value-type="string">
            <text:p>Amr_4_</text:p>
          </table:table-cell>
          <table:table-cell table:formula="of:=[Value.B29]" office:value-type="float" office:value="37" calcext:value-type="float">
            <text:p>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микач блока управління #4</text:p>
          </table:table-cell>
          <table:table-cell table:number-columns-repeated="4"/>
          <table:table-cell table:formula="of:=IF([.E29]&gt;0;CONCATENATE([.A29];&quot; &quot;;&quot;integer default '0',&quot;);&quot;&quot;)" office:value-type="string" office:string-value="Amr_4_ integer default '0'," calcext:value-type="string">
            <text:p>Amr_4_ integer default '0',</text:p>
          </table:table-cell>
        </table:table-row>
        <table:table-row table:style-name="ro1">
          <table:table-cell table:formula="of:=[Value.A30]" office:value-type="string" office:string-value="Amr_5_" calcext:value-type="string">
            <text:p>Amr_5_</text:p>
          </table:table-cell>
          <table:table-cell table:formula="of:=[Value.B30]" office:value-type="float" office:value="38" calcext:value-type="float">
            <text:p>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микач блока управління #5</text:p>
          </table:table-cell>
          <table:table-cell table:number-columns-repeated="4"/>
          <table:table-cell table:formula="of:=IF([.E30]&gt;0;CONCATENATE([.A30];&quot; &quot;;&quot;integer default '0',&quot;);&quot;&quot;)" office:value-type="string" office:string-value="Amr_5_ integer default '0'," calcext:value-type="string">
            <text:p>Amr_5_ integer default '0',</text:p>
          </table:table-cell>
        </table:table-row>
        <table:table-row table:style-name="ro1">
          <table:table-cell table:formula="of:=[Value.A31]" office:value-type="string" office:string-value="Amr_6_" calcext:value-type="string">
            <text:p>Amr_6_</text:p>
          </table:table-cell>
          <table:table-cell table:formula="of:=[Value.B31]" office:value-type="float" office:value="39" calcext:value-type="float">
            <text:p>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микач блока управління #6</text:p>
          </table:table-cell>
          <table:table-cell table:number-columns-repeated="4"/>
          <table:table-cell table:formula="of:=IF([.E31]&gt;0;CONCATENATE([.A31];&quot; &quot;;&quot;integer default '0',&quot;);&quot;&quot;)" office:value-type="string" office:string-value="Amr_6_ integer default '0'," calcext:value-type="string">
            <text:p>Amr_6_ integer default '0',</text:p>
          </table:table-cell>
        </table:table-row>
        <table:table-row table:style-name="ro1">
          <table:table-cell table:formula="of:=[Value.A32]" office:value-type="string" office:string-value="Amr_7_" calcext:value-type="string">
            <text:p>Amr_7_</text:p>
          </table:table-cell>
          <table:table-cell table:formula="of:=[Value.B32]" office:value-type="float" office:value="40" calcext:value-type="float">
            <text:p>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микач блока управління #7</text:p>
          </table:table-cell>
          <table:table-cell table:number-columns-repeated="4"/>
          <table:table-cell table:formula="of:=IF([.E32]&gt;0;CONCATENATE([.A32];&quot; &quot;;&quot;integer default '0',&quot;);&quot;&quot;)" office:value-type="string" office:string-value="Amr_7_ integer default '0'," calcext:value-type="string">
            <text:p>Amr_7_ integer default '0',</text:p>
          </table:table-cell>
        </table:table-row>
        <table:table-row table:style-name="ro1">
          <table:table-cell table:formula="of:=[Value.A33]" office:value-type="string" office:string-value="Amr_8_" calcext:value-type="string">
            <text:p>Amr_8_</text:p>
          </table:table-cell>
          <table:table-cell table:formula="of:=[Value.B33]" office:value-type="float" office:value="41" calcext:value-type="float">
            <text:p>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еремикач блока управління #8</text:p>
          </table:table-cell>
          <table:table-cell table:number-columns-repeated="4"/>
          <table:table-cell table:formula="of:=IF([.E33]&gt;0;CONCATENATE([.A33];&quot; &quot;;&quot;integer default '0',&quot;);&quot;&quot;)" office:value-type="string" office:string-value="Amr_8_ integer default '0'," calcext:value-type="string">
            <text:p>Amr_8_ integer default '0',</text:p>
          </table:table-cell>
        </table:table-row>
        <table:table-row table:style-name="ro1">
          <table:table-cell table:formula="of:=[Value.A34]" office:value-type="string" office:string-value="Cl_1_1" calcext:value-type="string">
            <text:p>Cl_1_1</text:p>
          </table:table-cell>
          <table:table-cell table:formula="of:=[Value.B34]" office:value-type="float" office:value="42" calcext:value-type="float">
            <text:p>4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 calcext:value-type="string">
            <text:p>Кінцевик клапана 1 фільтра 1</text:p>
          </table:table-cell>
          <table:table-cell table:number-columns-repeated="4"/>
          <table:table-cell table:formula="of:=IF([.E34]&gt;0;CONCATENATE([.A34];&quot; &quot;;&quot;integer default '0',&quot;);&quot;&quot;)" office:value-type="string" office:string-value="Cl_1_1 integer default '0'," calcext:value-type="string">
            <text:p>Cl_1_1 integer default '0',</text:p>
          </table:table-cell>
        </table:table-row>
        <table:table-row table:style-name="ro1">
          <table:table-cell table:formula="of:=[Value.A35]" office:value-type="string" office:string-value="Cl_1_2" calcext:value-type="string">
            <text:p>Cl_1_2</text:p>
          </table:table-cell>
          <table:table-cell table:formula="of:=[Value.B35]" office:value-type="float" office:value="43" calcext:value-type="float">
            <text:p>4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 calcext:value-type="string">
            <text:p>Кінцевик клапана 1 фільтра 2</text:p>
          </table:table-cell>
          <table:table-cell table:number-columns-repeated="4"/>
          <table:table-cell table:formula="of:=IF([.E35]&gt;0;CONCATENATE([.A35];&quot; &quot;;&quot;integer default '0',&quot;);&quot;&quot;)" office:value-type="string" office:string-value="Cl_1_2 integer default '0'," calcext:value-type="string">
            <text:p>Cl_1_2 integer default '0',</text:p>
          </table:table-cell>
        </table:table-row>
        <table:table-row table:style-name="ro1">
          <table:table-cell table:formula="of:=[Value.A36]" office:value-type="string" office:string-value="Cl_1_3" calcext:value-type="string">
            <text:p>Cl_1_3</text:p>
          </table:table-cell>
          <table:table-cell table:formula="of:=[Value.B36]" office:value-type="float" office:value="44" calcext:value-type="float">
            <text:p>4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 calcext:value-type="string">
            <text:p>Кінцевик клапана 1 фільтра 3</text:p>
          </table:table-cell>
          <table:table-cell table:number-columns-repeated="4"/>
          <table:table-cell table:formula="of:=IF([.E36]&gt;0;CONCATENATE([.A36];&quot; &quot;;&quot;integer default '0',&quot;);&quot;&quot;)" office:value-type="string" office:string-value="Cl_1_3 integer default '0'," calcext:value-type="string">
            <text:p>Cl_1_3 integer default '0',</text:p>
          </table:table-cell>
        </table:table-row>
        <table:table-row table:style-name="ro1">
          <table:table-cell table:formula="of:=[Value.A37]" office:value-type="string" office:string-value="Cl_2_1" calcext:value-type="string">
            <text:p>Cl_2_1</text:p>
          </table:table-cell>
          <table:table-cell table:formula="of:=[Value.B37]" office:value-type="float" office:value="45" calcext:value-type="float">
            <text:p>4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 calcext:value-type="string">
            <text:p>Кінцевик клапана 2 фільтра 1</text:p>
          </table:table-cell>
          <table:table-cell table:number-columns-repeated="4"/>
          <table:table-cell table:formula="of:=IF([.E37]&gt;0;CONCATENATE([.A37];&quot; &quot;;&quot;integer default '0',&quot;);&quot;&quot;)" office:value-type="string" office:string-value="Cl_2_1 integer default '0'," calcext:value-type="string">
            <text:p>Cl_2_1 integer default '0',</text:p>
          </table:table-cell>
        </table:table-row>
        <table:table-row table:style-name="ro1">
          <table:table-cell table:formula="of:=[Value.A38]" office:value-type="string" office:string-value="Cl_2_2" calcext:value-type="string">
            <text:p>Cl_2_2</text:p>
          </table:table-cell>
          <table:table-cell table:formula="of:=[Value.B38]" office:value-type="float" office:value="46" calcext:value-type="float">
            <text:p>4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 calcext:value-type="string">
            <text:p>Кінцевик клапана 2 фільтра 2</text:p>
          </table:table-cell>
          <table:table-cell table:number-columns-repeated="4"/>
          <table:table-cell table:formula="of:=IF([.E38]&gt;0;CONCATENATE([.A38];&quot; &quot;;&quot;integer default '0',&quot;);&quot;&quot;)" office:value-type="string" office:string-value="Cl_2_2 integer default '0'," calcext:value-type="string">
            <text:p>Cl_2_2 integer default '0',</text:p>
          </table:table-cell>
        </table:table-row>
        <table:table-row table:style-name="ro1">
          <table:table-cell table:formula="of:=[Value.A39]" office:value-type="string" office:string-value="Cl_2_3" calcext:value-type="string">
            <text:p>Cl_2_3</text:p>
          </table:table-cell>
          <table:table-cell table:formula="of:=[Value.B39]" office:value-type="float" office:value="47" calcext:value-type="float">
            <text:p>4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 calcext:value-type="string">
            <text:p>Кінцевик клапана 2 фільтра 3</text:p>
          </table:table-cell>
          <table:table-cell table:number-columns-repeated="4"/>
          <table:table-cell table:formula="of:=IF([.E39]&gt;0;CONCATENATE([.A39];&quot; &quot;;&quot;integer default '0',&quot;);&quot;&quot;)" office:value-type="string" office:string-value="Cl_2_3 integer default '0'," calcext:value-type="string">
            <text:p>Cl_2_3 integer default '0',</text:p>
          </table:table-cell>
        </table:table-row>
        <table:table-row table:style-name="ro1">
          <table:table-cell table:formula="of:=[Value.A40]" office:value-type="string" office:string-value="Cl_3_1" calcext:value-type="string">
            <text:p>Cl_3_1</text:p>
          </table:table-cell>
          <table:table-cell table:formula="of:=[Value.B40]"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 calcext:value-type="string">
            <text:p>Кінцевик клапана 3 фільтра 1</text:p>
          </table:table-cell>
          <table:table-cell table:number-columns-repeated="4"/>
          <table:table-cell table:formula="of:=IF([.E40]&gt;0;CONCATENATE([.A40];&quot; &quot;;&quot;integer default '0',&quot;);&quot;&quot;)" office:value-type="string" office:string-value="Cl_3_1 integer default '0'," calcext:value-type="string">
            <text:p>Cl_3_1 integer default '0',</text:p>
          </table:table-cell>
        </table:table-row>
        <table:table-row table:style-name="ro1">
          <table:table-cell table:formula="of:=[Value.A41]" office:value-type="string" office:string-value="Cl_3_2" calcext:value-type="string">
            <text:p>Cl_3_2</text:p>
          </table:table-cell>
          <table:table-cell table:formula="of:=[Value.B41]" office:value-type="float" office:value="49" calcext:value-type="float">
            <text:p>4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 calcext:value-type="string">
            <text:p>Кінцевик клапана 3 фільтра 2</text:p>
          </table:table-cell>
          <table:table-cell table:number-columns-repeated="4"/>
          <table:table-cell table:formula="of:=IF([.E41]&gt;0;CONCATENATE([.A41];&quot; &quot;;&quot;integer default '0',&quot;);&quot;&quot;)" office:value-type="string" office:string-value="Cl_3_2 integer default '0'," calcext:value-type="string">
            <text:p>Cl_3_2 integer default '0',</text:p>
          </table:table-cell>
        </table:table-row>
        <table:table-row table:style-name="ro1">
          <table:table-cell table:formula="of:=[Value.A42]" office:value-type="string" office:string-value="Cl_3_3" calcext:value-type="string">
            <text:p>Cl_3_3</text:p>
          </table:table-cell>
          <table:table-cell table:formula="of:=[Value.B42]" office:value-type="float" office:value="50" calcext:value-type="float">
            <text:p>5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 calcext:value-type="string">
            <text:p>Кінцевик клапана 3 фільтра 3</text:p>
          </table:table-cell>
          <table:table-cell table:number-columns-repeated="4"/>
          <table:table-cell table:formula="of:=IF([.E42]&gt;0;CONCATENATE([.A42];&quot; &quot;;&quot;integer default '0',&quot;);&quot;&quot;)" office:value-type="string" office:string-value="Cl_3_3 integer default '0'," calcext:value-type="string">
            <text:p>Cl_3_3 integer default '0',</text:p>
          </table:table-cell>
        </table:table-row>
        <table:table-row table:style-name="ro1">
          <table:table-cell table:formula="of:=[Value.A43]" office:value-type="string" office:string-value="Cl_4_1" calcext:value-type="string">
            <text:p>Cl_4_1</text:p>
          </table:table-cell>
          <table:table-cell table:formula="of:=[Value.B43]" office:value-type="float" office:value="51" calcext:value-type="float">
            <text:p>5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 calcext:value-type="string">
            <text:p>Кінцевик клапана 4 фільтра 1</text:p>
          </table:table-cell>
          <table:table-cell table:number-columns-repeated="4"/>
          <table:table-cell table:formula="of:=IF([.E43]&gt;0;CONCATENATE([.A43];&quot; &quot;;&quot;integer default '0',&quot;);&quot;&quot;)" office:value-type="string" office:string-value="Cl_4_1 integer default '0'," calcext:value-type="string">
            <text:p>Cl_4_1 integer default '0',</text:p>
          </table:table-cell>
        </table:table-row>
        <table:table-row table:style-name="ro1">
          <table:table-cell table:formula="of:=[Value.A44]" office:value-type="string" office:string-value="Cl_4_2" calcext:value-type="string">
            <text:p>Cl_4_2</text:p>
          </table:table-cell>
          <table:table-cell table:formula="of:=[Value.B44]" office:value-type="float" office:value="52" calcext:value-type="float">
            <text:p>5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 calcext:value-type="string">
            <text:p>Кінцевик клапана 4 фільтра 2</text:p>
          </table:table-cell>
          <table:table-cell table:number-columns-repeated="4"/>
          <table:table-cell table:formula="of:=IF([.E44]&gt;0;CONCATENATE([.A44];&quot; &quot;;&quot;integer default '0',&quot;);&quot;&quot;)" office:value-type="string" office:string-value="Cl_4_2 integer default '0'," calcext:value-type="string">
            <text:p>Cl_4_2 integer default '0',</text:p>
          </table:table-cell>
        </table:table-row>
        <table:table-row table:style-name="ro1">
          <table:table-cell table:formula="of:=[Value.A45]" office:value-type="string" office:string-value="Cl_4_3" calcext:value-type="string">
            <text:p>Cl_4_3</text:p>
          </table:table-cell>
          <table:table-cell table:formula="of:=[Value.B45]" office:value-type="float" office:value="53" calcext:value-type="float">
            <text:p>5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 calcext:value-type="string">
            <text:p>Кінцевик клапана 4 фільтра 3</text:p>
          </table:table-cell>
          <table:table-cell table:number-columns-repeated="4"/>
          <table:table-cell table:formula="of:=IF([.E45]&gt;0;CONCATENATE([.A45];&quot; &quot;;&quot;integer default '0',&quot;);&quot;&quot;)" office:value-type="string" office:string-value="Cl_4_3 integer default '0'," calcext:value-type="string">
            <text:p>Cl_4_3 integer default '0',</text:p>
          </table:table-cell>
        </table:table-row>
        <table:table-row table:style-name="ro1">
          <table:table-cell table:formula="of:=[Value.A46]" office:value-type="string" office:string-value="Cl_5_1" calcext:value-type="string">
            <text:p>Cl_5_1</text:p>
          </table:table-cell>
          <table:table-cell table:formula="of:=[Value.B46]" office:value-type="float" office:value="54" calcext:value-type="float">
            <text:p>5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 calcext:value-type="string">
            <text:p>Кінцевик клапана 5 фільтра 1</text:p>
          </table:table-cell>
          <table:table-cell table:number-columns-repeated="4"/>
          <table:table-cell table:formula="of:=IF([.E46]&gt;0;CONCATENATE([.A46];&quot; &quot;;&quot;integer default '0',&quot;);&quot;&quot;)" office:value-type="string" office:string-value="Cl_5_1 integer default '0'," calcext:value-type="string">
            <text:p>Cl_5_1 integer default '0',</text:p>
          </table:table-cell>
        </table:table-row>
        <table:table-row table:style-name="ro1">
          <table:table-cell table:formula="of:=[Value.A47]" office:value-type="string" office:string-value="Cl_5_2" calcext:value-type="string">
            <text:p>Cl_5_2</text:p>
          </table:table-cell>
          <table:table-cell table:formula="of:=[Value.B47]" office:value-type="float" office:value="55" calcext:value-type="float">
            <text:p>5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 calcext:value-type="string">
            <text:p>Кінцевик клапана 5 фільтра 2</text:p>
          </table:table-cell>
          <table:table-cell table:number-columns-repeated="4"/>
          <table:table-cell table:formula="of:=IF([.E47]&gt;0;CONCATENATE([.A47];&quot; &quot;;&quot;integer default '0',&quot;);&quot;&quot;)" office:value-type="string" office:string-value="Cl_5_2 integer default '0'," calcext:value-type="string">
            <text:p>Cl_5_2 integer default '0',</text:p>
          </table:table-cell>
        </table:table-row>
        <table:table-row table:style-name="ro1">
          <table:table-cell table:formula="of:=[Value.A48]" office:value-type="string" office:string-value="Cl_5_3" calcext:value-type="string">
            <text:p>Cl_5_3</text:p>
          </table:table-cell>
          <table:table-cell table:formula="of:=[Value.B48]" office:value-type="float" office:value="56" calcext:value-type="float">
            <text:p>5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 calcext:value-type="string">
            <text:p>Кінцевик клапана 5 фільтра 3</text:p>
          </table:table-cell>
          <table:table-cell table:number-columns-repeated="4"/>
          <table:table-cell table:formula="of:=IF([.E48]&gt;0;CONCATENATE([.A48];&quot; &quot;;&quot;integer default '0',&quot;);&quot;&quot;)" office:value-type="string" office:string-value="Cl_5_3 integer default '0'," calcext:value-type="string">
            <text:p>Cl_5_3 integer default '0',</text:p>
          </table:table-cell>
        </table:table-row>
        <table:table-row table:style-name="ro1">
          <table:table-cell table:formula="of:=[Value.A49]" office:value-type="string" office:string-value="Cl_6_1" calcext:value-type="string">
            <text:p>Cl_6_1</text:p>
          </table:table-cell>
          <table:table-cell table:formula="of:=[Value.B49]" office:value-type="float" office:value="57" calcext:value-type="float">
            <text:p>5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 calcext:value-type="string">
            <text:p>Кінцевик клапана 6 фільтра 1</text:p>
          </table:table-cell>
          <table:table-cell table:number-columns-repeated="4"/>
          <table:table-cell table:formula="of:=IF([.E49]&gt;0;CONCATENATE([.A49];&quot; &quot;;&quot;integer default '0',&quot;);&quot;&quot;)" office:value-type="string" office:string-value="Cl_6_1 integer default '0'," calcext:value-type="string">
            <text:p>Cl_6_1 integer default '0',</text:p>
          </table:table-cell>
        </table:table-row>
        <table:table-row table:style-name="ro1">
          <table:table-cell table:formula="of:=[Value.A50]" office:value-type="string" office:string-value="Cl_6_2" calcext:value-type="string">
            <text:p>Cl_6_2</text:p>
          </table:table-cell>
          <table:table-cell table:formula="of:=[Value.B50]" office:value-type="float" office:value="58" calcext:value-type="float">
            <text:p>5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 calcext:value-type="string">
            <text:p>Кінцевик клапана 6 фільтра 2</text:p>
          </table:table-cell>
          <table:table-cell table:number-columns-repeated="4"/>
          <table:table-cell table:formula="of:=IF([.E50]&gt;0;CONCATENATE([.A50];&quot; &quot;;&quot;integer default '0',&quot;);&quot;&quot;)" office:value-type="string" office:string-value="Cl_6_2 integer default '0'," calcext:value-type="string">
            <text:p>Cl_6_2 integer default '0',</text:p>
          </table:table-cell>
        </table:table-row>
        <table:table-row table:style-name="ro1">
          <table:table-cell table:formula="of:=[Value.A51]" office:value-type="string" office:string-value="Cl_6_3" calcext:value-type="string">
            <text:p>Cl_6_3</text:p>
          </table:table-cell>
          <table:table-cell table:formula="of:=[Value.B51]" office:value-type="float" office:value="59" calcext:value-type="float">
            <text:p>5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 calcext:value-type="string">
            <text:p>Кінцевик клапана 6 фільтра 3</text:p>
          </table:table-cell>
          <table:table-cell table:number-columns-repeated="4"/>
          <table:table-cell table:formula="of:=IF([.E51]&gt;0;CONCATENATE([.A51];&quot; &quot;;&quot;integer default '0',&quot;);&quot;&quot;)" office:value-type="string" office:string-value="Cl_6_3 integer default '0'," calcext:value-type="string">
            <text:p>Cl_6_3 integer default '0',</text:p>
          </table:table-cell>
        </table:table-row>
        <table:table-row table:style-name="ro1">
          <table:table-cell table:formula="of:=[Value.A52]" office:value-type="string" office:string-value="Cl_7_1" calcext:value-type="string">
            <text:p>Cl_7_1</text:p>
          </table:table-cell>
          <table:table-cell table:formula="of:=[Value.B52]" office:value-type="float" office:value="60" calcext:value-type="float">
            <text:p>6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 calcext:value-type="string">
            <text:p>Кінцевик клапана 7 фільтра 1</text:p>
          </table:table-cell>
          <table:table-cell table:number-columns-repeated="4"/>
          <table:table-cell table:formula="of:=IF([.E52]&gt;0;CONCATENATE([.A52];&quot; &quot;;&quot;integer default '0',&quot;);&quot;&quot;)" office:value-type="string" office:string-value="Cl_7_1 integer default '0'," calcext:value-type="string">
            <text:p>Cl_7_1 integer default '0',</text:p>
          </table:table-cell>
        </table:table-row>
        <table:table-row table:style-name="ro1">
          <table:table-cell table:formula="of:=[Value.A53]" office:value-type="string" office:string-value="Cl_7_2" calcext:value-type="string">
            <text:p>Cl_7_2</text:p>
          </table:table-cell>
          <table:table-cell table:formula="of:=[Value.B53]" office:value-type="float" office:value="61" calcext:value-type="float">
            <text:p>6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 calcext:value-type="string">
            <text:p>Кінцевик клапана 7 фільтра 2</text:p>
          </table:table-cell>
          <table:table-cell table:number-columns-repeated="4"/>
          <table:table-cell table:formula="of:=IF([.E53]&gt;0;CONCATENATE([.A53];&quot; &quot;;&quot;integer default '0',&quot;);&quot;&quot;)" office:value-type="string" office:string-value="Cl_7_2 integer default '0'," calcext:value-type="string">
            <text:p>Cl_7_2 integer default '0',</text:p>
          </table:table-cell>
        </table:table-row>
        <table:table-row table:style-name="ro1">
          <table:table-cell table:formula="of:=[Value.A54]" office:value-type="string" office:string-value="Cl_7_3" calcext:value-type="string">
            <text:p>Cl_7_3</text:p>
          </table:table-cell>
          <table:table-cell table:formula="of:=[Value.B54]" office:value-type="float" office:value="62" calcext:value-type="float">
            <text:p>6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 calcext:value-type="string">
            <text:p>Кінцевик клапана 7 фільтра 3</text:p>
          </table:table-cell>
          <table:table-cell table:number-columns-repeated="4"/>
          <table:table-cell table:formula="of:=IF([.E54]&gt;0;CONCATENATE([.A54];&quot; &quot;;&quot;integer default '0',&quot;);&quot;&quot;)" office:value-type="string" office:string-value="Cl_7_3 integer default '0'," calcext:value-type="string">
            <text:p>Cl_7_3 integer default '0',</text:p>
          </table:table-cell>
        </table:table-row>
        <table:table-row table:style-name="ro1">
          <table:table-cell table:formula="of:=[Value.A55]" office:value-type="string" office:string-value="Cl_8_1" calcext:value-type="string">
            <text:p>Cl_8_1</text:p>
          </table:table-cell>
          <table:table-cell table:formula="of:=[Value.B55]" office:value-type="float" office:value="63" calcext:value-type="float">
            <text:p>6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 calcext:value-type="string">
            <text:p>Кінцевик клапана 8 фільтра 1</text:p>
          </table:table-cell>
          <table:table-cell table:number-columns-repeated="4"/>
          <table:table-cell table:formula="of:=IF([.E55]&gt;0;CONCATENATE([.A55];&quot; &quot;;&quot;integer default '0',&quot;);&quot;&quot;)" office:value-type="string" office:string-value="Cl_8_1 integer default '0'," calcext:value-type="string">
            <text:p>Cl_8_1 integer default '0',</text:p>
          </table:table-cell>
        </table:table-row>
        <table:table-row table:style-name="ro1">
          <table:table-cell table:formula="of:=[Value.A56]" office:value-type="string" office:string-value="Cl_8_2" calcext:value-type="string">
            <text:p>Cl_8_2</text:p>
          </table:table-cell>
          <table:table-cell table:formula="of:=[Value.B56]" office:value-type="float" office:value="64" calcext:value-type="float">
            <text:p>6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 calcext:value-type="string">
            <text:p>Кінцевик клапана 8 фільтра 2</text:p>
          </table:table-cell>
          <table:table-cell table:number-columns-repeated="4"/>
          <table:table-cell table:formula="of:=IF([.E56]&gt;0;CONCATENATE([.A56];&quot; &quot;;&quot;integer default '0',&quot;);&quot;&quot;)" office:value-type="string" office:string-value="Cl_8_2 integer default '0'," calcext:value-type="string">
            <text:p>Cl_8_2 integer default '0',</text:p>
          </table:table-cell>
        </table:table-row>
        <table:table-row table:style-name="ro1">
          <table:table-cell table:formula="of:=[Value.A57]" office:value-type="string" office:string-value="Cl_8_3" calcext:value-type="string">
            <text:p>Cl_8_3</text:p>
          </table:table-cell>
          <table:table-cell table:formula="of:=[Value.B57]" office:value-type="float" office:value="65" calcext:value-type="float">
            <text:p>6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 calcext:value-type="string">
            <text:p>Кінцевик клапана 8 фільтра 3</text:p>
          </table:table-cell>
          <table:table-cell table:number-columns-repeated="4"/>
          <table:table-cell table:formula="of:=IF([.E57]&gt;0;CONCATENATE([.A57];&quot; &quot;;&quot;integer default '0',&quot;);&quot;&quot;)" office:value-type="string" office:string-value="Cl_8_3 integer default '0'," calcext:value-type="string">
            <text:p>Cl_8_3 integer default '0',</text:p>
          </table:table-cell>
        </table:table-row>
        <table:table-row table:style-name="ro1">
          <table:table-cell table:formula="of:=[Value.A58]" office:value-type="string" office:string-value="Vl_1_1" calcext:value-type="string">
            <text:p>Vl_1_1</text:p>
          </table:table-cell>
          <table:table-cell table:formula="of:=[Value.B58]" office:value-type="float" office:value="66" calcext:value-type="float">
            <text:p>6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 calcext:value-type="string">
            <text:p>Команда клапана 1 фільтра 1</text:p>
          </table:table-cell>
          <table:table-cell table:number-columns-repeated="4"/>
          <table:table-cell table:formula="of:=IF([.E58]&gt;0;CONCATENATE([.A58];&quot; &quot;;&quot;integer default '0',&quot;);&quot;&quot;)" office:value-type="string" office:string-value="Vl_1_1 integer default '0'," calcext:value-type="string">
            <text:p>Vl_1_1 integer default '0',</text:p>
          </table:table-cell>
        </table:table-row>
        <table:table-row table:style-name="ro1">
          <table:table-cell table:formula="of:=[Value.A59]" office:value-type="string" office:string-value="Vl_1_2" calcext:value-type="string">
            <text:p>Vl_1_2</text:p>
          </table:table-cell>
          <table:table-cell table:formula="of:=[Value.B59]" office:value-type="float" office:value="67" calcext:value-type="float">
            <text:p>6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 calcext:value-type="string">
            <text:p>Команда клапана 1 фільтра 2</text:p>
          </table:table-cell>
          <table:table-cell table:number-columns-repeated="4"/>
          <table:table-cell table:formula="of:=IF([.E59]&gt;0;CONCATENATE([.A59];&quot; &quot;;&quot;integer default '0',&quot;);&quot;&quot;)" office:value-type="string" office:string-value="Vl_1_2 integer default '0'," calcext:value-type="string">
            <text:p>Vl_1_2 integer default '0',</text:p>
          </table:table-cell>
        </table:table-row>
        <table:table-row table:style-name="ro1">
          <table:table-cell table:formula="of:=[Value.A60]" office:value-type="string" office:string-value="Vl_1_3" calcext:value-type="string">
            <text:p>Vl_1_3</text:p>
          </table:table-cell>
          <table:table-cell table:formula="of:=[Value.B60]" office:value-type="float" office:value="68" calcext:value-type="float">
            <text:p>6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 calcext:value-type="string">
            <text:p>Команда клапана 1 фільтра 3</text:p>
          </table:table-cell>
          <table:table-cell table:number-columns-repeated="4"/>
          <table:table-cell table:formula="of:=IF([.E60]&gt;0;CONCATENATE([.A60];&quot; &quot;;&quot;integer default '0',&quot;);&quot;&quot;)" office:value-type="string" office:string-value="Vl_1_3 integer default '0'," calcext:value-type="string">
            <text:p>Vl_1_3 integer default '0',</text:p>
          </table:table-cell>
        </table:table-row>
        <table:table-row table:style-name="ro1">
          <table:table-cell table:formula="of:=[Value.A61]" office:value-type="string" office:string-value="Vl_2_1" calcext:value-type="string">
            <text:p>Vl_2_1</text:p>
          </table:table-cell>
          <table:table-cell table:formula="of:=[Value.B61]" office:value-type="float" office:value="69" calcext:value-type="float">
            <text:p>6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 calcext:value-type="string">
            <text:p>Команда клапана 2 фільтра 1</text:p>
          </table:table-cell>
          <table:table-cell table:number-columns-repeated="4"/>
          <table:table-cell table:formula="of:=IF([.E61]&gt;0;CONCATENATE([.A61];&quot; &quot;;&quot;integer default '0',&quot;);&quot;&quot;)" office:value-type="string" office:string-value="Vl_2_1 integer default '0'," calcext:value-type="string">
            <text:p>Vl_2_1 integer default '0',</text:p>
          </table:table-cell>
        </table:table-row>
        <table:table-row table:style-name="ro1">
          <table:table-cell table:formula="of:=[Value.A62]" office:value-type="string" office:string-value="Vl_2_2" calcext:value-type="string">
            <text:p>Vl_2_2</text:p>
          </table:table-cell>
          <table:table-cell table:formula="of:=[Value.B62]" office:value-type="float" office:value="70" calcext:value-type="float">
            <text:p>7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 calcext:value-type="string">
            <text:p>Команда клапана 2 фільтра 2</text:p>
          </table:table-cell>
          <table:table-cell table:number-columns-repeated="4"/>
          <table:table-cell table:formula="of:=IF([.E62]&gt;0;CONCATENATE([.A62];&quot; &quot;;&quot;integer default '0',&quot;);&quot;&quot;)" office:value-type="string" office:string-value="Vl_2_2 integer default '0'," calcext:value-type="string">
            <text:p>Vl_2_2 integer default '0',</text:p>
          </table:table-cell>
        </table:table-row>
        <table:table-row table:style-name="ro1">
          <table:table-cell table:formula="of:=[Value.A63]" office:value-type="string" office:string-value="Vl_2_3" calcext:value-type="string">
            <text:p>Vl_2_3</text:p>
          </table:table-cell>
          <table:table-cell table:formula="of:=[Value.B63]" office:value-type="float" office:value="71" calcext:value-type="float">
            <text:p>7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 calcext:value-type="string">
            <text:p>Команда клапана 2 фільтра 3</text:p>
          </table:table-cell>
          <table:table-cell table:number-columns-repeated="4"/>
          <table:table-cell table:formula="of:=IF([.E63]&gt;0;CONCATENATE([.A63];&quot; &quot;;&quot;integer default '0',&quot;);&quot;&quot;)" office:value-type="string" office:string-value="Vl_2_3 integer default '0'," calcext:value-type="string">
            <text:p>Vl_2_3 integer default '0',</text:p>
          </table:table-cell>
        </table:table-row>
        <table:table-row table:style-name="ro1">
          <table:table-cell table:formula="of:=[Value.A64]" office:value-type="string" office:string-value="Vl_3_1" calcext:value-type="string">
            <text:p>Vl_3_1</text:p>
          </table:table-cell>
          <table:table-cell table:formula="of:=[Value.B64]" office:value-type="float" office:value="72" calcext:value-type="float">
            <text:p>7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 calcext:value-type="string">
            <text:p>Команда клапана 3 фільтра 1</text:p>
          </table:table-cell>
          <table:table-cell table:number-columns-repeated="4"/>
          <table:table-cell table:formula="of:=IF([.E64]&gt;0;CONCATENATE([.A64];&quot; &quot;;&quot;integer default '0',&quot;);&quot;&quot;)" office:value-type="string" office:string-value="Vl_3_1 integer default '0'," calcext:value-type="string">
            <text:p>Vl_3_1 integer default '0',</text:p>
          </table:table-cell>
        </table:table-row>
        <table:table-row table:style-name="ro1">
          <table:table-cell table:formula="of:=[Value.A65]" office:value-type="string" office:string-value="Vl_3_2" calcext:value-type="string">
            <text:p>Vl_3_2</text:p>
          </table:table-cell>
          <table:table-cell table:formula="of:=[Value.B65]" office:value-type="float" office:value="73" calcext:value-type="float">
            <text:p>7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 calcext:value-type="string">
            <text:p>Команда клапана 3 фільтра 2</text:p>
          </table:table-cell>
          <table:table-cell table:number-columns-repeated="4"/>
          <table:table-cell table:formula="of:=IF([.E65]&gt;0;CONCATENATE([.A65];&quot; &quot;;&quot;integer default '0',&quot;);&quot;&quot;)" office:value-type="string" office:string-value="Vl_3_2 integer default '0'," calcext:value-type="string">
            <text:p>Vl_3_2 integer default '0',</text:p>
          </table:table-cell>
        </table:table-row>
        <table:table-row table:style-name="ro1">
          <table:table-cell table:formula="of:=[Value.A66]" office:value-type="string" office:string-value="Vl_3_3" calcext:value-type="string">
            <text:p>Vl_3_3</text:p>
          </table:table-cell>
          <table:table-cell table:formula="of:=[Value.B66]" office:value-type="float" office:value="74" calcext:value-type="float">
            <text:p>7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 calcext:value-type="string">
            <text:p>Команда клапана 3 фільтра 3</text:p>
          </table:table-cell>
          <table:table-cell table:number-columns-repeated="4"/>
          <table:table-cell table:formula="of:=IF([.E66]&gt;0;CONCATENATE([.A66];&quot; &quot;;&quot;integer default '0',&quot;);&quot;&quot;)" office:value-type="string" office:string-value="Vl_3_3 integer default '0'," calcext:value-type="string">
            <text:p>Vl_3_3 integer default '0',</text:p>
          </table:table-cell>
        </table:table-row>
        <table:table-row table:style-name="ro1">
          <table:table-cell table:formula="of:=[Value.A67]" office:value-type="string" office:string-value="Vl_4_1" calcext:value-type="string">
            <text:p>Vl_4_1</text:p>
          </table:table-cell>
          <table:table-cell table:formula="of:=[Value.B67]" office:value-type="float" office:value="75" calcext:value-type="float">
            <text:p>7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 calcext:value-type="string">
            <text:p>Команда клапана 4 фільтра 1</text:p>
          </table:table-cell>
          <table:table-cell table:number-columns-repeated="4"/>
          <table:table-cell table:formula="of:=IF([.E67]&gt;0;CONCATENATE([.A67];&quot; &quot;;&quot;integer default '0',&quot;);&quot;&quot;)" office:value-type="string" office:string-value="Vl_4_1 integer default '0'," calcext:value-type="string">
            <text:p>Vl_4_1 integer default '0',</text:p>
          </table:table-cell>
        </table:table-row>
        <table:table-row table:style-name="ro1">
          <table:table-cell table:formula="of:=[Value.A68]" office:value-type="string" office:string-value="Vl_4_2" calcext:value-type="string">
            <text:p>Vl_4_2</text:p>
          </table:table-cell>
          <table:table-cell table:formula="of:=[Value.B68]" office:value-type="float" office:value="76" calcext:value-type="float">
            <text:p>7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 calcext:value-type="string">
            <text:p>Команда клапана 4 фільтра 2</text:p>
          </table:table-cell>
          <table:table-cell table:number-columns-repeated="4"/>
          <table:table-cell table:formula="of:=IF([.E68]&gt;0;CONCATENATE([.A68];&quot; &quot;;&quot;integer default '0',&quot;);&quot;&quot;)" office:value-type="string" office:string-value="Vl_4_2 integer default '0'," calcext:value-type="string">
            <text:p>Vl_4_2 integer default '0',</text:p>
          </table:table-cell>
        </table:table-row>
        <table:table-row table:style-name="ro1">
          <table:table-cell table:formula="of:=[Value.A69]" office:value-type="string" office:string-value="Vl_4_3" calcext:value-type="string">
            <text:p>Vl_4_3</text:p>
          </table:table-cell>
          <table:table-cell table:formula="of:=[Value.B69]" office:value-type="float" office:value="77" calcext:value-type="float">
            <text:p>7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 calcext:value-type="string">
            <text:p>Команда клапана 4 фільтра 3</text:p>
          </table:table-cell>
          <table:table-cell table:number-columns-repeated="4"/>
          <table:table-cell table:formula="of:=IF([.E69]&gt;0;CONCATENATE([.A69];&quot; &quot;;&quot;integer default '0',&quot;);&quot;&quot;)" office:value-type="string" office:string-value="Vl_4_3 integer default '0'," calcext:value-type="string">
            <text:p>Vl_4_3 integer default '0',</text:p>
          </table:table-cell>
        </table:table-row>
        <table:table-row table:style-name="ro1">
          <table:table-cell table:formula="of:=[Value.A70]" office:value-type="string" office:string-value="Vl_5_1" calcext:value-type="string">
            <text:p>Vl_5_1</text:p>
          </table:table-cell>
          <table:table-cell table:formula="of:=[Value.B70]" office:value-type="float" office:value="78" calcext:value-type="float">
            <text:p>7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 calcext:value-type="string">
            <text:p>Команда клапана 5 фільтра 1</text:p>
          </table:table-cell>
          <table:table-cell table:number-columns-repeated="4"/>
          <table:table-cell table:formula="of:=IF([.E70]&gt;0;CONCATENATE([.A70];&quot; &quot;;&quot;integer default '0',&quot;);&quot;&quot;)" office:value-type="string" office:string-value="Vl_5_1 integer default '0'," calcext:value-type="string">
            <text:p>Vl_5_1 integer default '0',</text:p>
          </table:table-cell>
        </table:table-row>
        <table:table-row table:style-name="ro1">
          <table:table-cell table:formula="of:=[Value.A71]" office:value-type="string" office:string-value="Vl_5_2" calcext:value-type="string">
            <text:p>Vl_5_2</text:p>
          </table:table-cell>
          <table:table-cell table:formula="of:=[Value.B71]" office:value-type="float" office:value="79" calcext:value-type="float">
            <text:p>7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 calcext:value-type="string">
            <text:p>Команда клапана 5 фільтра 2</text:p>
          </table:table-cell>
          <table:table-cell table:number-columns-repeated="4"/>
          <table:table-cell table:formula="of:=IF([.E71]&gt;0;CONCATENATE([.A71];&quot; &quot;;&quot;integer default '0',&quot;);&quot;&quot;)" office:value-type="string" office:string-value="Vl_5_2 integer default '0'," calcext:value-type="string">
            <text:p>Vl_5_2 integer default '0',</text:p>
          </table:table-cell>
        </table:table-row>
        <table:table-row table:style-name="ro1">
          <table:table-cell table:formula="of:=[Value.A72]" office:value-type="string" office:string-value="Vl_5_3" calcext:value-type="string">
            <text:p>Vl_5_3</text:p>
          </table:table-cell>
          <table:table-cell table:formula="of:=[Value.B72]" office:value-type="float" office:value="80" calcext:value-type="float">
            <text:p>8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 calcext:value-type="string">
            <text:p>Команда клапана 5 фільтра 3</text:p>
          </table:table-cell>
          <table:table-cell table:number-columns-repeated="4"/>
          <table:table-cell table:formula="of:=IF([.E72]&gt;0;CONCATENATE([.A72];&quot; &quot;;&quot;integer default '0',&quot;);&quot;&quot;)" office:value-type="string" office:string-value="Vl_5_3 integer default '0'," calcext:value-type="string">
            <text:p>Vl_5_3 integer default '0',</text:p>
          </table:table-cell>
        </table:table-row>
        <table:table-row table:style-name="ro1">
          <table:table-cell table:formula="of:=[Value.A73]" office:value-type="string" office:string-value="Vl_6_1" calcext:value-type="string">
            <text:p>Vl_6_1</text:p>
          </table:table-cell>
          <table:table-cell table:formula="of:=[Value.B73]" office:value-type="float" office:value="81" calcext:value-type="float">
            <text:p>8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 calcext:value-type="string">
            <text:p>Команда клапана 6 фільтра 1</text:p>
          </table:table-cell>
          <table:table-cell table:number-columns-repeated="4"/>
          <table:table-cell table:formula="of:=IF([.E73]&gt;0;CONCATENATE([.A73];&quot; &quot;;&quot;integer default '0',&quot;);&quot;&quot;)" office:value-type="string" office:string-value="Vl_6_1 integer default '0'," calcext:value-type="string">
            <text:p>Vl_6_1 integer default '0',</text:p>
          </table:table-cell>
        </table:table-row>
        <table:table-row table:style-name="ro1">
          <table:table-cell table:formula="of:=[Value.A74]" office:value-type="string" office:string-value="Vl_6_2" calcext:value-type="string">
            <text:p>Vl_6_2</text:p>
          </table:table-cell>
          <table:table-cell table:formula="of:=[Value.B74]" office:value-type="float" office:value="82" calcext:value-type="float">
            <text:p>8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 calcext:value-type="string">
            <text:p>Команда клапана 6 фільтра 2</text:p>
          </table:table-cell>
          <table:table-cell table:number-columns-repeated="4"/>
          <table:table-cell table:formula="of:=IF([.E74]&gt;0;CONCATENATE([.A74];&quot; &quot;;&quot;integer default '0',&quot;);&quot;&quot;)" office:value-type="string" office:string-value="Vl_6_2 integer default '0'," calcext:value-type="string">
            <text:p>Vl_6_2 integer default '0',</text:p>
          </table:table-cell>
        </table:table-row>
        <table:table-row table:style-name="ro1">
          <table:table-cell table:formula="of:=[Value.A75]" office:value-type="string" office:string-value="Vl_6_3" calcext:value-type="string">
            <text:p>Vl_6_3</text:p>
          </table:table-cell>
          <table:table-cell table:formula="of:=[Value.B75]" office:value-type="float" office:value="83" calcext:value-type="float">
            <text:p>8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 calcext:value-type="string">
            <text:p>Команда клапана 6 фільтра 3</text:p>
          </table:table-cell>
          <table:table-cell table:number-columns-repeated="4"/>
          <table:table-cell table:formula="of:=IF([.E75]&gt;0;CONCATENATE([.A75];&quot; &quot;;&quot;integer default '0',&quot;);&quot;&quot;)" office:value-type="string" office:string-value="Vl_6_3 integer default '0'," calcext:value-type="string">
            <text:p>Vl_6_3 integer default '0',</text:p>
          </table:table-cell>
        </table:table-row>
        <table:table-row table:style-name="ro1">
          <table:table-cell table:formula="of:=[Value.A76]" office:value-type="string" office:string-value="Vl_7_1" calcext:value-type="string">
            <text:p>Vl_7_1</text:p>
          </table:table-cell>
          <table:table-cell table:formula="of:=[Value.B76]" office:value-type="float" office:value="84" calcext:value-type="float">
            <text:p>8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 calcext:value-type="string">
            <text:p>Команда клапана 7 фільтра 1</text:p>
          </table:table-cell>
          <table:table-cell table:number-columns-repeated="4"/>
          <table:table-cell table:formula="of:=IF([.E76]&gt;0;CONCATENATE([.A76];&quot; &quot;;&quot;integer default '0',&quot;);&quot;&quot;)" office:value-type="string" office:string-value="Vl_7_1 integer default '0'," calcext:value-type="string">
            <text:p>Vl_7_1 integer default '0',</text:p>
          </table:table-cell>
        </table:table-row>
        <table:table-row table:style-name="ro1">
          <table:table-cell table:formula="of:=[Value.A77]" office:value-type="string" office:string-value="Vl_7_2" calcext:value-type="string">
            <text:p>Vl_7_2</text:p>
          </table:table-cell>
          <table:table-cell table:formula="of:=[Value.B77]" office:value-type="float" office:value="85" calcext:value-type="float">
            <text:p>8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 calcext:value-type="string">
            <text:p>Команда клапана 7 фільтра 2</text:p>
          </table:table-cell>
          <table:table-cell table:number-columns-repeated="4"/>
          <table:table-cell table:formula="of:=IF([.E77]&gt;0;CONCATENATE([.A77];&quot; &quot;;&quot;integer default '0',&quot;);&quot;&quot;)" office:value-type="string" office:string-value="Vl_7_2 integer default '0'," calcext:value-type="string">
            <text:p>Vl_7_2 integer default '0',</text:p>
          </table:table-cell>
        </table:table-row>
        <table:table-row table:style-name="ro1">
          <table:table-cell table:formula="of:=[Value.A78]" office:value-type="string" office:string-value="Vl_7_3" calcext:value-type="string">
            <text:p>Vl_7_3</text:p>
          </table:table-cell>
          <table:table-cell table:formula="of:=[Value.B78]" office:value-type="float" office:value="86" calcext:value-type="float">
            <text:p>8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 calcext:value-type="string">
            <text:p>Команда клапана 7 фільтра 3</text:p>
          </table:table-cell>
          <table:table-cell table:number-columns-repeated="4"/>
          <table:table-cell table:formula="of:=IF([.E78]&gt;0;CONCATENATE([.A78];&quot; &quot;;&quot;integer default '0',&quot;);&quot;&quot;)" office:value-type="string" office:string-value="Vl_7_3 integer default '0'," calcext:value-type="string">
            <text:p>Vl_7_3 integer default '0',</text:p>
          </table:table-cell>
        </table:table-row>
        <table:table-row table:style-name="ro1">
          <table:table-cell table:formula="of:=[Value.A79]" office:value-type="string" office:string-value="Vl_8_1" calcext:value-type="string">
            <text:p>Vl_8_1</text:p>
          </table:table-cell>
          <table:table-cell table:formula="of:=[Value.B79]" office:value-type="float" office:value="87" calcext:value-type="float">
            <text:p>8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 calcext:value-type="string">
            <text:p>Команда клапана 8 фільтра 1</text:p>
          </table:table-cell>
          <table:table-cell table:number-columns-repeated="4"/>
          <table:table-cell table:formula="of:=IF([.E79]&gt;0;CONCATENATE([.A79];&quot; &quot;;&quot;integer default '0',&quot;);&quot;&quot;)" office:value-type="string" office:string-value="Vl_8_1 integer default '0'," calcext:value-type="string">
            <text:p>Vl_8_1 integer default '0',</text:p>
          </table:table-cell>
        </table:table-row>
        <table:table-row table:style-name="ro1">
          <table:table-cell table:formula="of:=[Value.A80]" office:value-type="string" office:string-value="Vl_8_2" calcext:value-type="string">
            <text:p>Vl_8_2</text:p>
          </table:table-cell>
          <table:table-cell table:formula="of:=[Value.B80]" office:value-type="float" office:value="88" calcext:value-type="float">
            <text:p>8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 calcext:value-type="string">
            <text:p>Команда клапана 8 фільтра 2</text:p>
          </table:table-cell>
          <table:table-cell table:number-columns-repeated="4"/>
          <table:table-cell table:formula="of:=IF([.E80]&gt;0;CONCATENATE([.A80];&quot; &quot;;&quot;integer default '0',&quot;);&quot;&quot;)" office:value-type="string" office:string-value="Vl_8_2 integer default '0'," calcext:value-type="string">
            <text:p>Vl_8_2 integer default '0',</text:p>
          </table:table-cell>
        </table:table-row>
        <table:table-row table:style-name="ro1">
          <table:table-cell table:formula="of:=[Value.A81]" office:value-type="string" office:string-value="Vl_8_3" calcext:value-type="string">
            <text:p>Vl_8_3</text:p>
          </table:table-cell>
          <table:table-cell table:formula="of:=[Value.B81]" office:value-type="float" office:value="89" calcext:value-type="float">
            <text:p>8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 calcext:value-type="string">
            <text:p>Команда клапана 8 фільтра 3</text:p>
          </table:table-cell>
          <table:table-cell table:number-columns-repeated="4"/>
          <table:table-cell table:formula="of:=IF([.E81]&gt;0;CONCATENATE([.A81];&quot; &quot;;&quot;integer default '0',&quot;);&quot;&quot;)" office:value-type="string" office:string-value="Vl_8_3 integer default '0'," calcext:value-type="string">
            <text:p>Vl_8_3 integer default '0',</text:p>
          </table:table-cell>
        </table:table-row>
        <table:table-row table:style-name="ro1">
          <table:table-cell table:formula="of:=[Value.A82]" office:value-type="string" office:string-value="Alm_1_1" calcext:value-type="string">
            <text:p>Alm_1_1</text:p>
          </table:table-cell>
          <table:table-cell table:formula="of:=[Value.B82]" office:value-type="float" office:value="90" calcext:value-type="float">
            <text:p>9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 calcext:value-type="string">
            <text:p>Поломка клапана 1 фільтра 1</text:p>
          </table:table-cell>
          <table:table-cell table:number-columns-repeated="4"/>
          <table:table-cell table:formula="of:=IF([.E82]&gt;0;CONCATENATE([.A82];&quot; &quot;;&quot;integer default '0',&quot;);&quot;&quot;)" office:value-type="string" office:string-value="Alm_1_1 integer default '0'," calcext:value-type="string">
            <text:p>Alm_1_1 integer default '0',</text:p>
          </table:table-cell>
        </table:table-row>
        <table:table-row table:style-name="ro1">
          <table:table-cell table:formula="of:=[Value.A83]" office:value-type="string" office:string-value="Alm_1_2" calcext:value-type="string">
            <text:p>Alm_1_2</text:p>
          </table:table-cell>
          <table:table-cell table:formula="of:=[Value.B83]" office:value-type="float" office:value="91" calcext:value-type="float">
            <text:p>9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 calcext:value-type="string">
            <text:p>Поломка клапана 1 фільтра 2</text:p>
          </table:table-cell>
          <table:table-cell table:number-columns-repeated="4"/>
          <table:table-cell table:formula="of:=IF([.E83]&gt;0;CONCATENATE([.A83];&quot; &quot;;&quot;integer default '0',&quot;);&quot;&quot;)" office:value-type="string" office:string-value="Alm_1_2 integer default '0'," calcext:value-type="string">
            <text:p>Alm_1_2 integer default '0',</text:p>
          </table:table-cell>
        </table:table-row>
        <table:table-row table:style-name="ro1">
          <table:table-cell table:formula="of:=[Value.A84]" office:value-type="string" office:string-value="Alm_1_3" calcext:value-type="string">
            <text:p>Alm_1_3</text:p>
          </table:table-cell>
          <table:table-cell table:formula="of:=[Value.B84]" office:value-type="float" office:value="92" calcext:value-type="float">
            <text:p>9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 calcext:value-type="string">
            <text:p>Поломка клапана 1 фільтра 3</text:p>
          </table:table-cell>
          <table:table-cell table:number-columns-repeated="4"/>
          <table:table-cell table:formula="of:=IF([.E84]&gt;0;CONCATENATE([.A84];&quot; &quot;;&quot;integer default '0',&quot;);&quot;&quot;)" office:value-type="string" office:string-value="Alm_1_3 integer default '0'," calcext:value-type="string">
            <text:p>Alm_1_3 integer default '0',</text:p>
          </table:table-cell>
        </table:table-row>
        <table:table-row table:style-name="ro1">
          <table:table-cell table:formula="of:=[Value.A85]" office:value-type="string" office:string-value="Alm_1_6" calcext:value-type="string">
            <text:p>Alm_1_6</text:p>
          </table:table-cell>
          <table:table-cell table:formula="of:=[Value.B85]" office:value-type="float" office:value="93" calcext:value-type="float">
            <text:p>9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 calcext:value-type="string">
            <text:p>Поломка клапана 1 фільтра 6</text:p>
          </table:table-cell>
          <table:table-cell table:number-columns-repeated="4"/>
          <table:table-cell table:formula="of:=IF([.E85]&gt;0;CONCATENATE([.A85];&quot; &quot;;&quot;integer default '0',&quot;);&quot;&quot;)" office:value-type="string" office:string-value="Alm_1_6 integer default '0'," calcext:value-type="string">
            <text:p>Alm_1_6 integer default '0',</text:p>
          </table:table-cell>
        </table:table-row>
        <table:table-row table:style-name="ro1">
          <table:table-cell table:formula="of:=[Value.A86]" office:value-type="string" office:string-value="Alm_2_1" calcext:value-type="string">
            <text:p>Alm_2_1</text:p>
          </table:table-cell>
          <table:table-cell table:formula="of:=[Value.B86]" office:value-type="float" office:value="94" calcext:value-type="float">
            <text:p>9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 calcext:value-type="string">
            <text:p>Поломка клапана 2 фільтра 1</text:p>
          </table:table-cell>
          <table:table-cell table:number-columns-repeated="4"/>
          <table:table-cell table:formula="of:=IF([.E86]&gt;0;CONCATENATE([.A86];&quot; &quot;;&quot;integer default '0',&quot;);&quot;&quot;)" office:value-type="string" office:string-value="Alm_2_1 integer default '0'," calcext:value-type="string">
            <text:p>Alm_2_1 integer default '0',</text:p>
          </table:table-cell>
        </table:table-row>
        <table:table-row table:style-name="ro1">
          <table:table-cell table:formula="of:=[Value.A87]" office:value-type="string" office:string-value="Alm_2_2" calcext:value-type="string">
            <text:p>Alm_2_2</text:p>
          </table:table-cell>
          <table:table-cell table:formula="of:=[Value.B87]" office:value-type="float" office:value="95" calcext:value-type="float">
            <text:p>9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 calcext:value-type="string">
            <text:p>Поломка клапана 2 фільтра 2</text:p>
          </table:table-cell>
          <table:table-cell table:number-columns-repeated="4"/>
          <table:table-cell table:formula="of:=IF([.E87]&gt;0;CONCATENATE([.A87];&quot; &quot;;&quot;integer default '0',&quot;);&quot;&quot;)" office:value-type="string" office:string-value="Alm_2_2 integer default '0'," calcext:value-type="string">
            <text:p>Alm_2_2 integer default '0',</text:p>
          </table:table-cell>
        </table:table-row>
        <table:table-row table:style-name="ro1">
          <table:table-cell table:formula="of:=[Value.A88]" office:value-type="string" office:string-value="Alm_2_3" calcext:value-type="string">
            <text:p>Alm_2_3</text:p>
          </table:table-cell>
          <table:table-cell table:formula="of:=[Value.B88]" office:value-type="float" office:value="96" calcext:value-type="float">
            <text:p>9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 calcext:value-type="string">
            <text:p>Поломка клапана 2 фільтра 3</text:p>
          </table:table-cell>
          <table:table-cell table:number-columns-repeated="4"/>
          <table:table-cell table:formula="of:=IF([.E88]&gt;0;CONCATENATE([.A88];&quot; &quot;;&quot;integer default '0',&quot;);&quot;&quot;)" office:value-type="string" office:string-value="Alm_2_3 integer default '0'," calcext:value-type="string">
            <text:p>Alm_2_3 integer default '0',</text:p>
          </table:table-cell>
        </table:table-row>
        <table:table-row table:style-name="ro1">
          <table:table-cell table:formula="of:=[Value.A89]" office:value-type="string" office:string-value="Alm_2_6" calcext:value-type="string">
            <text:p>Alm_2_6</text:p>
          </table:table-cell>
          <table:table-cell table:formula="of:=[Value.B89]" office:value-type="float" office:value="97" calcext:value-type="float">
            <text:p>9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 calcext:value-type="string">
            <text:p>Поломка клапана 2 фільтра 6</text:p>
          </table:table-cell>
          <table:table-cell table:number-columns-repeated="4"/>
          <table:table-cell table:formula="of:=IF([.E89]&gt;0;CONCATENATE([.A89];&quot; &quot;;&quot;integer default '0',&quot;);&quot;&quot;)" office:value-type="string" office:string-value="Alm_2_6 integer default '0'," calcext:value-type="string">
            <text:p>Alm_2_6 integer default '0',</text:p>
          </table:table-cell>
        </table:table-row>
        <table:table-row table:style-name="ro1">
          <table:table-cell table:formula="of:=[Value.A90]" office:value-type="string" office:string-value="Alm_3_1" calcext:value-type="string">
            <text:p>Alm_3_1</text:p>
          </table:table-cell>
          <table:table-cell table:formula="of:=[Value.B90]" office:value-type="float" office:value="98" calcext:value-type="float">
            <text:p>9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 calcext:value-type="string">
            <text:p>Поломка клапана 3 фільтра 1</text:p>
          </table:table-cell>
          <table:table-cell table:number-columns-repeated="4"/>
          <table:table-cell table:formula="of:=IF([.E90]&gt;0;CONCATENATE([.A90];&quot; &quot;;&quot;integer default '0',&quot;);&quot;&quot;)" office:value-type="string" office:string-value="Alm_3_1 integer default '0'," calcext:value-type="string">
            <text:p>Alm_3_1 integer default '0',</text:p>
          </table:table-cell>
        </table:table-row>
        <table:table-row table:style-name="ro1">
          <table:table-cell table:formula="of:=[Value.A91]" office:value-type="string" office:string-value="Alm_3_2" calcext:value-type="string">
            <text:p>Alm_3_2</text:p>
          </table:table-cell>
          <table:table-cell table:formula="of:=[Value.B91]" office:value-type="float" office:value="99" calcext:value-type="float">
            <text:p>9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 calcext:value-type="string">
            <text:p>Поломка клапана 3 фільтра 2</text:p>
          </table:table-cell>
          <table:table-cell table:number-columns-repeated="4"/>
          <table:table-cell table:formula="of:=IF([.E91]&gt;0;CONCATENATE([.A91];&quot; &quot;;&quot;integer default '0',&quot;);&quot;&quot;)" office:value-type="string" office:string-value="Alm_3_2 integer default '0'," calcext:value-type="string">
            <text:p>Alm_3_2 integer default '0',</text:p>
          </table:table-cell>
        </table:table-row>
        <table:table-row table:style-name="ro1">
          <table:table-cell table:formula="of:=[Value.A92]" office:value-type="string" office:string-value="Alm_3_3" calcext:value-type="string">
            <text:p>Alm_3_3</text:p>
          </table:table-cell>
          <table:table-cell table:formula="of:=[Value.B92]" office:value-type="float" office:value="100" calcext:value-type="float">
            <text:p>10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 calcext:value-type="string">
            <text:p>Поломка клапана 3 фільтра 3</text:p>
          </table:table-cell>
          <table:table-cell table:number-columns-repeated="4"/>
          <table:table-cell table:formula="of:=IF([.E92]&gt;0;CONCATENATE([.A92];&quot; &quot;;&quot;integer default '0',&quot;);&quot;&quot;)" office:value-type="string" office:string-value="Alm_3_3 integer default '0'," calcext:value-type="string">
            <text:p>Alm_3_3 integer default '0',</text:p>
          </table:table-cell>
        </table:table-row>
        <table:table-row table:style-name="ro1">
          <table:table-cell table:formula="of:=[Value.A93]" office:value-type="string" office:string-value="Alm_3_6" calcext:value-type="string">
            <text:p>Alm_3_6</text:p>
          </table:table-cell>
          <table:table-cell table:formula="of:=[Value.B93]" office:value-type="float" office:value="101" calcext:value-type="float">
            <text:p>10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 calcext:value-type="string">
            <text:p>Поломка клапана 3 фільтра 6</text:p>
          </table:table-cell>
          <table:table-cell table:number-columns-repeated="4"/>
          <table:table-cell table:formula="of:=IF([.E93]&gt;0;CONCATENATE([.A93];&quot; &quot;;&quot;integer default '0',&quot;);&quot;&quot;)" office:value-type="string" office:string-value="Alm_3_6 integer default '0'," calcext:value-type="string">
            <text:p>Alm_3_6 integer default '0',</text:p>
          </table:table-cell>
        </table:table-row>
        <table:table-row table:style-name="ro1">
          <table:table-cell table:formula="of:=[Value.A94]" office:value-type="string" office:string-value="Alm_4_1" calcext:value-type="string">
            <text:p>Alm_4_1</text:p>
          </table:table-cell>
          <table:table-cell table:formula="of:=[Value.B94]" office:value-type="float" office:value="102" calcext:value-type="float">
            <text:p>10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 calcext:value-type="string">
            <text:p>Поломка клапана 4 фільтра 1</text:p>
          </table:table-cell>
          <table:table-cell table:number-columns-repeated="4"/>
          <table:table-cell table:formula="of:=IF([.E94]&gt;0;CONCATENATE([.A94];&quot; &quot;;&quot;integer default '0',&quot;);&quot;&quot;)" office:value-type="string" office:string-value="Alm_4_1 integer default '0'," calcext:value-type="string">
            <text:p>Alm_4_1 integer default '0',</text:p>
          </table:table-cell>
        </table:table-row>
        <table:table-row table:style-name="ro1">
          <table:table-cell table:formula="of:=[Value.A95]" office:value-type="string" office:string-value="Alm_4_2" calcext:value-type="string">
            <text:p>Alm_4_2</text:p>
          </table:table-cell>
          <table:table-cell table:formula="of:=[Value.B95]" office:value-type="float" office:value="103" calcext:value-type="float">
            <text:p>10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 calcext:value-type="string">
            <text:p>Поломка клапана 4 фільтра 2</text:p>
          </table:table-cell>
          <table:table-cell table:number-columns-repeated="4"/>
          <table:table-cell table:formula="of:=IF([.E95]&gt;0;CONCATENATE([.A95];&quot; &quot;;&quot;integer default '0',&quot;);&quot;&quot;)" office:value-type="string" office:string-value="Alm_4_2 integer default '0'," calcext:value-type="string">
            <text:p>Alm_4_2 integer default '0',</text:p>
          </table:table-cell>
        </table:table-row>
        <table:table-row table:style-name="ro1">
          <table:table-cell table:formula="of:=[Value.A96]" office:value-type="string" office:string-value="Alm_4_3" calcext:value-type="string">
            <text:p>Alm_4_3</text:p>
          </table:table-cell>
          <table:table-cell table:formula="of:=[Value.B96]" office:value-type="float" office:value="104" calcext:value-type="float">
            <text:p>10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 calcext:value-type="string">
            <text:p>Поломка клапана 4 фільтра 3</text:p>
          </table:table-cell>
          <table:table-cell table:number-columns-repeated="4"/>
          <table:table-cell table:formula="of:=IF([.E96]&gt;0;CONCATENATE([.A96];&quot; &quot;;&quot;integer default '0',&quot;);&quot;&quot;)" office:value-type="string" office:string-value="Alm_4_3 integer default '0'," calcext:value-type="string">
            <text:p>Alm_4_3 integer default '0',</text:p>
          </table:table-cell>
        </table:table-row>
        <table:table-row table:style-name="ro1">
          <table:table-cell table:formula="of:=[Value.A97]" office:value-type="string" office:string-value="Alm_4_6" calcext:value-type="string">
            <text:p>Alm_4_6</text:p>
          </table:table-cell>
          <table:table-cell table:formula="of:=[Value.B97]" office:value-type="float" office:value="105" calcext:value-type="float">
            <text:p>10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 calcext:value-type="string">
            <text:p>Поломка клапана 4 фільтра 6</text:p>
          </table:table-cell>
          <table:table-cell table:number-columns-repeated="4"/>
          <table:table-cell table:formula="of:=IF([.E97]&gt;0;CONCATENATE([.A97];&quot; &quot;;&quot;integer default '0',&quot;);&quot;&quot;)" office:value-type="string" office:string-value="Alm_4_6 integer default '0'," calcext:value-type="string">
            <text:p>Alm_4_6 integer default '0',</text:p>
          </table:table-cell>
        </table:table-row>
        <table:table-row table:style-name="ro1">
          <table:table-cell table:formula="of:=[Value.A98]" office:value-type="string" office:string-value="Alm_5_1" calcext:value-type="string">
            <text:p>Alm_5_1</text:p>
          </table:table-cell>
          <table:table-cell table:formula="of:=[Value.B98]" office:value-type="float" office:value="106" calcext:value-type="float">
            <text:p>10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 calcext:value-type="string">
            <text:p>Поломка клапана 5 фільтра 1</text:p>
          </table:table-cell>
          <table:table-cell table:number-columns-repeated="4"/>
          <table:table-cell table:formula="of:=IF([.E98]&gt;0;CONCATENATE([.A98];&quot; &quot;;&quot;integer default '0',&quot;);&quot;&quot;)" office:value-type="string" office:string-value="Alm_5_1 integer default '0'," calcext:value-type="string">
            <text:p>Alm_5_1 integer default '0',</text:p>
          </table:table-cell>
        </table:table-row>
        <table:table-row table:style-name="ro1">
          <table:table-cell table:formula="of:=[Value.A99]" office:value-type="string" office:string-value="Alm_5_2" calcext:value-type="string">
            <text:p>Alm_5_2</text:p>
          </table:table-cell>
          <table:table-cell table:formula="of:=[Value.B99]" office:value-type="float" office:value="107" calcext:value-type="float">
            <text:p>10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 calcext:value-type="string">
            <text:p>Поломка клапана 5 фільтра 2</text:p>
          </table:table-cell>
          <table:table-cell table:number-columns-repeated="4"/>
          <table:table-cell table:formula="of:=IF([.E99]&gt;0;CONCATENATE([.A99];&quot; &quot;;&quot;integer default '0',&quot;);&quot;&quot;)" office:value-type="string" office:string-value="Alm_5_2 integer default '0'," calcext:value-type="string">
            <text:p>Alm_5_2 integer default '0',</text:p>
          </table:table-cell>
        </table:table-row>
        <table:table-row table:style-name="ro1">
          <table:table-cell table:formula="of:=[Value.A100]" office:value-type="string" office:string-value="Alm_5_3" calcext:value-type="string">
            <text:p>Alm_5_3</text:p>
          </table:table-cell>
          <table:table-cell table:formula="of:=[Value.B100]" office:value-type="float" office:value="108" calcext:value-type="float">
            <text:p>10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 calcext:value-type="string">
            <text:p>Поломка клапана 5 фільтра 3</text:p>
          </table:table-cell>
          <table:table-cell table:number-columns-repeated="4"/>
          <table:table-cell table:formula="of:=IF([.E100]&gt;0;CONCATENATE([.A100];&quot; &quot;;&quot;integer default '0',&quot;);&quot;&quot;)" office:value-type="string" office:string-value="Alm_5_3 integer default '0'," calcext:value-type="string">
            <text:p>Alm_5_3 integer default '0',</text:p>
          </table:table-cell>
        </table:table-row>
        <table:table-row table:style-name="ro1">
          <table:table-cell table:formula="of:=[Value.A101]" office:value-type="string" office:string-value="Alm_5_6" calcext:value-type="string">
            <text:p>Alm_5_6</text:p>
          </table:table-cell>
          <table:table-cell table:formula="of:=[Value.B101]" office:value-type="float" office:value="109" calcext:value-type="float">
            <text:p>10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 calcext:value-type="string">
            <text:p>Поломка клапана 5 фільтра 6</text:p>
          </table:table-cell>
          <table:table-cell table:number-columns-repeated="4"/>
          <table:table-cell table:formula="of:=IF([.E101]&gt;0;CONCATENATE([.A101];&quot; &quot;;&quot;integer default '0',&quot;);&quot;&quot;)" office:value-type="string" office:string-value="Alm_5_6 integer default '0'," calcext:value-type="string">
            <text:p>Alm_5_6 integer default '0',</text:p>
          </table:table-cell>
        </table:table-row>
        <table:table-row table:style-name="ro1">
          <table:table-cell table:formula="of:=[Value.A102]" office:value-type="string" office:string-value="Alm_6_1" calcext:value-type="string">
            <text:p>Alm_6_1</text:p>
          </table:table-cell>
          <table:table-cell table:formula="of:=[Value.B102]" office:value-type="float" office:value="110" calcext:value-type="float">
            <text:p>11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 calcext:value-type="string">
            <text:p>Поломка клапана 6 фільтра 1</text:p>
          </table:table-cell>
          <table:table-cell table:number-columns-repeated="4"/>
          <table:table-cell table:formula="of:=IF([.E102]&gt;0;CONCATENATE([.A102];&quot; &quot;;&quot;integer default '0',&quot;);&quot;&quot;)" office:value-type="string" office:string-value="Alm_6_1 integer default '0'," calcext:value-type="string">
            <text:p>Alm_6_1 integer default '0',</text:p>
          </table:table-cell>
        </table:table-row>
        <table:table-row table:style-name="ro1">
          <table:table-cell table:formula="of:=[Value.A103]" office:value-type="string" office:string-value="Alm_6_2" calcext:value-type="string">
            <text:p>Alm_6_2</text:p>
          </table:table-cell>
          <table:table-cell table:formula="of:=[Value.B103]" office:value-type="float" office:value="111" calcext:value-type="float">
            <text:p>11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 calcext:value-type="string">
            <text:p>Поломка клапана 6 фільтра 2</text:p>
          </table:table-cell>
          <table:table-cell table:number-columns-repeated="4"/>
          <table:table-cell table:formula="of:=IF([.E103]&gt;0;CONCATENATE([.A103];&quot; &quot;;&quot;integer default '0',&quot;);&quot;&quot;)" office:value-type="string" office:string-value="Alm_6_2 integer default '0'," calcext:value-type="string">
            <text:p>Alm_6_2 integer default '0',</text:p>
          </table:table-cell>
        </table:table-row>
        <table:table-row table:style-name="ro1">
          <table:table-cell table:formula="of:=[Value.A104]" office:value-type="string" office:string-value="Alm_6_3" calcext:value-type="string">
            <text:p>Alm_6_3</text:p>
          </table:table-cell>
          <table:table-cell table:formula="of:=[Value.B104]" office:value-type="float" office:value="112" calcext:value-type="float">
            <text:p>11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 calcext:value-type="string">
            <text:p>Поломка клапана 6 фільтра 3</text:p>
          </table:table-cell>
          <table:table-cell table:number-columns-repeated="4"/>
          <table:table-cell table:formula="of:=IF([.E104]&gt;0;CONCATENATE([.A104];&quot; &quot;;&quot;integer default '0',&quot;);&quot;&quot;)" office:value-type="string" office:string-value="Alm_6_3 integer default '0'," calcext:value-type="string">
            <text:p>Alm_6_3 integer default '0',</text:p>
          </table:table-cell>
        </table:table-row>
        <table:table-row table:style-name="ro1">
          <table:table-cell table:formula="of:=[Value.A105]" office:value-type="string" office:string-value="Alm_6_6" calcext:value-type="string">
            <text:p>Alm_6_6</text:p>
          </table:table-cell>
          <table:table-cell table:formula="of:=[Value.B105]" office:value-type="float" office:value="113" calcext:value-type="float">
            <text:p>11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 calcext:value-type="string">
            <text:p>Поломка клапана 6 фільтра 6</text:p>
          </table:table-cell>
          <table:table-cell table:number-columns-repeated="4"/>
          <table:table-cell table:formula="of:=IF([.E105]&gt;0;CONCATENATE([.A105];&quot; &quot;;&quot;integer default '0',&quot;);&quot;&quot;)" office:value-type="string" office:string-value="Alm_6_6 integer default '0'," calcext:value-type="string">
            <text:p>Alm_6_6 integer default '0',</text:p>
          </table:table-cell>
        </table:table-row>
        <table:table-row table:style-name="ro1">
          <table:table-cell table:formula="of:=[Value.A106]" office:value-type="string" office:string-value="Alm_7_1" calcext:value-type="string">
            <text:p>Alm_7_1</text:p>
          </table:table-cell>
          <table:table-cell table:formula="of:=[Value.B106]" office:value-type="float" office:value="114" calcext:value-type="float">
            <text:p>11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 calcext:value-type="string">
            <text:p>Поломка клапана 7 фільтра 1</text:p>
          </table:table-cell>
          <table:table-cell table:number-columns-repeated="4"/>
          <table:table-cell table:formula="of:=IF([.E106]&gt;0;CONCATENATE([.A106];&quot; &quot;;&quot;integer default '0',&quot;);&quot;&quot;)" office:value-type="string" office:string-value="Alm_7_1 integer default '0'," calcext:value-type="string">
            <text:p>Alm_7_1 integer default '0',</text:p>
          </table:table-cell>
        </table:table-row>
        <table:table-row table:style-name="ro1">
          <table:table-cell table:formula="of:=[Value.A107]" office:value-type="string" office:string-value="Alm_7_2" calcext:value-type="string">
            <text:p>Alm_7_2</text:p>
          </table:table-cell>
          <table:table-cell table:formula="of:=[Value.B107]" office:value-type="float" office:value="115" calcext:value-type="float">
            <text:p>11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 calcext:value-type="string">
            <text:p>Поломка клапана 7 фільтра 2</text:p>
          </table:table-cell>
          <table:table-cell table:number-columns-repeated="4"/>
          <table:table-cell table:formula="of:=IF([.E107]&gt;0;CONCATENATE([.A107];&quot; &quot;;&quot;integer default '0',&quot;);&quot;&quot;)" office:value-type="string" office:string-value="Alm_7_2 integer default '0'," calcext:value-type="string">
            <text:p>Alm_7_2 integer default '0',</text:p>
          </table:table-cell>
        </table:table-row>
        <table:table-row table:style-name="ro1">
          <table:table-cell table:formula="of:=[Value.A108]" office:value-type="string" office:string-value="Alm_7_3" calcext:value-type="string">
            <text:p>Alm_7_3</text:p>
          </table:table-cell>
          <table:table-cell table:formula="of:=[Value.B108]" office:value-type="float" office:value="116" calcext:value-type="float">
            <text:p>11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 calcext:value-type="string">
            <text:p>Поломка клапана 7 фільтра 3</text:p>
          </table:table-cell>
          <table:table-cell table:number-columns-repeated="4"/>
          <table:table-cell table:formula="of:=IF([.E108]&gt;0;CONCATENATE([.A108];&quot; &quot;;&quot;integer default '0',&quot;);&quot;&quot;)" office:value-type="string" office:string-value="Alm_7_3 integer default '0'," calcext:value-type="string">
            <text:p>Alm_7_3 integer default '0',</text:p>
          </table:table-cell>
        </table:table-row>
        <table:table-row table:style-name="ro1">
          <table:table-cell table:formula="of:=[Value.A109]" office:value-type="string" office:string-value="Alm_7_6" calcext:value-type="string">
            <text:p>Alm_7_6</text:p>
          </table:table-cell>
          <table:table-cell table:formula="of:=[Value.B109]" office:value-type="float" office:value="117" calcext:value-type="float">
            <text:p>11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 calcext:value-type="string">
            <text:p>Поломка клапана 7 фільтра 6</text:p>
          </table:table-cell>
          <table:table-cell table:number-columns-repeated="4"/>
          <table:table-cell table:formula="of:=IF([.E109]&gt;0;CONCATENATE([.A109];&quot; &quot;;&quot;integer default '0',&quot;);&quot;&quot;)" office:value-type="string" office:string-value="Alm_7_6 integer default '0'," calcext:value-type="string">
            <text:p>Alm_7_6 integer default '0',</text:p>
          </table:table-cell>
        </table:table-row>
        <table:table-row table:style-name="ro1">
          <table:table-cell table:formula="of:=[Value.A110]" office:value-type="string" office:string-value="Alm_8_1" calcext:value-type="string">
            <text:p>Alm_8_1</text:p>
          </table:table-cell>
          <table:table-cell table:formula="of:=[Value.B110]" office:value-type="float" office:value="118" calcext:value-type="float">
            <text:p>11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 calcext:value-type="string">
            <text:p>Поломка клапана 8 фільтра 1</text:p>
          </table:table-cell>
          <table:table-cell table:number-columns-repeated="4"/>
          <table:table-cell table:formula="of:=IF([.E110]&gt;0;CONCATENATE([.A110];&quot; &quot;;&quot;integer default '0',&quot;);&quot;&quot;)" office:value-type="string" office:string-value="Alm_8_1 integer default '0'," calcext:value-type="string">
            <text:p>Alm_8_1 integer default '0',</text:p>
          </table:table-cell>
        </table:table-row>
        <table:table-row table:style-name="ro1">
          <table:table-cell table:formula="of:=[Value.A111]" office:value-type="string" office:string-value="Alm_8_2" calcext:value-type="string">
            <text:p>Alm_8_2</text:p>
          </table:table-cell>
          <table:table-cell table:formula="of:=[Value.B111]" office:value-type="float" office:value="119" calcext:value-type="float">
            <text:p>11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 calcext:value-type="string">
            <text:p>Поломка клапана 8 фільтра 2</text:p>
          </table:table-cell>
          <table:table-cell table:number-columns-repeated="4"/>
          <table:table-cell table:formula="of:=IF([.E111]&gt;0;CONCATENATE([.A111];&quot; &quot;;&quot;integer default '0',&quot;);&quot;&quot;)" office:value-type="string" office:string-value="Alm_8_2 integer default '0'," calcext:value-type="string">
            <text:p>Alm_8_2 integer default '0',</text:p>
          </table:table-cell>
        </table:table-row>
        <table:table-row table:style-name="ro1">
          <table:table-cell table:formula="of:=[Value.A112]" office:value-type="string" office:string-value="Alm_8_3" calcext:value-type="string">
            <text:p>Alm_8_3</text:p>
          </table:table-cell>
          <table:table-cell table:formula="of:=[Value.B112]" office:value-type="float" office:value="120" calcext:value-type="float">
            <text:p>12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 calcext:value-type="string">
            <text:p>Поломка клапана 8 фільтра 3</text:p>
          </table:table-cell>
          <table:table-cell table:number-columns-repeated="4"/>
          <table:table-cell table:formula="of:=IF([.E112]&gt;0;CONCATENATE([.A112];&quot; &quot;;&quot;integer default '0',&quot;);&quot;&quot;)" office:value-type="string" office:string-value="Alm_8_3 integer default '0'," calcext:value-type="string">
            <text:p>Alm_8_3 integer default '0',</text:p>
          </table:table-cell>
        </table:table-row>
        <table:table-row table:style-name="ro1">
          <table:table-cell table:formula="of:=[Value.A113]" office:value-type="string" office:string-value="Alm_8_6" calcext:value-type="string">
            <text:p>Alm_8_6</text:p>
          </table:table-cell>
          <table:table-cell table:formula="of:=[Value.B113]" office:value-type="float" office:value="121" calcext:value-type="float">
            <text:p>12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 calcext:value-type="string">
            <text:p>Поломка клапана 8 фільтра 6</text:p>
          </table:table-cell>
          <table:table-cell table:number-columns-repeated="4"/>
          <table:table-cell table:formula="of:=IF([.E113]&gt;0;CONCATENATE([.A113];&quot; &quot;;&quot;integer default '0',&quot;);&quot;&quot;)" office:value-type="string" office:string-value="Alm_8_6 integer default '0'," calcext:value-type="string">
            <text:p>Alm_8_6 integer default '0',</text:p>
          </table:table-cell>
        </table:table-row>
        <table:table-row table:style-name="ro1">
          <table:table-cell table:formula="of:=[Value.A114]" office:value-type="string" office:string-value="Half_1_" calcext:value-type="string">
            <text:p>Half_1_</text:p>
          </table:table-cell>
          <table:table-cell table:formula="of:=[Value.B114]" office:value-type="float" office:value="122" calcext:value-type="float">
            <text:p>12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 calcext:value-type="string">
            <text:p>Часткове вивантаження фільтра 1</text:p>
          </table:table-cell>
          <table:table-cell table:number-columns-repeated="4"/>
          <table:table-cell table:formula="of:=IF([.E114]&gt;0;CONCATENATE([.A114];&quot; &quot;;&quot;integer default '0',&quot;);&quot;&quot;)" office:value-type="string" office:string-value="Half_1_ integer default '0'," calcext:value-type="string">
            <text:p>Half_1_ integer default '0',</text:p>
          </table:table-cell>
        </table:table-row>
        <table:table-row table:style-name="ro1">
          <table:table-cell table:formula="of:=[Value.A115]" office:value-type="string" office:string-value="Half_2_" calcext:value-type="string">
            <text:p>Half_2_</text:p>
          </table:table-cell>
          <table:table-cell table:formula="of:=[Value.B115]" office:value-type="float" office:value="123" calcext:value-type="float">
            <text:p>12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 calcext:value-type="string">
            <text:p>Часткове вивантаження фільтра 2</text:p>
          </table:table-cell>
          <table:table-cell table:number-columns-repeated="4"/>
          <table:table-cell table:formula="of:=IF([.E115]&gt;0;CONCATENATE([.A115];&quot; &quot;;&quot;integer default '0',&quot;);&quot;&quot;)" office:value-type="string" office:string-value="Half_2_ integer default '0'," calcext:value-type="string">
            <text:p>Half_2_ integer default '0',</text:p>
          </table:table-cell>
        </table:table-row>
        <table:table-row table:style-name="ro1">
          <table:table-cell table:formula="of:=[Value.A116]" office:value-type="string" office:string-value="Half_3_" calcext:value-type="string">
            <text:p>Half_3_</text:p>
          </table:table-cell>
          <table:table-cell table:formula="of:=[Value.B116]" office:value-type="float" office:value="124" calcext:value-type="float">
            <text:p>12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 calcext:value-type="string">
            <text:p>Часткове вивантаження фільтра 3</text:p>
          </table:table-cell>
          <table:table-cell table:number-columns-repeated="4"/>
          <table:table-cell table:formula="of:=IF([.E116]&gt;0;CONCATENATE([.A116];&quot; &quot;;&quot;integer default '0',&quot;);&quot;&quot;)" office:value-type="string" office:string-value="Half_3_ integer default '0'," calcext:value-type="string">
            <text:p>Half_3_ integer default '0',</text:p>
          </table:table-cell>
        </table:table-row>
        <table:table-row table:style-name="ro1">
          <table:table-cell table:formula="of:=[Value.A117]" office:value-type="string" office:string-value="Half_4_" calcext:value-type="string">
            <text:p>Half_4_</text:p>
          </table:table-cell>
          <table:table-cell table:formula="of:=[Value.B117]" office:value-type="float" office:value="125" calcext:value-type="float">
            <text:p>12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 calcext:value-type="string">
            <text:p>Часткове вивантаження фільтра 4</text:p>
          </table:table-cell>
          <table:table-cell table:number-columns-repeated="4"/>
          <table:table-cell table:formula="of:=IF([.E117]&gt;0;CONCATENATE([.A117];&quot; &quot;;&quot;integer default '0',&quot;);&quot;&quot;)" office:value-type="string" office:string-value="Half_4_ integer default '0'," calcext:value-type="string">
            <text:p>Half_4_ integer default '0',</text:p>
          </table:table-cell>
        </table:table-row>
        <table:table-row table:style-name="ro1">
          <table:table-cell table:formula="of:=[Value.A118]" office:value-type="string" office:string-value="Half_5_" calcext:value-type="string">
            <text:p>Half_5_</text:p>
          </table:table-cell>
          <table:table-cell table:formula="of:=[Value.B118]" office:value-type="float" office:value="126" calcext:value-type="float">
            <text:p>1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 calcext:value-type="string">
            <text:p>Часткове вивантаження фільтра 5</text:p>
          </table:table-cell>
          <table:table-cell table:number-columns-repeated="4"/>
          <table:table-cell table:formula="of:=IF([.E118]&gt;0;CONCATENATE([.A118];&quot; &quot;;&quot;integer default '0',&quot;);&quot;&quot;)" office:value-type="string" office:string-value="Half_5_ integer default '0'," calcext:value-type="string">
            <text:p>Half_5_ integer default '0',</text:p>
          </table:table-cell>
        </table:table-row>
        <table:table-row table:style-name="ro1">
          <table:table-cell table:formula="of:=[Value.A119]" office:value-type="string" office:string-value="Half_6_" calcext:value-type="string">
            <text:p>Half_6_</text:p>
          </table:table-cell>
          <table:table-cell table:formula="of:=[Value.B119]" office:value-type="float" office:value="127" calcext:value-type="float">
            <text:p>1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 calcext:value-type="string">
            <text:p>Часткове вивантаження фільтра 6</text:p>
          </table:table-cell>
          <table:table-cell table:number-columns-repeated="4"/>
          <table:table-cell table:formula="of:=IF([.E119]&gt;0;CONCATENATE([.A119];&quot; &quot;;&quot;integer default '0',&quot;);&quot;&quot;)" office:value-type="string" office:string-value="Half_6_ integer default '0'," calcext:value-type="string">
            <text:p>Half_6_ integer default '0',</text:p>
          </table:table-cell>
        </table:table-row>
        <table:table-row table:style-name="ro1">
          <table:table-cell table:formula="of:=[Value.A120]" office:value-type="string" office:string-value="Half_7_" calcext:value-type="string">
            <text:p>Half_7_</text:p>
          </table:table-cell>
          <table:table-cell table:formula="of:=[Value.B120]" office:value-type="float" office:value="128" calcext:value-type="float">
            <text:p>1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 calcext:value-type="string">
            <text:p>Часткове вивантаження фільтра 7</text:p>
          </table:table-cell>
          <table:table-cell table:number-columns-repeated="4"/>
          <table:table-cell table:formula="of:=IF([.E120]&gt;0;CONCATENATE([.A120];&quot; &quot;;&quot;integer default '0',&quot;);&quot;&quot;)" office:value-type="string" office:string-value="Half_7_ integer default '0'," calcext:value-type="string">
            <text:p>Half_7_ integer default '0',</text:p>
          </table:table-cell>
        </table:table-row>
        <table:table-row table:style-name="ro1">
          <table:table-cell table:formula="of:=[Value.A121]" office:value-type="string" office:string-value="Half_8_" calcext:value-type="string">
            <text:p>Half_8_</text:p>
          </table:table-cell>
          <table:table-cell table:formula="of:=[Value.B121]" office:value-type="float" office:value="129" calcext:value-type="float">
            <text:p>1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 calcext:value-type="string">
            <text:p>Часткове вивантаження фільтра 8</text:p>
          </table:table-cell>
          <table:table-cell table:number-columns-repeated="4"/>
          <table:table-cell table:formula="of:=IF([.E121]&gt;0;CONCATENATE([.A121];&quot; &quot;;&quot;integer default '0',&quot;);&quot;&quot;)" office:value-type="string" office:string-value="Half_8_ integer default '0'," calcext:value-type="string">
            <text:p>Half_8_ integer default '0',</text:p>
          </table:table-cell>
        </table:table-row>
        <table:table-row table:style-name="ro1">
          <table:table-cell table:formula="of:=[Value.A122]" office:value-type="string" office:string-value="Full_1_" calcext:value-type="string">
            <text:p>Full_1_</text:p>
          </table:table-cell>
          <table:table-cell table:formula="of:=[Value.B122]" office:value-type="float" office:value="130" calcext:value-type="float">
            <text:p>1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 calcext:value-type="string">
            <text:p>Повне вивантаження фільтра 1</text:p>
          </table:table-cell>
          <table:table-cell table:number-columns-repeated="4"/>
          <table:table-cell table:formula="of:=IF([.E122]&gt;0;CONCATENATE([.A122];&quot; &quot;;&quot;integer default '0',&quot;);&quot;&quot;)" office:value-type="string" office:string-value="Full_1_ integer default '0'," calcext:value-type="string">
            <text:p>Full_1_ integer default '0',</text:p>
          </table:table-cell>
        </table:table-row>
        <table:table-row table:style-name="ro1">
          <table:table-cell table:formula="of:=[Value.A123]" office:value-type="string" office:string-value="Full_2_" calcext:value-type="string">
            <text:p>Full_2_</text:p>
          </table:table-cell>
          <table:table-cell table:formula="of:=[Value.B123]" office:value-type="float" office:value="131" calcext:value-type="float">
            <text:p>1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 calcext:value-type="string">
            <text:p>Повне вивантаження фільтра 2</text:p>
          </table:table-cell>
          <table:table-cell table:number-columns-repeated="4"/>
          <table:table-cell table:formula="of:=IF([.E123]&gt;0;CONCATENATE([.A123];&quot; &quot;;&quot;integer default '0',&quot;);&quot;&quot;)" office:value-type="string" office:string-value="Full_2_ integer default '0'," calcext:value-type="string">
            <text:p>Full_2_ integer default '0',</text:p>
          </table:table-cell>
        </table:table-row>
        <table:table-row table:style-name="ro1">
          <table:table-cell table:formula="of:=[Value.A124]" office:value-type="string" office:string-value="Full_3_" calcext:value-type="string">
            <text:p>Full_3_</text:p>
          </table:table-cell>
          <table:table-cell table:formula="of:=[Value.B124]" office:value-type="float" office:value="132" calcext:value-type="float">
            <text:p>1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 calcext:value-type="string">
            <text:p>Повне вивантаження фільтра 3</text:p>
          </table:table-cell>
          <table:table-cell table:number-columns-repeated="4"/>
          <table:table-cell table:formula="of:=IF([.E124]&gt;0;CONCATENATE([.A124];&quot; &quot;;&quot;integer default '0',&quot;);&quot;&quot;)" office:value-type="string" office:string-value="Full_3_ integer default '0'," calcext:value-type="string">
            <text:p>Full_3_ integer default '0',</text:p>
          </table:table-cell>
        </table:table-row>
        <table:table-row table:style-name="ro1">
          <table:table-cell table:formula="of:=[Value.A125]" office:value-type="string" office:string-value="Full_4_" calcext:value-type="string">
            <text:p>Full_4_</text:p>
          </table:table-cell>
          <table:table-cell table:formula="of:=[Value.B125]" office:value-type="float" office:value="133" calcext:value-type="float">
            <text:p>1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 calcext:value-type="string">
            <text:p>Повне вивантаження фільтра 4</text:p>
          </table:table-cell>
          <table:table-cell table:number-columns-repeated="4"/>
          <table:table-cell table:formula="of:=IF([.E125]&gt;0;CONCATENATE([.A125];&quot; &quot;;&quot;integer default '0',&quot;);&quot;&quot;)" office:value-type="string" office:string-value="Full_4_ integer default '0'," calcext:value-type="string">
            <text:p>Full_4_ integer default '0',</text:p>
          </table:table-cell>
        </table:table-row>
        <table:table-row table:style-name="ro1">
          <table:table-cell table:formula="of:=[Value.A126]" office:value-type="string" office:string-value="Full_5_" calcext:value-type="string">
            <text:p>Full_5_</text:p>
          </table:table-cell>
          <table:table-cell table:formula="of:=[Value.B126]" office:value-type="float" office:value="134" calcext:value-type="float">
            <text:p>1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 calcext:value-type="string">
            <text:p>Повне вивантаження фільтра 5</text:p>
          </table:table-cell>
          <table:table-cell table:number-columns-repeated="4"/>
          <table:table-cell table:formula="of:=IF([.E126]&gt;0;CONCATENATE([.A126];&quot; &quot;;&quot;integer default '0',&quot;);&quot;&quot;)" office:value-type="string" office:string-value="Full_5_ integer default '0'," calcext:value-type="string">
            <text:p>Full_5_ integer default '0',</text:p>
          </table:table-cell>
        </table:table-row>
        <table:table-row table:style-name="ro1">
          <table:table-cell table:formula="of:=[Value.A127]" office:value-type="string" office:string-value="Full_6_" calcext:value-type="string">
            <text:p>Full_6_</text:p>
          </table:table-cell>
          <table:table-cell table:formula="of:=[Value.B127]" office:value-type="float" office:value="135" calcext:value-type="float">
            <text:p>1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 calcext:value-type="string">
            <text:p>Повне вивантаження фільтра 6</text:p>
          </table:table-cell>
          <table:table-cell table:number-columns-repeated="4"/>
          <table:table-cell table:formula="of:=IF([.E127]&gt;0;CONCATENATE([.A127];&quot; &quot;;&quot;integer default '0',&quot;);&quot;&quot;)" office:value-type="string" office:string-value="Full_6_ integer default '0'," calcext:value-type="string">
            <text:p>Full_6_ integer default '0',</text:p>
          </table:table-cell>
        </table:table-row>
        <table:table-row table:style-name="ro1">
          <table:table-cell table:formula="of:=[Value.A128]" office:value-type="string" office:string-value="Full_7_" calcext:value-type="string">
            <text:p>Full_7_</text:p>
          </table:table-cell>
          <table:table-cell table:formula="of:=[Value.B128]" office:value-type="float" office:value="136" calcext:value-type="float">
            <text:p>1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 calcext:value-type="string">
            <text:p>Повне вивантаження фільтра 7</text:p>
          </table:table-cell>
          <table:table-cell table:number-columns-repeated="4"/>
          <table:table-cell table:formula="of:=IF([.E128]&gt;0;CONCATENATE([.A128];&quot; &quot;;&quot;integer default '0',&quot;);&quot;&quot;)" office:value-type="string" office:string-value="Full_7_ integer default '0'," calcext:value-type="string">
            <text:p>Full_7_ integer default '0',</text:p>
          </table:table-cell>
        </table:table-row>
        <table:table-row table:style-name="ro1">
          <table:table-cell table:formula="of:=[Value.A129]" office:value-type="string" office:string-value="Full_8_" calcext:value-type="string">
            <text:p>Full_8_</text:p>
          </table:table-cell>
          <table:table-cell table:formula="of:=[Value.B129]" office:value-type="float" office:value="137" calcext:value-type="float">
            <text:p>1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 calcext:value-type="string">
            <text:p>Повне вивантаження фільтра 8</text:p>
          </table:table-cell>
          <table:table-cell table:number-columns-repeated="4"/>
          <table:table-cell table:formula="of:=IF([.E129]&gt;0;CONCATENATE([.A129];&quot; &quot;;&quot;integer default '0',&quot;);&quot;&quot;)" office:value-type="string" office:string-value="Full_8_ integer default '0'," calcext:value-type="string">
            <text:p>Full_8_ integer default '0',</text:p>
          </table:table-cell>
        </table:table-row>
        <table:table-row table:style-name="ro1">
          <table:table-cell table:formula="of:=[Value.A130]" office:value-type="string" office:string-value="Alarm" calcext:value-type="string">
            <text:p>Alarm</text:p>
          </table:table-cell>
          <table:table-cell table:formula="of:=[Value.B130]" office:value-type="float" office:value="138" calcext:value-type="float">
            <text:p>1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гальна аварія</text:p>
          </table:table-cell>
          <table:table-cell table:number-columns-repeated="4"/>
          <table:table-cell table:formula="of:=IF([.E130]&gt;0;CONCATENATE([.A130];&quot; &quot;;&quot;integer default '0',&quot;);&quot;&quot;)" office:value-type="string" office:string-value="Alarm integer default '0'," calcext:value-type="string">
            <text:p>Alarm integer default '0',</text:p>
          </table:table-cell>
        </table:table-row>
        <table:table-row table:style-name="ro1">
          <table:table-cell table:formula="of:=[Value.A131]" office:value-type="string" office:string-value="a_L_nfs" calcext:value-type="string">
            <text:p>a_L_nfs</text:p>
          </table:table-cell>
          <table:table-cell table:formula="of:=[Value.B131]" office:value-type="float" office:value="139" calcext:value-type="float">
            <text:p>1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IF([.E131]&gt;0;CONCATENATE([.A131];&quot; &quot;;&quot;integer default '0',&quot;);&quot;&quot;)" office:value-type="string" office:string-value="a_L_nfs integer default '0'," calcext:value-type="string">
            <text:p>a_L_nfs integer default '0',</text:p>
          </table:table-cell>
        </table:table-row>
        <table:table-row table:style-name="ro1">
          <table:table-cell table:formula="of:=[Value.A132]" office:value-type="string" office:string-value="a_L_nz" calcext:value-type="string">
            <text:p>a_L_nz</text:p>
          </table:table-cell>
          <table:table-cell table:formula="of:=[Value.B132]" office:value-type="float" office:value="140" calcext:value-type="float">
            <text:p>1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ий рівень в напірному збірнику</text:p>
          </table:table-cell>
          <table:table-cell table:number-columns-repeated="4"/>
          <table:table-cell table:formula="of:=IF([.E132]&gt;0;CONCATENATE([.A132];&quot; &quot;;&quot;integer default '0',&quot;);&quot;&quot;)" office:value-type="string" office:string-value="a_L_nz integer default '0'," calcext:value-type="string">
            <text:p>a_L_nz integer default '0',</text:p>
          </table:table-cell>
        </table:table-row>
        <table:table-row table:style-name="ro1">
          <table:table-cell table:formula="of:=[Value.A133]" office:value-type="string" office:string-value="a_L_sus" calcext:value-type="string">
            <text:p>a_L_sus</text:p>
          </table:table-cell>
          <table:table-cell table:formula="of:=[Value.B133]" office:value-type="float" office:value="141" calcext:value-type="float">
            <text:p>1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ий рівень в збірнику суспензії</text:p>
          </table:table-cell>
          <table:table-cell table:number-columns-repeated="4"/>
          <table:table-cell table:formula="of:=IF([.E133]&gt;0;CONCATENATE([.A133];&quot; &quot;;&quot;integer default '0',&quot;);&quot;&quot;)" office:value-type="string" office:string-value="a_L_sus integer default '0'," calcext:value-type="string">
            <text:p>a_L_sus integer default '0',</text:p>
          </table:table-cell>
        </table:table-row>
        <table:table-row table:style-name="ro1">
          <table:table-cell table:formula="of:=[Value.A134]" office:value-type="string" office:string-value="a_L_cs" calcext:value-type="string">
            <text:p>a_L_cs</text:p>
          </table:table-cell>
          <table:table-cell table:formula="of:=[Value.B134]" office:value-type="float" office:value="142" calcext:value-type="float">
            <text:p>14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IF([.E134]&gt;0;CONCATENATE([.A134];&quot; &quot;;&quot;integer default '0',&quot;);&quot;&quot;)" office:value-type="string" office:string-value="a_L_cs integer default '0'," calcext:value-type="string">
            <text:p>a_L_cs integer default '0',</text:p>
          </table:table-cell>
        </table:table-row>
        <table:table-row table:style-name="ro1">
          <table:table-cell table:formula="of:=[Value.A135]" office:value-type="string" office:string-value="a_T_s" calcext:value-type="string">
            <text:p>a_T_s</text:p>
          </table:table-cell>
          <table:table-cell table:formula="of:=[Value.B135]" office:value-type="float" office:value="143" calcext:value-type="float">
            <text:p>14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арійно висока тепература</text:p>
          </table:table-cell>
          <table:table-cell table:number-columns-repeated="4"/>
          <table:table-cell table:formula="of:=IF([.E135]&gt;0;CONCATENATE([.A135];&quot; &quot;;&quot;integer default '0',&quot;);&quot;&quot;)" office:value-type="string" office:string-value="a_T_s integer default '0'," calcext:value-type="string">
            <text:p>a_T_s integer default '0',</text:p>
          </table:table-cell>
        </table:table-row>
        <table:table-row table:style-name="ro1">
          <table:table-cell table:formula="of:=[Value.A136]" office:value-type="string" office:string-value="r_l" calcext:value-type="string">
            <text:p>r_l</text:p>
          </table:table-cell>
          <table:table-cell table:formula="of:=[Value.B136]" office:value-type="float" office:value="144" calcext:value-type="float">
            <text:p>14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 вивантаження поточного фільтра</text:p>
          </table:table-cell>
          <table:table-cell table:number-columns-repeated="4"/>
          <table:table-cell table:formula="of:=IF([.E136]&gt;0;CONCATENATE([.A136];&quot; &quot;;&quot;integer default '0',&quot;);&quot;&quot;)" office:value-type="string" office:string-value="r_l integer default '0'," calcext:value-type="string">
            <text:p>r_l integer default '0',</text:p>
          </table:table-cell>
        </table:table-row>
        <table:table-row table:style-name="ro1">
          <table:table-cell table:formula="of:=[Value.A142]" office:value-type="string" office:string-value="L_nfs" calcext:value-type="string">
            <text:p>L_nfs</text:p>
          </table:table-cell>
          <table:table-cell table:formula="of:=[Value.B142]" office:value-type="float" office:value="145" calcext:value-type="float">
            <text:p>145</text:p>
          </table:table-cell>
          <table:table-cell table:formula="of:=[Value.D142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нефільтрованого соку</text:p>
          </table:table-cell>
          <table:table-cell table:number-columns-repeated="4"/>
          <table:table-cell table:formula="of:=IF([.E137]&gt;0;CONCATENATE([.A137];&quot; &quot;;&quot;integer default '0',&quot;);&quot;&quot;)" office:value-type="string" office:string-value="L_nfs integer default '0'," calcext:value-type="string">
            <text:p>L_nfs integer default '0',</text:p>
          </table:table-cell>
        </table:table-row>
        <table:table-row table:style-name="ro1">
          <table:table-cell table:formula="of:=[Value.A143]" office:value-type="string" office:string-value="L_nz" calcext:value-type="string">
            <text:p>L_nz</text:p>
          </table:table-cell>
          <table:table-cell table:formula="of:=[Value.B143]" office:value-type="float" office:value="146" calcext:value-type="float">
            <text:p>146</text:p>
          </table:table-cell>
          <table:table-cell table:formula="of:=[Value.D143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напірному збірнику</text:p>
          </table:table-cell>
          <table:table-cell table:number-columns-repeated="4"/>
          <table:table-cell table:formula="of:=IF([.E138]&gt;0;CONCATENATE([.A138];&quot; &quot;;&quot;integer default '0',&quot;);&quot;&quot;)" office:value-type="string" office:string-value="L_nz integer default '0'," calcext:value-type="string">
            <text:p>L_nz integer default '0',</text:p>
          </table:table-cell>
        </table:table-row>
        <table:table-row table:style-name="ro1">
          <table:table-cell table:formula="of:=[Value.A144]" office:value-type="string" office:string-value="L_sus" calcext:value-type="string">
            <text:p>L_sus</text:p>
          </table:table-cell>
          <table:table-cell table:formula="of:=[Value.B144]" office:value-type="float" office:value="147" calcext:value-type="float">
            <text:p>147</text:p>
          </table:table-cell>
          <table:table-cell table:formula="of:=[Value.D144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суспензії</text:p>
          </table:table-cell>
          <table:table-cell table:number-columns-repeated="4"/>
          <table:table-cell table:formula="of:=IF([.E139]&gt;0;CONCATENATE([.A139];&quot; &quot;;&quot;integer default '0',&quot;);&quot;&quot;)" office:value-type="string" office:string-value="L_sus integer default '0'," calcext:value-type="string">
            <text:p>L_sus integer default '0',</text:p>
          </table:table-cell>
        </table:table-row>
        <table:table-row table:style-name="ro1">
          <table:table-cell table:formula="of:=[Value.A145]" office:value-type="string" office:string-value="L_cs" calcext:value-type="string">
            <text:p>L_cs</text:p>
          </table:table-cell>
          <table:table-cell table:formula="of:=[Value.B145]" office:value-type="float" office:value="148" calcext:value-type="float">
            <text:p>148</text:p>
          </table:table-cell>
          <table:table-cell table:formula="of:=[Value.D145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фільтрованого соку</text:p>
          </table:table-cell>
          <table:table-cell table:number-columns-repeated="4"/>
          <table:table-cell table:formula="of:=IF([.E140]&gt;0;CONCATENATE([.A140];&quot; &quot;;&quot;integer default '0',&quot;);&quot;&quot;)" office:value-type="string" office:string-value="L_cs integer default '0'," calcext:value-type="string">
            <text:p>L_cs integer default '0',</text:p>
          </table:table-cell>
        </table:table-row>
        <table:table-row table:style-name="ro1">
          <table:table-cell table:formula="of:=[Value.A146]" office:value-type="string" office:string-value="T_s" calcext:value-type="string">
            <text:p>T_s</text:p>
          </table:table-cell>
          <table:table-cell table:formula="of:=[Value.B146]" office:value-type="float" office:value="149" calcext:value-type="float">
            <text:p>149</text:p>
          </table:table-cell>
          <table:table-cell table:formula="of:=[Value.D146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соку</text:p>
          </table:table-cell>
          <table:table-cell table:number-columns-repeated="4"/>
          <table:table-cell table:formula="of:=IF([.E141]&gt;0;CONCATENATE([.A141];&quot; &quot;;&quot;integer default '0',&quot;);&quot;&quot;)" office:value-type="string" office:string-value="T_s integer default '0'," calcext:value-type="string">
            <text:p>T_s integer default '0',</text:p>
          </table:table-cell>
        </table:table-row>
        <table:table-row table:style-name="ro1">
          <table:table-cell table:formula="of:=[Value.A147]" office:value-type="string" office:string-value="G_cs" calcext:value-type="string">
            <text:p>G_cs</text:p>
          </table:table-cell>
          <table:table-cell table:formula="of:=[Value.B147]" office:value-type="float" office:value="150" calcext:value-type="float">
            <text:p>150</text:p>
          </table:table-cell>
          <table:table-cell table:formula="of:=[Value.D147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фільтрованого соку</text:p>
          </table:table-cell>
          <table:table-cell table:number-columns-repeated="4"/>
          <table:table-cell table:formula="of:=IF([.E142]&gt;0;CONCATENATE([.A142];&quot; &quot;;&quot;integer default '0',&quot;);&quot;&quot;)" office:value-type="string" office:string-value="G_cs integer default '0'," calcext:value-type="string">
            <text:p>G_cs integer default '0',</text:p>
          </table:table-cell>
        </table:table-row>
        <table:table-row table:style-name="ro1">
          <table:table-cell table:formula="of:=[Value.A148]" office:value-type="string" office:string-value="State_1_" calcext:value-type="string">
            <text:p>State_1_</text:p>
          </table:table-cell>
          <table:table-cell table:formula="of:=[Value.B148]" office:value-type="float" office:value="151" calcext:value-type="float">
            <text:p>151</text:p>
          </table:table-cell>
          <table:table-cell table:formula="of:=[Value.D148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 calcext:value-type="string">
            <text:p>Стан програми фільтра 1</text:p>
          </table:table-cell>
          <table:table-cell table:number-columns-repeated="4"/>
          <table:table-cell table:formula="of:=IF([.E143]&gt;0;CONCATENATE([.A143];&quot; &quot;;&quot;integer default '0',&quot;);&quot;&quot;)" office:value-type="string" office:string-value="State_1_ integer default '0'," calcext:value-type="string">
            <text:p>State_1_ integer default '0',</text:p>
          </table:table-cell>
        </table:table-row>
        <table:table-row table:style-name="ro1">
          <table:table-cell table:formula="of:=[Value.A149]" office:value-type="string" office:string-value="State_2_" calcext:value-type="string">
            <text:p>State_2_</text:p>
          </table:table-cell>
          <table:table-cell table:formula="of:=[Value.B149]" office:value-type="float" office:value="152" calcext:value-type="float">
            <text:p>152</text:p>
          </table:table-cell>
          <table:table-cell table:formula="of:=[Value.D149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 calcext:value-type="string">
            <text:p>Стан програми фільтра 2</text:p>
          </table:table-cell>
          <table:table-cell table:number-columns-repeated="4"/>
          <table:table-cell table:formula="of:=IF([.E144]&gt;0;CONCATENATE([.A144];&quot; &quot;;&quot;integer default '0',&quot;);&quot;&quot;)" office:value-type="string" office:string-value="State_2_ integer default '0'," calcext:value-type="string">
            <text:p>State_2_ integer default '0',</text:p>
          </table:table-cell>
        </table:table-row>
        <table:table-row table:style-name="ro1">
          <table:table-cell table:formula="of:=[Value.A150]" office:value-type="string" office:string-value="State_3_" calcext:value-type="string">
            <text:p>State_3_</text:p>
          </table:table-cell>
          <table:table-cell table:formula="of:=[Value.B150]" office:value-type="float" office:value="153" calcext:value-type="float">
            <text:p>153</text:p>
          </table:table-cell>
          <table:table-cell table:formula="of:=[Value.D150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 calcext:value-type="string">
            <text:p>Стан програми фільтра 3</text:p>
          </table:table-cell>
          <table:table-cell table:number-columns-repeated="4"/>
          <table:table-cell table:formula="of:=IF([.E145]&gt;0;CONCATENATE([.A145];&quot; &quot;;&quot;integer default '0',&quot;);&quot;&quot;)" office:value-type="string" office:string-value="State_3_ integer default '0'," calcext:value-type="string">
            <text:p>State_3_ integer default '0',</text:p>
          </table:table-cell>
        </table:table-row>
        <table:table-row table:style-name="ro1">
          <table:table-cell table:formula="of:=[Value.A151]" office:value-type="string" office:string-value="State_4_" calcext:value-type="string">
            <text:p>State_4_</text:p>
          </table:table-cell>
          <table:table-cell table:formula="of:=[Value.B151]" office:value-type="float" office:value="154" calcext:value-type="float">
            <text:p>154</text:p>
          </table:table-cell>
          <table:table-cell table:formula="of:=[Value.D151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 calcext:value-type="string">
            <text:p>Стан програми фільтра 4</text:p>
          </table:table-cell>
          <table:table-cell table:number-columns-repeated="4"/>
          <table:table-cell table:formula="of:=IF([.E146]&gt;0;CONCATENATE([.A146];&quot; &quot;;&quot;integer default '0',&quot;);&quot;&quot;)" office:value-type="string" office:string-value="State_4_ integer default '0'," calcext:value-type="string">
            <text:p>State_4_ integer default '0',</text:p>
          </table:table-cell>
        </table:table-row>
        <table:table-row table:style-name="ro1">
          <table:table-cell table:formula="of:=[Value.A152]" office:value-type="string" office:string-value="State_5_" calcext:value-type="string">
            <text:p>State_5_</text:p>
          </table:table-cell>
          <table:table-cell table:formula="of:=[Value.B152]" office:value-type="float" office:value="155" calcext:value-type="float">
            <text:p>155</text:p>
          </table:table-cell>
          <table:table-cell table:formula="of:=[Value.D152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 calcext:value-type="string">
            <text:p>Стан програми фільтра 5</text:p>
          </table:table-cell>
          <table:table-cell table:number-columns-repeated="4"/>
          <table:table-cell table:formula="of:=IF([.E147]&gt;0;CONCATENATE([.A147];&quot; &quot;;&quot;integer default '0',&quot;);&quot;&quot;)" office:value-type="string" office:string-value="State_5_ integer default '0'," calcext:value-type="string">
            <text:p>State_5_ integer default '0',</text:p>
          </table:table-cell>
        </table:table-row>
        <table:table-row table:style-name="ro1">
          <table:table-cell table:formula="of:=[Value.A153]" office:value-type="string" office:string-value="State_6_" calcext:value-type="string">
            <text:p>State_6_</text:p>
          </table:table-cell>
          <table:table-cell table:formula="of:=[Value.B153]" office:value-type="float" office:value="156" calcext:value-type="float">
            <text:p>156</text:p>
          </table:table-cell>
          <table:table-cell table:formula="of:=[Value.D153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 calcext:value-type="string">
            <text:p>Стан програми фільтра 6</text:p>
          </table:table-cell>
          <table:table-cell table:number-columns-repeated="4"/>
          <table:table-cell table:formula="of:=IF([.E148]&gt;0;CONCATENATE([.A148];&quot; &quot;;&quot;integer default '0',&quot;);&quot;&quot;)" office:value-type="string" office:string-value="State_6_ integer default '0'," calcext:value-type="string">
            <text:p>State_6_ integer default '0',</text:p>
          </table:table-cell>
        </table:table-row>
        <table:table-row table:style-name="ro1">
          <table:table-cell table:formula="of:=[Value.A154]" office:value-type="string" office:string-value="State_7_" calcext:value-type="string">
            <text:p>State_7_</text:p>
          </table:table-cell>
          <table:table-cell table:formula="of:=[Value.B154]" office:value-type="float" office:value="157" calcext:value-type="float">
            <text:p>157</text:p>
          </table:table-cell>
          <table:table-cell table:formula="of:=[Value.D154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 calcext:value-type="string">
            <text:p>Стан програми фільтра 7</text:p>
          </table:table-cell>
          <table:table-cell table:number-columns-repeated="4"/>
          <table:table-cell table:formula="of:=IF([.E149]&gt;0;CONCATENATE([.A149];&quot; &quot;;&quot;integer default '0',&quot;);&quot;&quot;)" office:value-type="string" office:string-value="State_7_ integer default '0'," calcext:value-type="string">
            <text:p>State_7_ integer default '0',</text:p>
          </table:table-cell>
        </table:table-row>
        <table:table-row table:style-name="ro1">
          <table:table-cell table:formula="of:=[Value.A155]" office:value-type="string" office:string-value="State_8_" calcext:value-type="string">
            <text:p>State_8_</text:p>
          </table:table-cell>
          <table:table-cell table:formula="of:=[Value.B155]" office:value-type="float" office:value="158" calcext:value-type="float">
            <text:p>158</text:p>
          </table:table-cell>
          <table:table-cell table:formula="of:=[Value.D155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 calcext:value-type="string">
            <text:p>Стан програми фільтра 8</text:p>
          </table:table-cell>
          <table:table-cell table:number-columns-repeated="4"/>
          <table:table-cell table:formula="of:=IF([.E150]&gt;0;CONCATENATE([.A150];&quot; &quot;;&quot;integer default '0',&quot;);&quot;&quot;)" office:value-type="string" office:string-value="State_8_ integer default '0'," calcext:value-type="string">
            <text:p>State_8_ integer default '0',</text:p>
          </table:table-cell>
        </table:table-row>
        <table:table-row table:style-name="ro1">
          <table:table-cell table:formula="of:=[Value.A156]" office:value-type="string" office:string-value="Tper" calcext:value-type="string">
            <text:p>Tper</text:p>
          </table:table-cell>
          <table:table-cell table:formula="of:=[Value.B156]" office:value-type="float" office:value="159" calcext:value-type="float">
            <text:p>159</text:p>
          </table:table-cell>
          <table:table-cell table:formula="of:=[Value.D156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51]&gt;0;CONCATENATE([.A151];&quot; &quot;;&quot;integer default '0',&quot;);&quot;&quot;)">
            <text:p/>
          </table:table-cell>
        </table:table-row>
        <table:table-row table:style-name="ro1">
          <table:table-cell table:formula="of:=[Value.A157]" office:value-type="string" office:string-value="Q" calcext:value-type="string">
            <text:p>Q</text:p>
          </table:table-cell>
          <table:table-cell table:formula="of:=[Value.B157]" office:value-type="float" office:value="160" calcext:value-type="float">
            <text:p>160</text:p>
          </table:table-cell>
          <table:table-cell table:formula="of:=[Value.D157]" office:value-type="string" office:string-value="Real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_cs</text:p>
          </table:table-cell>
          <table:table-cell office:value-type="string" calcext:value-type="string">
            <text:p>Об’єм фільтрованого соку</text:p>
          </table:table-cell>
          <table:table-cell table:number-columns-repeated="4"/>
          <table:table-cell table:formula="of:=IF([.E152]&gt;0;CONCATENATE([.A152];&quot; &quot;;&quot;integer default '0',&quot;);&quot;&quot;)" office:value-type="string" office:string-value="Q integer default '0'," calcext:value-type="string">
            <text:p>Q integer default '0',</text:p>
          </table:table-cell>
        </table:table-row>
        <table:table-row table:style-name="ro1">
          <table:table-cell table:formula="of:=[Value.A158]" office:value-type="string" office:string-value="Nom_Cur" calcext:value-type="string">
            <text:p>Nom_Cur</text:p>
          </table:table-cell>
          <table:table-cell table:formula="of:=[Value.B158]" office:value-type="float" office:value="162" calcext:value-type="float">
            <text:p>162</text:p>
          </table:table-cell>
          <table:table-cell table:formula="of:=[Value.D158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</text:p>
          </table:table-cell>
          <table:table-cell office:value-type="string" calcext:value-type="string">
            <text:p>Поточний фільтр</text:p>
          </table:table-cell>
          <table:table-cell table:number-columns-repeated="4"/>
          <table:table-cell table:formula="of:=IF([.E153]&gt;0;CONCATENATE([.A153];&quot; &quot;;&quot;integer default '0',&quot;);&quot;&quot;)" office:value-type="string" office:string-value="Nom_Cur integer default '0'," calcext:value-type="string">
            <text:p>Nom_Cur integer default '0',</text:p>
          </table:table-cell>
        </table:table-row>
        <table:table-row table:style-name="ro1">
          <table:table-cell table:formula="of:=[Value.A159]" office:value-type="string" office:string-value="Tf_m_1_" calcext:value-type="string">
            <text:p>Tf_m_1_</text:p>
          </table:table-cell>
          <table:table-cell table:formula="of:=[Value.B159]" office:value-type="float" office:value="163" calcext:value-type="float">
            <text:p>163</text:p>
          </table:table-cell>
          <table:table-cell table:formula="of:=[Value.D159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54]&gt;0;CONCATENATE([.A154];&quot; &quot;;&quot;integer default '0',&quot;);&quot;&quot;)">
            <text:p/>
          </table:table-cell>
        </table:table-row>
        <table:table-row table:style-name="ro1">
          <table:table-cell table:formula="of:=[Value.A160]" office:value-type="string" office:string-value="Tf_m_2_" calcext:value-type="string">
            <text:p>Tf_m_2_</text:p>
          </table:table-cell>
          <table:table-cell table:formula="of:=[Value.B160]" office:value-type="float" office:value="164" calcext:value-type="float">
            <text:p>164</text:p>
          </table:table-cell>
          <table:table-cell table:formula="of:=[Value.D160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55]&gt;0;CONCATENATE([.A155];&quot; &quot;;&quot;integer default '0',&quot;);&quot;&quot;)">
            <text:p/>
          </table:table-cell>
        </table:table-row>
        <table:table-row table:style-name="ro1">
          <table:table-cell table:formula="of:=[Value.A161]" office:value-type="string" office:string-value="Tf_m_3_" calcext:value-type="string">
            <text:p>Tf_m_3_</text:p>
          </table:table-cell>
          <table:table-cell table:formula="of:=[Value.B161]" office:value-type="float" office:value="165" calcext:value-type="float">
            <text:p>165</text:p>
          </table:table-cell>
          <table:table-cell table:formula="of:=[Value.D161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56]&gt;0;CONCATENATE([.A156];&quot; &quot;;&quot;integer default '0',&quot;);&quot;&quot;)">
            <text:p/>
          </table:table-cell>
        </table:table-row>
        <table:table-row table:style-name="ro1">
          <table:table-cell table:formula="of:=[Value.A162]" office:value-type="string" office:string-value="Tf_m_4_" calcext:value-type="string">
            <text:p>Tf_m_4_</text:p>
          </table:table-cell>
          <table:table-cell table:formula="of:=[Value.B162]" office:value-type="float" office:value="166" calcext:value-type="float">
            <text:p>166</text:p>
          </table:table-cell>
          <table:table-cell table:formula="of:=[Value.D162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57]&gt;0;CONCATENATE([.A157];&quot; &quot;;&quot;integer default '0',&quot;);&quot;&quot;)">
            <text:p/>
          </table:table-cell>
        </table:table-row>
        <table:table-row table:style-name="ro1">
          <table:table-cell table:formula="of:=[Value.A163]" office:value-type="string" office:string-value="Tf_m_5_" calcext:value-type="string">
            <text:p>Tf_m_5_</text:p>
          </table:table-cell>
          <table:table-cell table:formula="of:=[Value.B163]" office:value-type="float" office:value="167" calcext:value-type="float">
            <text:p>167</text:p>
          </table:table-cell>
          <table:table-cell table:formula="of:=[Value.D163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58]&gt;0;CONCATENATE([.A158];&quot; &quot;;&quot;integer default '0',&quot;);&quot;&quot;)">
            <text:p/>
          </table:table-cell>
        </table:table-row>
        <table:table-row table:style-name="ro1">
          <table:table-cell table:formula="of:=[Value.A164]" office:value-type="string" office:string-value="Tf_m_6_" calcext:value-type="string">
            <text:p>Tf_m_6_</text:p>
          </table:table-cell>
          <table:table-cell table:formula="of:=[Value.B164]" office:value-type="float" office:value="168" calcext:value-type="float">
            <text:p>168</text:p>
          </table:table-cell>
          <table:table-cell table:formula="of:=[Value.D164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59]&gt;0;CONCATENATE([.A159];&quot; &quot;;&quot;integer default '0',&quot;);&quot;&quot;)">
            <text:p/>
          </table:table-cell>
        </table:table-row>
        <table:table-row table:style-name="ro1">
          <table:table-cell table:formula="of:=[Value.A165]" office:value-type="string" office:string-value="Tf_m_7_" calcext:value-type="string">
            <text:p>Tf_m_7_</text:p>
          </table:table-cell>
          <table:table-cell table:formula="of:=[Value.B165]" office:value-type="float" office:value="169" calcext:value-type="float">
            <text:p>169</text:p>
          </table:table-cell>
          <table:table-cell table:formula="of:=[Value.D165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0]&gt;0;CONCATENATE([.A160];&quot; &quot;;&quot;integer default '0',&quot;);&quot;&quot;)">
            <text:p/>
          </table:table-cell>
        </table:table-row>
        <table:table-row table:style-name="ro1">
          <table:table-cell table:formula="of:=[Value.A166]" office:value-type="string" office:string-value="Tf_m_8_" calcext:value-type="string">
            <text:p>Tf_m_8_</text:p>
          </table:table-cell>
          <table:table-cell table:formula="of:=[Value.B166]" office:value-type="float" office:value="170" calcext:value-type="float">
            <text:p>170</text:p>
          </table:table-cell>
          <table:table-cell table:formula="of:=[Value.D166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1]&gt;0;CONCATENATE([.A161];&quot; &quot;;&quot;integer default '0',&quot;);&quot;&quot;)">
            <text:p/>
          </table:table-cell>
        </table:table-row>
        <table:table-row table:style-name="ro1">
          <table:table-cell table:formula="of:=[Value.A167]" office:value-type="string" office:string-value="Tf_h_1_" calcext:value-type="string">
            <text:p>Tf_h_1_</text:p>
          </table:table-cell>
          <table:table-cell table:formula="of:=[Value.B167]" office:value-type="float" office:value="171" calcext:value-type="float">
            <text:p>171</text:p>
          </table:table-cell>
          <table:table-cell table:formula="of:=[Value.D167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2]&gt;0;CONCATENATE([.A162];&quot; &quot;;&quot;integer default '0',&quot;);&quot;&quot;)">
            <text:p/>
          </table:table-cell>
        </table:table-row>
        <table:table-row table:style-name="ro1">
          <table:table-cell table:formula="of:=[Value.A168]" office:value-type="string" office:string-value="Tf_h_2_" calcext:value-type="string">
            <text:p>Tf_h_2_</text:p>
          </table:table-cell>
          <table:table-cell table:formula="of:=[Value.B168]" office:value-type="float" office:value="172" calcext:value-type="float">
            <text:p>172</text:p>
          </table:table-cell>
          <table:table-cell table:formula="of:=[Value.D168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3]&gt;0;CONCATENATE([.A163];&quot; &quot;;&quot;integer default '0',&quot;);&quot;&quot;)">
            <text:p/>
          </table:table-cell>
        </table:table-row>
        <table:table-row table:style-name="ro1">
          <table:table-cell table:formula="of:=[Value.A169]" office:value-type="string" office:string-value="Tf_h_3_" calcext:value-type="string">
            <text:p>Tf_h_3_</text:p>
          </table:table-cell>
          <table:table-cell table:formula="of:=[Value.B169]" office:value-type="float" office:value="173" calcext:value-type="float">
            <text:p>173</text:p>
          </table:table-cell>
          <table:table-cell table:formula="of:=[Value.D169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4]&gt;0;CONCATENATE([.A164];&quot; &quot;;&quot;integer default '0',&quot;);&quot;&quot;)">
            <text:p/>
          </table:table-cell>
        </table:table-row>
        <table:table-row table:style-name="ro1">
          <table:table-cell table:formula="of:=[Value.A170]" office:value-type="string" office:string-value="Tf_h_4_" calcext:value-type="string">
            <text:p>Tf_h_4_</text:p>
          </table:table-cell>
          <table:table-cell table:formula="of:=[Value.B170]" office:value-type="float" office:value="174" calcext:value-type="float">
            <text:p>174</text:p>
          </table:table-cell>
          <table:table-cell table:formula="of:=[Value.D170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5]&gt;0;CONCATENATE([.A165];&quot; &quot;;&quot;integer default '0',&quot;);&quot;&quot;)">
            <text:p/>
          </table:table-cell>
        </table:table-row>
        <table:table-row table:style-name="ro1">
          <table:table-cell table:formula="of:=[Value.A171]" office:value-type="string" office:string-value="Tf_h_5_" calcext:value-type="string">
            <text:p>Tf_h_5_</text:p>
          </table:table-cell>
          <table:table-cell table:formula="of:=[Value.B171]" office:value-type="float" office:value="175" calcext:value-type="float">
            <text:p>175</text:p>
          </table:table-cell>
          <table:table-cell table:formula="of:=[Value.D171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6]&gt;0;CONCATENATE([.A166];&quot; &quot;;&quot;integer default '0',&quot;);&quot;&quot;)">
            <text:p/>
          </table:table-cell>
        </table:table-row>
        <table:table-row table:style-name="ro1">
          <table:table-cell table:formula="of:=[Value.A172]" office:value-type="string" office:string-value="Tf_h_6_" calcext:value-type="string">
            <text:p>Tf_h_6_</text:p>
          </table:table-cell>
          <table:table-cell table:formula="of:=[Value.B172]" office:value-type="float" office:value="176" calcext:value-type="float">
            <text:p>176</text:p>
          </table:table-cell>
          <table:table-cell table:formula="of:=[Value.D172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7]&gt;0;CONCATENATE([.A167];&quot; &quot;;&quot;integer default '0',&quot;);&quot;&quot;)">
            <text:p/>
          </table:table-cell>
        </table:table-row>
        <table:table-row table:style-name="ro1">
          <table:table-cell table:formula="of:=[Value.A173]" office:value-type="string" office:string-value="Tf_h_7_" calcext:value-type="string">
            <text:p>Tf_h_7_</text:p>
          </table:table-cell>
          <table:table-cell table:formula="of:=[Value.B173]" office:value-type="float" office:value="177" calcext:value-type="float">
            <text:p>177</text:p>
          </table:table-cell>
          <table:table-cell table:formula="of:=[Value.D173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8]&gt;0;CONCATENATE([.A168];&quot; &quot;;&quot;integer default '0',&quot;);&quot;&quot;)">
            <text:p/>
          </table:table-cell>
        </table:table-row>
        <table:table-row table:style-name="ro1">
          <table:table-cell table:formula="of:=[Value.A174]" office:value-type="string" office:string-value="Tf_h_8_" calcext:value-type="string">
            <text:p>Tf_h_8_</text:p>
          </table:table-cell>
          <table:table-cell table:formula="of:=[Value.B174]" office:value-type="float" office:value="178" calcext:value-type="float">
            <text:p>178</text:p>
          </table:table-cell>
          <table:table-cell table:formula="of:=[Value.D174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69]&gt;0;CONCATENATE([.A169];&quot; &quot;;&quot;integer default '0',&quot;);&quot;&quot;)">
            <text:p/>
          </table:table-cell>
        </table:table-row>
        <table:table-row table:style-name="ro1">
          <table:table-cell table:formula="of:=[Value.A178]" office:value-type="string" office:string-value="T_v2_1_e" calcext:value-type="string">
            <text:p>T_v2_1_e</text:p>
          </table:table-cell>
          <table:table-cell table:formula="of:=[Value.B178]" office:value-type="float" office:value="179" calcext:value-type="float">
            <text:p>179</text:p>
          </table:table-cell>
          <table:table-cell table:formula="of:=[Value.D178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0]&gt;0;CONCATENATE([.A170];&quot; &quot;;&quot;integer default '0',&quot;);&quot;&quot;)">
            <text:p/>
          </table:table-cell>
        </table:table-row>
        <table:table-row table:style-name="ro1">
          <table:table-cell table:formula="of:=[Value.A179]" office:value-type="string" office:string-value="T_v2_2_e" calcext:value-type="string">
            <text:p>T_v2_2_e</text:p>
          </table:table-cell>
          <table:table-cell table:formula="of:=[Value.B179]" office:value-type="float" office:value="180" calcext:value-type="float">
            <text:p>180</text:p>
          </table:table-cell>
          <table:table-cell table:formula="of:=[Value.D179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1]&gt;0;CONCATENATE([.A171];&quot; &quot;;&quot;integer default '0',&quot;);&quot;&quot;)">
            <text:p/>
          </table:table-cell>
        </table:table-row>
        <table:table-row table:style-name="ro1">
          <table:table-cell table:formula="of:=[Value.A180]" office:value-type="string" office:string-value="T_v2_3_e" calcext:value-type="string">
            <text:p>T_v2_3_e</text:p>
          </table:table-cell>
          <table:table-cell table:formula="of:=[Value.B180]" office:value-type="float" office:value="181" calcext:value-type="float">
            <text:p>181</text:p>
          </table:table-cell>
          <table:table-cell table:formula="of:=[Value.D180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2]&gt;0;CONCATENATE([.A172];&quot; &quot;;&quot;integer default '0',&quot;);&quot;&quot;)">
            <text:p/>
          </table:table-cell>
        </table:table-row>
        <table:table-row table:style-name="ro1">
          <table:table-cell table:formula="of:=[Value.A181]" office:value-type="string" office:string-value="T_v2_4_e" calcext:value-type="string">
            <text:p>T_v2_4_e</text:p>
          </table:table-cell>
          <table:table-cell table:formula="of:=[Value.B181]" office:value-type="float" office:value="182" calcext:value-type="float">
            <text:p>182</text:p>
          </table:table-cell>
          <table:table-cell table:formula="of:=[Value.D181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3]&gt;0;CONCATENATE([.A173];&quot; &quot;;&quot;integer default '0',&quot;);&quot;&quot;)">
            <text:p/>
          </table:table-cell>
        </table:table-row>
        <table:table-row table:style-name="ro1">
          <table:table-cell table:formula="of:=[Value.A182]" office:value-type="string" office:string-value="T_v2_5_e" calcext:value-type="string">
            <text:p>T_v2_5_e</text:p>
          </table:table-cell>
          <table:table-cell table:formula="of:=[Value.B182]" office:value-type="float" office:value="183" calcext:value-type="float">
            <text:p>183</text:p>
          </table:table-cell>
          <table:table-cell table:formula="of:=[Value.D182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4]&gt;0;CONCATENATE([.A174];&quot; &quot;;&quot;integer default '0',&quot;);&quot;&quot;)">
            <text:p/>
          </table:table-cell>
        </table:table-row>
        <table:table-row table:style-name="ro1">
          <table:table-cell table:formula="of:=[Value.A183]" office:value-type="string" office:string-value="T_v2_6_e" calcext:value-type="string">
            <text:p>T_v2_6_e</text:p>
          </table:table-cell>
          <table:table-cell table:formula="of:=[Value.B183]" office:value-type="float" office:value="184" calcext:value-type="float">
            <text:p>184</text:p>
          </table:table-cell>
          <table:table-cell table:formula="of:=[Value.D183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5]&gt;0;CONCATENATE([.A175];&quot; &quot;;&quot;integer default '0',&quot;);&quot;&quot;)">
            <text:p/>
          </table:table-cell>
        </table:table-row>
        <table:table-row table:style-name="ro1">
          <table:table-cell table:formula="of:=[Value.A184]" office:value-type="string" office:string-value="T_v2_7_e" calcext:value-type="string">
            <text:p>T_v2_7_e</text:p>
          </table:table-cell>
          <table:table-cell table:formula="of:=[Value.B184]" office:value-type="float" office:value="185" calcext:value-type="float">
            <text:p>185</text:p>
          </table:table-cell>
          <table:table-cell table:formula="of:=[Value.D184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6]&gt;0;CONCATENATE([.A176];&quot; &quot;;&quot;integer default '0',&quot;);&quot;&quot;)">
            <text:p/>
          </table:table-cell>
        </table:table-row>
        <table:table-row table:style-name="ro1">
          <table:table-cell table:formula="of:=[Value.A185]" office:value-type="string" office:string-value="T_v2_8_e" calcext:value-type="string">
            <text:p>T_v2_8_e</text:p>
          </table:table-cell>
          <table:table-cell table:formula="of:=[Value.B185]" office:value-type="float" office:value="186" calcext:value-type="float">
            <text:p>186</text:p>
          </table:table-cell>
          <table:table-cell table:formula="of:=[Value.D185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7]&gt;0;CONCATENATE([.A177];&quot; &quot;;&quot;integer default '0',&quot;);&quot;&quot;)">
            <text:p/>
          </table:table-cell>
        </table:table-row>
        <table:table-row table:style-name="ro1">
          <table:table-cell table:formula="of:=[Value.A186]" office:value-type="string" office:string-value="T_v3_1_e" calcext:value-type="string">
            <text:p>T_v3_1_e</text:p>
          </table:table-cell>
          <table:table-cell table:formula="of:=[Value.B186]" office:value-type="float" office:value="187" calcext:value-type="float">
            <text:p>187</text:p>
          </table:table-cell>
          <table:table-cell table:formula="of:=[Value.D186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8]&gt;0;CONCATENATE([.A178];&quot; &quot;;&quot;integer default '0',&quot;);&quot;&quot;)">
            <text:p/>
          </table:table-cell>
        </table:table-row>
        <table:table-row table:style-name="ro1">
          <table:table-cell table:formula="of:=[Value.A187]" office:value-type="string" office:string-value="T_v3_2_e" calcext:value-type="string">
            <text:p>T_v3_2_e</text:p>
          </table:table-cell>
          <table:table-cell table:formula="of:=[Value.B187]" office:value-type="float" office:value="188" calcext:value-type="float">
            <text:p>188</text:p>
          </table:table-cell>
          <table:table-cell table:formula="of:=[Value.D187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79]&gt;0;CONCATENATE([.A179];&quot; &quot;;&quot;integer default '0',&quot;);&quot;&quot;)">
            <text:p/>
          </table:table-cell>
        </table:table-row>
        <table:table-row table:style-name="ro1">
          <table:table-cell table:formula="of:=[Value.A188]" office:value-type="string" office:string-value="T_v3_3_e" calcext:value-type="string">
            <text:p>T_v3_3_e</text:p>
          </table:table-cell>
          <table:table-cell table:formula="of:=[Value.B188]" office:value-type="float" office:value="189" calcext:value-type="float">
            <text:p>189</text:p>
          </table:table-cell>
          <table:table-cell table:formula="of:=[Value.D188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80]&gt;0;CONCATENATE([.A180];&quot; &quot;;&quot;integer default '0',&quot;);&quot;&quot;)">
            <text:p/>
          </table:table-cell>
        </table:table-row>
        <table:table-row table:style-name="ro1">
          <table:table-cell table:formula="of:=[Value.A189]" office:value-type="string" office:string-value="T_v3_4_e" calcext:value-type="string">
            <text:p>T_v3_4_e</text:p>
          </table:table-cell>
          <table:table-cell table:formula="of:=[Value.B189]" office:value-type="float" office:value="190" calcext:value-type="float">
            <text:p>190</text:p>
          </table:table-cell>
          <table:table-cell table:formula="of:=[Value.D189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81]&gt;0;CONCATENATE([.A181];&quot; &quot;;&quot;integer default '0',&quot;);&quot;&quot;)">
            <text:p/>
          </table:table-cell>
        </table:table-row>
        <table:table-row table:style-name="ro1">
          <table:table-cell table:formula="of:=[Value.A190]" office:value-type="string" office:string-value="T_v3_5_e" calcext:value-type="string">
            <text:p>T_v3_5_e</text:p>
          </table:table-cell>
          <table:table-cell table:formula="of:=[Value.B190]" office:value-type="float" office:value="191" calcext:value-type="float">
            <text:p>191</text:p>
          </table:table-cell>
          <table:table-cell table:formula="of:=[Value.D190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82]&gt;0;CONCATENATE([.A182];&quot; &quot;;&quot;integer default '0',&quot;);&quot;&quot;)">
            <text:p/>
          </table:table-cell>
        </table:table-row>
        <table:table-row table:style-name="ro1">
          <table:table-cell table:formula="of:=[Value.A191]" office:value-type="string" office:string-value="T_v3_6_e" calcext:value-type="string">
            <text:p>T_v3_6_e</text:p>
          </table:table-cell>
          <table:table-cell table:formula="of:=[Value.B191]" office:value-type="float" office:value="192" calcext:value-type="float">
            <text:p>192</text:p>
          </table:table-cell>
          <table:table-cell table:formula="of:=[Value.D191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83]&gt;0;CONCATENATE([.A183];&quot; &quot;;&quot;integer default '0',&quot;);&quot;&quot;)">
            <text:p/>
          </table:table-cell>
        </table:table-row>
        <table:table-row table:style-name="ro1">
          <table:table-cell table:formula="of:=[Value.A192]" office:value-type="string" office:string-value="T_v3_7_e" calcext:value-type="string">
            <text:p>T_v3_7_e</text:p>
          </table:table-cell>
          <table:table-cell table:formula="of:=[Value.B192]" office:value-type="float" office:value="193" calcext:value-type="float">
            <text:p>193</text:p>
          </table:table-cell>
          <table:table-cell table:formula="of:=[Value.D192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84]&gt;0;CONCATENATE([.A184];&quot; &quot;;&quot;integer default '0',&quot;);&quot;&quot;)">
            <text:p/>
          </table:table-cell>
        </table:table-row>
        <table:table-row table:style-name="ro1">
          <table:table-cell table:formula="of:=[Value.A193]" office:value-type="string" office:string-value="T_v3_8_e" calcext:value-type="string">
            <text:p>T_v3_8_e</text:p>
          </table:table-cell>
          <table:table-cell table:formula="of:=[Value.B193]" office:value-type="float" office:value="194" calcext:value-type="float">
            <text:p>194</text:p>
          </table:table-cell>
          <table:table-cell table:formula="of:=[Value.D193]" office:value-type="string" office:string-value="Integer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85]&gt;0;CONCATENATE([.A185];&quot; &quot;;&quot;integer default '0',&quot;);&quot;&quot;)">
            <text:p/>
          </table:table-cell>
        </table:table-row>
        <table:table-row table:style-name="ro1">
          <table:table-cell table:formula="of:=[Value.A176]" office:value-type="string" office:string-value="L_ho" calcext:value-type="string">
            <text:p>L_ho</text:p>
          </table:table-cell>
          <table:table-cell table:formula="of:=[Value.B176]" office:value-type="float" office:value="195" calcext:value-type="float">
            <text:p>195</text:p>
          </table:table-cell>
          <table:table-cell table:formula="of:=[Value.D176]" office:value-type="string" office:string-value="Integer" calcext:value-type="string">
            <text:p>Inte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в збірнику часткового опорожнення</text:p>
          </table:table-cell>
          <table:table-cell table:number-columns-repeated="4"/>
          <table:table-cell table:formula="of:=IF([.E186]&gt;0;CONCATENATE([.A186];&quot; &quot;;&quot;integer default '0',&quot;);&quot;&quot;)" office:value-type="string" office:string-value="L_ho integer default '0'," calcext:value-type="string">
            <text:p>L_ho integer default '0',</text:p>
          </table:table-cell>
        </table:table-row>
        <table:table-row table:style-name="ro1">
          <table:table-cell office:value-type="string" calcext:value-type="string">
            <text:p>Spr_0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_cs</text:p>
          </table:table-cell>
          <table:table-cell office:value-type="string" calcext:value-type="string">
            <text:p>Розрахункове завдання</text:p>
          </table:table-cell>
          <table:table-cell table:number-columns-repeated="4"/>
          <table:table-cell table:formula="of:=IF([.E187]&gt;0;CONCATENATE([.A187];&quot; &quot;;&quot;integer default '0',&quot;);&quot;&quot;)" office:value-type="string" office:string-value="Spr_01 integer default '0'," calcext:value-type="string">
            <text:p>Spr_01 integer default '0',</text:p>
          </table:table-cell>
        </table:table-row>
        <table:table-row table:style-name="ro1">
          <table:table-cell office:value-type="string" calcext:value-type="string">
            <text:p>G_cs_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_cs</text:p>
          </table:table-cell>
          <table:table-cell office:value-type="string" calcext:value-type="string">
            <text:p>Витрата фільтрованого соку</text:p>
          </table:table-cell>
          <table:table-cell table:number-columns-repeated="4"/>
          <table:table-cell table:formula="of:=IF([.E188]&gt;0;CONCATENATE([.A188];&quot; &quot;;&quot;integer default '0',&quot;);&quot;&quot;)" office:value-type="string" office:string-value="G_cs_r integer default '0'," calcext:value-type="string">
            <text:p>G_cs_r integer default '0',</text:p>
          </table:table-cell>
        </table:table-row>
        <table:table-row table:style-name="ro1">
          <table:table-cell office:value-type="string" calcext:value-type="string">
            <text:p>L_cs_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_cs</text:p>
          </table:table-cell>
          <table:table-cell office:value-type="string" calcext:value-type="string">
            <text:p>Рівень в збірнику фільтрованого соку</text:p>
          </table:table-cell>
          <table:table-cell table:number-columns-repeated="4"/>
          <table:table-cell table:formula="of:=IF([.E189]&gt;0;CONCATENATE([.A189];&quot; &quot;;&quot;integer default '0',&quot;);&quot;&quot;)" office:value-type="string" office:string-value="L_cs_r integer default '0'," calcext:value-type="string">
            <text:p>L_cs_r integer default '0'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8"/>
          <table:table-cell table:formula="of:=IF([.E190]&gt;0;CONCATENATE([.A190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X_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0</text:p>
          </table:table-cell>
          <table:table-cell office:value-type="string" calcext:value-type="string">
            <text:p>Положення клапана</text:p>
          </table:table-cell>
          <table:table-cell table:number-columns-repeated="4"/>
          <table:table-cell table:formula="of:=IF([.E191]&gt;0;CONCATENATE([.A191];&quot; &quot;;&quot;integer default '0',&quot;);&quot;&quot;)" office:value-type="string" office:string-value="X_01 integer default '0'," calcext:value-type="string">
            <text:p>X_01 integer default '0',</text:p>
          </table:table-cell>
        </table:table-row>
        <table:table-row table:style-name="ro1">
          <table:table-cell office:value-type="string" calcext:value-type="string">
            <text:p>L_ho_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_100</text:p>
          </table:table-cell>
          <table:table-cell office:value-type="string" calcext:value-type="string">
            <text:p>Рівень в зб.</text:p>
          </table:table-cell>
          <table:table-cell table:number-columns-repeated="4"/>
          <table:table-cell table:formula="of:=IF([.E192]&gt;0;CONCATENATE([.A192];&quot; &quot;;&quot;integer default '0',&quot;);&quot;&quot;)" office:value-type="string" office:string-value="L_ho_l integer default '0'," calcext:value-type="string">
            <text:p>L_ho_l integer default '0',</text:p>
          </table:table-cell>
        </table:table-row>
        <table:table-row table:style-name="ro1">
          <table:table-cell table:number-columns-repeated="11"/>
          <table:table-cell table:formula="of:=IF([.E193]&gt;0;CONCATENATE([.A193];&quot; &quot;;&quot;integer default '0',&quot;);&quot;&quot;)">
            <text:p/>
          </table:table-cell>
        </table:table-row>
        <table:table-row table:style-name="ro1">
          <table:table-cell table:formula="of:=[Parm.A2]" office:value-type="string" office:string-value="T_v2_zd" calcext:value-type="string">
            <text:p>T_v2_zd</text:p>
          </table:table-cell>
          <table:table-cell table:formula="of:=[Parm.B2]" office:value-type="float" office:value="256" calcext:value-type="float">
            <text:p>256</text:p>
          </table:table-cell>
          <table:table-cell office:value-type="string" calcext:value-type="string">
            <text:p>Tim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94]&gt;0;CONCATENATE([.A194];&quot; &quot;;&quot;integer default '0',&quot;);&quot;&quot;)">
            <text:p/>
          </table:table-cell>
        </table:table-row>
        <table:table-row table:style-name="ro1">
          <table:table-cell table:formula="of:=[Parm.A3]" office:value-type="string" office:string-value="T_v3_zd" calcext:value-type="string">
            <text:p>T_v3_zd</text:p>
          </table:table-cell>
          <table:table-cell table:formula="of:=[Parm.B3]" office:value-type="float" office:value="258" calcext:value-type="float">
            <text:p>258</text:p>
          </table:table-cell>
          <table:table-cell office:value-type="string" calcext:value-type="string">
            <text:p>Tim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95]&gt;0;CONCATENATE([.A195];&quot; &quot;;&quot;integer default '0',&quot;);&quot;&quot;)">
            <text:p/>
          </table:table-cell>
        </table:table-row>
        <table:table-row table:style-name="ro1">
          <table:table-cell table:formula="of:=[Parm.A4]" office:value-type="string" office:string-value="Tper_zd" calcext:value-type="string">
            <text:p>Tper_zd</text:p>
          </table:table-cell>
          <table:table-cell table:formula="of:=[Parm.B4]" office:value-type="float" office:value="260" calcext:value-type="float">
            <text:p>260</text:p>
          </table:table-cell>
          <table:table-cell office:value-type="string" calcext:value-type="string">
            <text:p>Tim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96]&gt;0;CONCATENATE([.A196];&quot; &quot;;&quot;integer default '0',&quot;);&quot;&quot;)">
            <text:p/>
          </table:table-cell>
        </table:table-row>
        <table:table-row table:style-name="ro1">
          <table:table-cell table:formula="of:=[Parm.A5]" office:value-type="string" office:string-value="Tst_zd" calcext:value-type="string">
            <text:p>Tst_zd</text:p>
          </table:table-cell>
          <table:table-cell table:formula="of:=[Parm.B5]" office:value-type="float" office:value="262" calcext:value-type="float">
            <text:p>262</text:p>
          </table:table-cell>
          <table:table-cell office:value-type="string" calcext:value-type="string">
            <text:p>Tim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97]&gt;0;CONCATENATE([.A197];&quot; &quot;;&quot;integer default '0',&quot;);&quot;&quot;)">
            <text:p/>
          </table:table-cell>
        </table:table-row>
        <table:table-row table:style-name="ro1">
          <table:table-cell table:formula="of:=[Parm.A6]" office:value-type="string" office:string-value="Tavl_1" calcext:value-type="string">
            <text:p>Tavl_1</text:p>
          </table:table-cell>
          <table:table-cell table:formula="of:=[Parm.B6]" office:value-type="float" office:value="264" calcext:value-type="float">
            <text:p>264</text:p>
          </table:table-cell>
          <table:table-cell office:value-type="string" calcext:value-type="string">
            <text:p>Tim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98]&gt;0;CONCATENATE([.A198];&quot; &quot;;&quot;integer default '0',&quot;);&quot;&quot;)">
            <text:p/>
          </table:table-cell>
        </table:table-row>
        <table:table-row table:style-name="ro1">
          <table:table-cell table:formula="of:=[Parm.A7]" office:value-type="string" office:string-value="Tavl_2" calcext:value-type="string">
            <text:p>Tavl_2</text:p>
          </table:table-cell>
          <table:table-cell table:formula="of:=[Parm.B7]" office:value-type="float" office:value="266" calcext:value-type="float">
            <text:p>266</text:p>
          </table:table-cell>
          <table:table-cell office:value-type="string" calcext:value-type="string">
            <text:p>Tim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199]&gt;0;CONCATENATE([.A199];&quot; &quot;;&quot;integer default '0',&quot;);&quot;&quot;)">
            <text:p/>
          </table:table-cell>
        </table:table-row>
        <table:table-row table:style-name="ro1">
          <table:table-cell table:formula="of:=[Parm.A8]" office:value-type="string" office:string-value="Tavl_3" calcext:value-type="string">
            <text:p>Tavl_3</text:p>
          </table:table-cell>
          <table:table-cell table:formula="of:=[Parm.B8]" office:value-type="float" office:value="268" calcext:value-type="float">
            <text:p>268</text:p>
          </table:table-cell>
          <table:table-cell office:value-type="string" calcext:value-type="string">
            <text:p>Tim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0]&gt;0;CONCATENATE([.A200];&quot; &quot;;&quot;integer default '0',&quot;);&quot;&quot;)">
            <text:p/>
          </table:table-cell>
        </table:table-row>
        <table:table-row table:style-name="ro1">
          <table:table-cell table:formula="of:=[Parm.A9]" office:value-type="string" office:string-value="Q_zd" calcext:value-type="string">
            <text:p>Q_zd</text:p>
          </table:table-cell>
          <table:table-cell table:formula="of:=[Parm.B9]" office:value-type="float" office:value="270" calcext:value-type="float">
            <text:p>270</text:p>
          </table:table-cell>
          <table:table-cell table:formula="of:=[Parm.D9]" office:value-type="string" office:string-value="Real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1]&gt;0;CONCATENATE([.A201];&quot; &quot;;&quot;integer default '0',&quot;);&quot;&quot;)">
            <text:p/>
          </table:table-cell>
        </table:table-row>
        <table:table-row table:style-name="ro1">
          <table:table-cell table:formula="of:=[Parm.A10]" office:value-type="string" office:string-value="s_G_cs" calcext:value-type="string">
            <text:p>s_G_cs</text:p>
          </table:table-cell>
          <table:table-cell table:formula="of:=[Parm.B10]" office:value-type="float" office:value="272" calcext:value-type="float">
            <text:p>272</text:p>
          </table:table-cell>
          <table:table-cell table:formula="of:=[Parm.D10]" office:value-type="string" office:string-value="Real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2]&gt;0;CONCATENATE([.A202];&quot; &quot;;&quot;integer default '0',&quot;);&quot;&quot;)">
            <text:p/>
          </table:table-cell>
        </table:table-row>
        <table:table-row table:style-name="ro1">
          <table:table-cell table:formula="of:=[Parm.A11]" office:value-type="string" office:string-value="Nc_zd" calcext:value-type="string">
            <text:p>Nc_zd</text:p>
          </table:table-cell>
          <table:table-cell table:formula="of:=[Parm.B11]" office:value-type="float" office:value="274" calcext:value-type="float">
            <text:p>274</text:p>
          </table:table-cell>
          <table:table-cell table:formula="of:=[Parm.D11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3]&gt;0;CONCATENATE([.A203];&quot; &quot;;&quot;integer default '0',&quot;);&quot;&quot;)">
            <text:p/>
          </table:table-cell>
        </table:table-row>
        <table:table-row table:style-name="ro1">
          <table:table-cell table:formula="of:=[Parm.A12]" office:value-type="string" office:string-value="f_L_nfs" calcext:value-type="string">
            <text:p>f_L_nfs</text:p>
          </table:table-cell>
          <table:table-cell table:formula="of:=[Parm.B12]" office:value-type="float" office:value="275" calcext:value-type="float">
            <text:p>275</text:p>
          </table:table-cell>
          <table:table-cell table:formula="of:=[Parm.D12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4]&gt;0;CONCATENATE([.A204];&quot; &quot;;&quot;integer default '0',&quot;);&quot;&quot;)">
            <text:p/>
          </table:table-cell>
        </table:table-row>
        <table:table-row table:style-name="ro1">
          <table:table-cell table:formula="of:=[Parm.A13]" office:value-type="string" office:string-value="f_L_nz" calcext:value-type="string">
            <text:p>f_L_nz</text:p>
          </table:table-cell>
          <table:table-cell table:formula="of:=[Parm.B13]" office:value-type="float" office:value="276" calcext:value-type="float">
            <text:p>276</text:p>
          </table:table-cell>
          <table:table-cell table:formula="of:=[Parm.D13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5]&gt;0;CONCATENATE([.A205];&quot; &quot;;&quot;integer default '0',&quot;);&quot;&quot;)">
            <text:p/>
          </table:table-cell>
        </table:table-row>
        <table:table-row table:style-name="ro1">
          <table:table-cell table:formula="of:=[Parm.A14]" office:value-type="string" office:string-value="f_L_sus" calcext:value-type="string">
            <text:p>f_L_sus</text:p>
          </table:table-cell>
          <table:table-cell table:formula="of:=[Parm.B14]" office:value-type="float" office:value="277" calcext:value-type="float">
            <text:p>277</text:p>
          </table:table-cell>
          <table:table-cell table:formula="of:=[Parm.D14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6]&gt;0;CONCATENATE([.A206];&quot; &quot;;&quot;integer default '0',&quot;);&quot;&quot;)">
            <text:p/>
          </table:table-cell>
        </table:table-row>
        <table:table-row table:style-name="ro1">
          <table:table-cell table:formula="of:=[Parm.A15]" office:value-type="string" office:string-value="f_L_cs" calcext:value-type="string">
            <text:p>f_L_cs</text:p>
          </table:table-cell>
          <table:table-cell table:formula="of:=[Parm.B15]" office:value-type="float" office:value="278" calcext:value-type="float">
            <text:p>278</text:p>
          </table:table-cell>
          <table:table-cell table:formula="of:=[Parm.D15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7]&gt;0;CONCATENATE([.A207];&quot; &quot;;&quot;integer default '0',&quot;);&quot;&quot;)">
            <text:p/>
          </table:table-cell>
        </table:table-row>
        <table:table-row table:style-name="ro1">
          <table:table-cell table:formula="of:=[Parm.A16]" office:value-type="string" office:string-value="f_T_s" calcext:value-type="string">
            <text:p>f_T_s</text:p>
          </table:table-cell>
          <table:table-cell table:formula="of:=[Parm.B16]" office:value-type="float" office:value="279" calcext:value-type="float">
            <text:p>279</text:p>
          </table:table-cell>
          <table:table-cell table:formula="of:=[Parm.D16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8]&gt;0;CONCATENATE([.A208];&quot; &quot;;&quot;integer default '0',&quot;);&quot;&quot;)">
            <text:p/>
          </table:table-cell>
        </table:table-row>
        <table:table-row table:style-name="ro1">
          <table:table-cell table:formula="of:=[Parm.A17]" office:value-type="string" office:string-value="f_G_cs" calcext:value-type="string">
            <text:p>f_G_cs</text:p>
          </table:table-cell>
          <table:table-cell table:formula="of:=[Parm.B17]" office:value-type="float" office:value="280" calcext:value-type="float">
            <text:p>280</text:p>
          </table:table-cell>
          <table:table-cell table:formula="of:=[Parm.D17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09]&gt;0;CONCATENATE([.A209];&quot; &quot;;&quot;integer default '0',&quot;);&quot;&quot;)">
            <text:p/>
          </table:table-cell>
        </table:table-row>
        <table:table-row table:style-name="ro1">
          <table:table-cell table:formula="of:=[Parm.A18]" office:value-type="string" office:string-value="z_L_nfs" calcext:value-type="string">
            <text:p>z_L_nfs</text:p>
          </table:table-cell>
          <table:table-cell table:formula="of:=[Parm.B18]" office:value-type="float" office:value="281" calcext:value-type="float">
            <text:p>281</text:p>
          </table:table-cell>
          <table:table-cell table:formula="of:=[Parm.D18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0]&gt;0;CONCATENATE([.A210];&quot; &quot;;&quot;integer default '0',&quot;);&quot;&quot;)">
            <text:p/>
          </table:table-cell>
        </table:table-row>
        <table:table-row table:style-name="ro1">
          <table:table-cell table:formula="of:=[Parm.A19]" office:value-type="string" office:string-value="m_L_nfs" calcext:value-type="string">
            <text:p>m_L_nfs</text:p>
          </table:table-cell>
          <table:table-cell table:formula="of:=[Parm.B19]" office:value-type="float" office:value="282" calcext:value-type="float">
            <text:p>282</text:p>
          </table:table-cell>
          <table:table-cell table:formula="of:=[Parm.D19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1]&gt;0;CONCATENATE([.A211];&quot; &quot;;&quot;integer default '0',&quot;);&quot;&quot;)">
            <text:p/>
          </table:table-cell>
        </table:table-row>
        <table:table-row table:style-name="ro1">
          <table:table-cell table:formula="of:=[Parm.A20]" office:value-type="string" office:string-value="z_L_nz" calcext:value-type="string">
            <text:p>z_L_nz</text:p>
          </table:table-cell>
          <table:table-cell table:formula="of:=[Parm.B20]" office:value-type="float" office:value="283" calcext:value-type="float">
            <text:p>283</text:p>
          </table:table-cell>
          <table:table-cell table:formula="of:=[Parm.D20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2]&gt;0;CONCATENATE([.A212];&quot; &quot;;&quot;integer default '0',&quot;);&quot;&quot;)">
            <text:p/>
          </table:table-cell>
        </table:table-row>
        <table:table-row table:style-name="ro1">
          <table:table-cell table:formula="of:=[Parm.A21]" office:value-type="string" office:string-value="m_L_nz" calcext:value-type="string">
            <text:p>m_L_nz</text:p>
          </table:table-cell>
          <table:table-cell table:formula="of:=[Parm.B21]" office:value-type="float" office:value="284" calcext:value-type="float">
            <text:p>284</text:p>
          </table:table-cell>
          <table:table-cell table:formula="of:=[Parm.D21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3]&gt;0;CONCATENATE([.A213];&quot; &quot;;&quot;integer default '0',&quot;);&quot;&quot;)">
            <text:p/>
          </table:table-cell>
        </table:table-row>
        <table:table-row table:style-name="ro1">
          <table:table-cell table:formula="of:=[Parm.A22]" office:value-type="string" office:string-value="z_L_sus" calcext:value-type="string">
            <text:p>z_L_sus</text:p>
          </table:table-cell>
          <table:table-cell table:formula="of:=[Parm.B22]" office:value-type="float" office:value="285" calcext:value-type="float">
            <text:p>285</text:p>
          </table:table-cell>
          <table:table-cell table:formula="of:=[Parm.D22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4]&gt;0;CONCATENATE([.A214];&quot; &quot;;&quot;integer default '0',&quot;);&quot;&quot;)">
            <text:p/>
          </table:table-cell>
        </table:table-row>
        <table:table-row table:style-name="ro1">
          <table:table-cell table:formula="of:=[Parm.A23]" office:value-type="string" office:string-value="m_L_sus" calcext:value-type="string">
            <text:p>m_L_sus</text:p>
          </table:table-cell>
          <table:table-cell table:formula="of:=[Parm.B23]" office:value-type="float" office:value="286" calcext:value-type="float">
            <text:p>286</text:p>
          </table:table-cell>
          <table:table-cell table:formula="of:=[Parm.D23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5]&gt;0;CONCATENATE([.A215];&quot; &quot;;&quot;integer default '0',&quot;);&quot;&quot;)">
            <text:p/>
          </table:table-cell>
        </table:table-row>
        <table:table-row table:style-name="ro1">
          <table:table-cell table:formula="of:=[Parm.A24]" office:value-type="string" office:string-value="z_L_cs" calcext:value-type="string">
            <text:p>z_L_cs</text:p>
          </table:table-cell>
          <table:table-cell table:formula="of:=[Parm.B24]" office:value-type="float" office:value="287" calcext:value-type="float">
            <text:p>287</text:p>
          </table:table-cell>
          <table:table-cell table:formula="of:=[Parm.D24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6]&gt;0;CONCATENATE([.A216];&quot; &quot;;&quot;integer default '0',&quot;);&quot;&quot;)">
            <text:p/>
          </table:table-cell>
        </table:table-row>
        <table:table-row table:style-name="ro1">
          <table:table-cell table:formula="of:=[Parm.A25]" office:value-type="string" office:string-value="m_L_cs" calcext:value-type="string">
            <text:p>m_L_cs</text:p>
          </table:table-cell>
          <table:table-cell table:formula="of:=[Parm.B25]" office:value-type="float" office:value="288" calcext:value-type="float">
            <text:p>288</text:p>
          </table:table-cell>
          <table:table-cell table:formula="of:=[Parm.D25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7]&gt;0;CONCATENATE([.A217];&quot; &quot;;&quot;integer default '0',&quot;);&quot;&quot;)">
            <text:p/>
          </table:table-cell>
        </table:table-row>
        <table:table-row table:style-name="ro1">
          <table:table-cell table:formula="of:=[Parm.A26]" office:value-type="string" office:string-value="z_T_s" calcext:value-type="string">
            <text:p>z_T_s</text:p>
          </table:table-cell>
          <table:table-cell table:formula="of:=[Parm.B26]" office:value-type="float" office:value="289" calcext:value-type="float">
            <text:p>289</text:p>
          </table:table-cell>
          <table:table-cell table:formula="of:=[Parm.D26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8]&gt;0;CONCATENATE([.A218];&quot; &quot;;&quot;integer default '0',&quot;);&quot;&quot;)">
            <text:p/>
          </table:table-cell>
        </table:table-row>
        <table:table-row table:style-name="ro1">
          <table:table-cell table:formula="of:=[Parm.A27]" office:value-type="string" office:string-value="m_T_s" calcext:value-type="string">
            <text:p>m_T_s</text:p>
          </table:table-cell>
          <table:table-cell table:formula="of:=[Parm.B27]" office:value-type="float" office:value="290" calcext:value-type="float">
            <text:p>290</text:p>
          </table:table-cell>
          <table:table-cell table:formula="of:=[Parm.D27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19]&gt;0;CONCATENATE([.A219];&quot; &quot;;&quot;integer default '0',&quot;);&quot;&quot;)">
            <text:p/>
          </table:table-cell>
        </table:table-row>
        <table:table-row table:style-name="ro1">
          <table:table-cell table:formula="of:=[Parm.A28]" office:value-type="string" office:string-value="z_G_cs" calcext:value-type="string">
            <text:p>z_G_cs</text:p>
          </table:table-cell>
          <table:table-cell table:formula="of:=[Parm.B28]" office:value-type="float" office:value="291" calcext:value-type="float">
            <text:p>291</text:p>
          </table:table-cell>
          <table:table-cell table:formula="of:=[Parm.D28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20]&gt;0;CONCATENATE([.A220];&quot; &quot;;&quot;integer default '0',&quot;);&quot;&quot;)">
            <text:p/>
          </table:table-cell>
        </table:table-row>
        <table:table-row table:style-name="ro1">
          <table:table-cell table:formula="of:=[Parm.A29]" office:value-type="string" office:string-value="m_G_cs" calcext:value-type="string">
            <text:p>m_G_cs</text:p>
          </table:table-cell>
          <table:table-cell table:formula="of:=[Parm.B29]" office:value-type="float" office:value="292" calcext:value-type="float">
            <text:p>292</text:p>
          </table:table-cell>
          <table:table-cell table:formula="of:=[Parm.D29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21]&gt;0;CONCATENATE([.A221];&quot; &quot;;&quot;integer default '0',&quot;);&quot;&quot;)">
            <text:p/>
          </table:table-cell>
        </table:table-row>
        <table:table-row table:style-name="ro1">
          <table:table-cell table:formula="of:=[Parm.A30]" office:value-type="string" office:string-value="d_L_sus_zd" calcext:value-type="string">
            <text:p>d_L_sus_zd</text:p>
          </table:table-cell>
          <table:table-cell table:formula="of:=[Parm.B30]" office:value-type="float" office:value="293" calcext:value-type="float">
            <text:p>293</text:p>
          </table:table-cell>
          <table:table-cell table:formula="of:=[Parm.D30]" office:value-type="string" office:string-value="Integer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A139]" office:value-type="string" office:string-value="L_sus" calcext:value-type="string">
            <text:p>L_sus</text:p>
          </table:table-cell>
          <table:table-cell table:number-columns-repeated="5"/>
          <table:table-cell table:formula="of:=IF([.E222]&gt;0;CONCATENATE([.A222];&quot; &quot;;&quot;integer default '0',&quot;);&quot;&quot;)">
            <text:p/>
          </table:table-cell>
        </table:table-row>
        <table:table-row table:style-name="ro1">
          <table:table-cell table:formula="of:=[Parm.A43]" office:value-type="string" office:string-value="f_L_ho" calcext:value-type="string">
            <text:p>f_L_ho</text:p>
          </table:table-cell>
          <table:table-cell table:formula="of:=[Parm.B43]" office:value-type="float" office:value="294" calcext:value-type="float">
            <text:p>294</text:p>
          </table:table-cell>
          <table:table-cell office:value-type="string" calcext:value-type="string">
            <text:p>Integer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23]&gt;0;CONCATENATE([.A223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SP_0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_cs</text:p>
          </table:table-cell>
          <table:table-cell office:value-type="string" calcext:value-type="string">
            <text:p>Завдання</text:p>
          </table:table-cell>
          <table:table-cell office:value-type="float" office:value="30" calcext:value-type="float">
            <text:p>30</text:p>
          </table:table-cell>
          <table:table-cell table:formula="of:=CONCATENATE([.A224];&quot;:=INT_REAL(eep_n_r(&quot;;[.H224];&quot;));&quot;)" office:value-type="string" office:string-value="SP_01:=INT_REAL(eep_n_r(30));" calcext:value-type="string">
            <text:p>SP_01:=INT_REAL(eep_n_r(30));</text:p>
          </table:table-cell>
          <table:table-cell table:formula="of:=CONCATENATE(&quot;Res:=een_n_w(&quot;; [.H224]; &quot;,REAL_INT(&quot;;[.A224];&quot;);&quot;)" office:value-type="string" office:string-value="Res:=een_n_w(30,REAL_INT(SP_01);" calcext:value-type="string">
            <text:p>Res:=een_n_w(30,REAL_INT(SP_01);</text:p>
          </table:table-cell>
          <table:table-cell/>
          <table:table-cell table:formula="of:=IF([.E224]&gt;0;CONCATENATE([.A224];&quot; &quot;;&quot;integer default '0',&quot;);&quot;&quot;)" office:value-type="string" office:string-value="SP_01 integer default '0'," calcext:value-type="string">
            <text:p>SP_01 integer default '0',</text:p>
          </table:table-cell>
        </table:table-row>
        <table:table-row table:style-name="ro1">
          <table:table-cell office:value-type="string" calcext:value-type="string">
            <text:p>SP_0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cs</text:p>
          </table:table-cell>
          <table:table-cell office:value-type="string" calcext:value-type="string">
            <text:p>Завдання</text:p>
          </table:table-cell>
          <table:table-cell office:value-type="float" office:value="31" calcext:value-type="float">
            <text:p>31</text:p>
          </table:table-cell>
          <table:table-cell table:formula="of:=CONCATENATE([.A225];&quot;:=INT_REAL(eep_n_r(&quot;;[.H225];&quot;));&quot;)" office:value-type="string" office:string-value="SP_02:=INT_REAL(eep_n_r(31));" calcext:value-type="string">
            <text:p>SP_02:=INT_REAL(eep_n_r(31));</text:p>
          </table:table-cell>
          <table:table-cell table:formula="of:=CONCATENATE(&quot;Res:=een_n_w(&quot;; [.H225]; &quot;,REAL_INT(&quot;;[.A225];&quot;);&quot;)" office:value-type="string" office:string-value="Res:=een_n_w(31,REAL_INT(SP_02);" calcext:value-type="string">
            <text:p>Res:=een_n_w(31,REAL_INT(SP_02);</text:p>
          </table:table-cell>
          <table:table-cell/>
          <table:table-cell table:formula="of:=IF([.E225]&gt;0;CONCATENATE([.A225];&quot; &quot;;&quot;integer default '0',&quot;);&quot;&quot;)" office:value-type="string" office:string-value="SP_02 integer default '0'," calcext:value-type="string">
            <text:p>SP_02 integer default '0',</text:p>
          </table:table-cell>
        </table:table-row>
        <table:table-row table:style-name="ro1">
          <table:table-cell office:value-type="string" calcext:value-type="string">
            <text:p>K_01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2" calcext:value-type="float">
            <text:p>32</text:p>
          </table:table-cell>
          <table:table-cell table:formula="of:=CONCATENATE([.A226];&quot;:=INT_REAL(eep_n_r(&quot;;[.H226];&quot;));&quot;)" office:value-type="string" office:string-value="K_01:=INT_REAL(eep_n_r(32));" calcext:value-type="string">
            <text:p>K_01:=INT_REAL(eep_n_r(32));</text:p>
          </table:table-cell>
          <table:table-cell table:formula="of:=CONCATENATE(&quot;Res:=een_n_w(&quot;; [.H226]; &quot;,REAL_INT(&quot;;[.A226];&quot;);&quot;)" office:value-type="string" office:string-value="Res:=een_n_w(32,REAL_INT(K_01);" calcext:value-type="string">
            <text:p>Res:=een_n_w(32,REAL_INT(K_01);</text:p>
          </table:table-cell>
          <table:table-cell/>
          <table:table-cell table:formula="of:=IF([.E226]&gt;0;CONCATENATE([.A226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Kp_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NCATENATE([.A227];&quot;:=INT_REAL(eep_n_r(&quot;;[.H227];&quot;));&quot;)" office:value-type="string" office:string-value="Kp_01:=INT_REAL(eep_n_r(33));" calcext:value-type="string">
            <text:p>Kp_01:=INT_REAL(eep_n_r(33));</text:p>
          </table:table-cell>
          <table:table-cell table:formula="of:=CONCATENATE(&quot;Res:=een_n_w(&quot;; [.H227]; &quot;,REAL_INT(&quot;;[.A227];&quot;);&quot;)" office:value-type="string" office:string-value="Res:=een_n_w(33,REAL_INT(Kp_01);" calcext:value-type="string">
            <text:p>Res:=een_n_w(33,REAL_INT(Kp_01);</text:p>
          </table:table-cell>
          <table:table-cell/>
          <table:table-cell table:formula="of:=IF([.E227]&gt;0;CONCATENATE([.A227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Ti_0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NCATENATE([.A228];&quot;:=INT_REAL(eep_n_r(&quot;;[.H228];&quot;));&quot;)" office:value-type="string" office:string-value="Ti_01:=INT_REAL(eep_n_r(34));" calcext:value-type="string">
            <text:p>Ti_01:=INT_REAL(eep_n_r(34));</text:p>
          </table:table-cell>
          <table:table-cell table:formula="of:=CONCATENATE(&quot;Res:=een_n_w(&quot;; [.H228]; &quot;,REAL_INT(&quot;;[.A228];&quot;);&quot;)" office:value-type="string" office:string-value="Res:=een_n_w(34,REAL_INT(Ti_01);" calcext:value-type="string">
            <text:p>Res:=een_n_w(34,REAL_INT(Ti_01);</text:p>
          </table:table-cell>
          <table:table-cell/>
          <table:table-cell table:formula="of:=IF([.E228]&gt;0;CONCATENATE([.A228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Td_0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5" calcext:value-type="float">
            <text:p>35</text:p>
          </table:table-cell>
          <table:table-cell table:formula="of:=CONCATENATE([.A229];&quot;:=INT_REAL(eep_n_r(&quot;;[.H229];&quot;));&quot;)" office:value-type="string" office:string-value="Td_01:=INT_REAL(eep_n_r(35));" calcext:value-type="string">
            <text:p>Td_01:=INT_REAL(eep_n_r(35));</text:p>
          </table:table-cell>
          <table:table-cell table:formula="of:=CONCATENATE(&quot;Res:=een_n_w(&quot;; [.H229]; &quot;,REAL_INT(&quot;;[.A229];&quot;);&quot;)" office:value-type="string" office:string-value="Res:=een_n_w(35,REAL_INT(Td_01);" calcext:value-type="string">
            <text:p>Res:=een_n_w(35,REAL_INT(Td_01);</text:p>
          </table:table-cell>
          <table:table-cell/>
          <table:table-cell table:formula="of:=IF([.E229]&gt;0;CONCATENATE([.A229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Xmin_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NCATENATE([.A230];&quot;:=INT_REAL(eep_n_r(&quot;;[.H230];&quot;));&quot;)" office:value-type="string" office:string-value="Xmin_01:=INT_REAL(eep_n_r(36));" calcext:value-type="string">
            <text:p>Xmin_01:=INT_REAL(eep_n_r(36));</text:p>
          </table:table-cell>
          <table:table-cell table:formula="of:=CONCATENATE(&quot;Res:=een_n_w(&quot;; [.H230]; &quot;,REAL_INT(&quot;;[.A230];&quot;);&quot;)" office:value-type="string" office:string-value="Res:=een_n_w(36,REAL_INT(Xmin_01);" calcext:value-type="string">
            <text:p>Res:=een_n_w(36,REAL_INT(Xmin_01);</text:p>
          </table:table-cell>
          <table:table-cell/>
          <table:table-cell table:formula="of:=IF([.E230]&gt;0;CONCATENATE([.A230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Xmax_0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NCATENATE([.A231];&quot;:=INT_REAL(eep_n_r(&quot;;[.H231];&quot;));&quot;)" office:value-type="string" office:string-value="Xmax_01:=INT_REAL(eep_n_r(37));" calcext:value-type="string">
            <text:p>Xmax_01:=INT_REAL(eep_n_r(37));</text:p>
          </table:table-cell>
          <table:table-cell table:formula="of:=CONCATENATE(&quot;Res:=een_n_w(&quot;; [.H231]; &quot;,REAL_INT(&quot;;[.A231];&quot;);&quot;)" office:value-type="string" office:string-value="Res:=een_n_w(37,REAL_INT(Xmax_01);" calcext:value-type="string">
            <text:p>Res:=een_n_w(37,REAL_INT(Xmax_01);</text:p>
          </table:table-cell>
          <table:table-cell/>
          <table:table-cell table:formula="of:=IF([.E231]&gt;0;CONCATENATE([.A231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Rej_0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NCATENATE([.A232];&quot;:=BOOL(eep_n_r(&quot;;[.H232];&quot;));&quot;)" office:value-type="string" office:string-value="Rej_01:=BOOL(eep_n_r(38));" calcext:value-type="string">
            <text:p>Rej_01:=BOOL(eep_n_r(38));</text:p>
          </table:table-cell>
          <table:table-cell table:formula="of:=CONCATENATE(&quot;Res:=een_n_w(&quot;; [.H232]; &quot;,ANA(&quot;;[.A232];&quot;);&quot;)" office:value-type="string" office:string-value="Res:=een_n_w(38,ANA(Rej_01);" calcext:value-type="string">
            <text:p>Res:=een_n_w(38,ANA(Rej_01);</text:p>
          </table:table-cell>
          <table:table-cell/>
          <table:table-cell table:formula="of:=IF([.E232]&gt;0;CONCATENATE([.A232];&quot; &quot;;&quot;integer default '0',&quot;);&quot;&quot;)" office:value-type="string" office:string-value="Rej_01 integer default '0'," calcext:value-type="string">
            <text:p>Rej_01 integer default '0',</text:p>
          </table:table-cell>
        </table:table-row>
        <table:table-row table:style-name="ro1">
          <table:table-cell office:value-type="string" calcext:value-type="string">
            <text:p>Am_0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NCATENATE([.A233];&quot;:=BOOL(eep_n_r(&quot;;[.H233];&quot;));&quot;)" office:value-type="string" office:string-value="Am_01:=BOOL(eep_n_r(39));" calcext:value-type="string">
            <text:p>Am_01:=BOOL(eep_n_r(39));</text:p>
          </table:table-cell>
          <table:table-cell table:formula="of:=CONCATENATE(&quot;Res:=een_n_w(&quot;; [.H233]; &quot;,ANA(&quot;;[.A233];&quot;);&quot;)" office:value-type="string" office:string-value="Res:=een_n_w(39,ANA(Am_01);" calcext:value-type="string">
            <text:p>Res:=een_n_w(39,ANA(Am_01);</text:p>
          </table:table-cell>
          <table:table-cell/>
          <table:table-cell table:formula="of:=IF([.E233]&gt;0;CONCATENATE([.A233];&quot; &quot;;&quot;integer default '0',&quot;);&quot;&quot;)" office:value-type="string" office:string-value="Am_01 integer default '0'," calcext:value-type="string">
            <text:p>Am_01 integer default '0'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9"/>
          <table:table-cell table:formula="of:=IF([.E234]&gt;0;CONCATENATE([.A234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Rev_0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35]&gt;0;CONCATENATE([.A235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8"/>
          <table:table-cell table:formula="of:=IF([.E236]&gt;0;CONCATENATE([.A236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P0_01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Re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IF([.E237]&gt;0;CONCATENATE([.A237];&quot; &quot;;&quot;integer default '0',&quot;);&quot;&quot;)">
            <text:p/>
          </table:table-cell>
        </table:table-row>
        <table:table-row table:style-name="ro1">
          <table:table-cell office:value-type="string" calcext:value-type="string">
            <text:p>Mode_0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IF([.E238]&gt;0;CONCATENATE([.A238];&quot; &quot;;&quot;integer default '0',&quot;);&quot;&quot;)">
            <text:p/>
          </table:table-cell>
        </table:table-row>
        <table:table-row table:style-name="ro1">
          <table:table-cell table:formula="of:=[Control.A2]" office:value-type="string" office:string-value="Cvit" calcext:value-type="string">
            <text:p>Cvit</text:p>
          </table:table-cell>
          <table:table-cell table:formula="of:=[Control.B2]" office:value-type="float" office:value="512" calcext:value-type="float">
            <text:p>512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39]&gt;0;CONCATENATE([.A239];&quot; &quot;;&quot;integer default '0',&quot;);&quot;&quot;)">
            <text:p/>
          </table:table-cell>
        </table:table-row>
        <table:table-row table:style-name="ro1">
          <table:table-cell table:formula="of:=[Control.A3]" office:value-type="string" office:string-value="Man_1_" calcext:value-type="string">
            <text:p>Man_1_</text:p>
          </table:table-cell>
          <table:table-cell table:formula="of:=[Control.B3]" office:value-type="float" office:value="513" calcext:value-type="float">
            <text:p>513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0]&gt;0;CONCATENATE([.A240];&quot; &quot;;&quot;integer default '0',&quot;);&quot;&quot;)">
            <text:p/>
          </table:table-cell>
        </table:table-row>
        <table:table-row table:style-name="ro1">
          <table:table-cell table:formula="of:=[Control.A4]" office:value-type="string" office:string-value="Man_2_" calcext:value-type="string">
            <text:p>Man_2_</text:p>
          </table:table-cell>
          <table:table-cell table:formula="of:=[Control.B4]" office:value-type="float" office:value="514" calcext:value-type="float">
            <text:p>514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1]&gt;0;CONCATENATE([.A241];&quot; &quot;;&quot;integer default '0',&quot;);&quot;&quot;)">
            <text:p/>
          </table:table-cell>
        </table:table-row>
        <table:table-row table:style-name="ro1">
          <table:table-cell table:formula="of:=[Control.A5]" office:value-type="string" office:string-value="Man_3_" calcext:value-type="string">
            <text:p>Man_3_</text:p>
          </table:table-cell>
          <table:table-cell table:formula="of:=[Control.B5]" office:value-type="float" office:value="515" calcext:value-type="float">
            <text:p>515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2]&gt;0;CONCATENATE([.A242];&quot; &quot;;&quot;integer default '0',&quot;);&quot;&quot;)">
            <text:p/>
          </table:table-cell>
        </table:table-row>
        <table:table-row table:style-name="ro1">
          <table:table-cell table:formula="of:=[Control.A6]" office:value-type="string" office:string-value="Man_4_" calcext:value-type="string">
            <text:p>Man_4_</text:p>
          </table:table-cell>
          <table:table-cell table:formula="of:=[Control.B6]" office:value-type="float" office:value="516" calcext:value-type="float">
            <text:p>516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3]&gt;0;CONCATENATE([.A243];&quot; &quot;;&quot;integer default '0',&quot;);&quot;&quot;)">
            <text:p/>
          </table:table-cell>
        </table:table-row>
        <table:table-row table:style-name="ro1">
          <table:table-cell table:formula="of:=[Control.A7]" office:value-type="string" office:string-value="Man_5_" calcext:value-type="string">
            <text:p>Man_5_</text:p>
          </table:table-cell>
          <table:table-cell table:formula="of:=[Control.B7]" office:value-type="float" office:value="517" calcext:value-type="float">
            <text:p>517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4]&gt;0;CONCATENATE([.A244];&quot; &quot;;&quot;integer default '0',&quot;);&quot;&quot;)">
            <text:p/>
          </table:table-cell>
        </table:table-row>
        <table:table-row table:style-name="ro1">
          <table:table-cell table:formula="of:=[Control.A8]" office:value-type="string" office:string-value="Man_6_" calcext:value-type="string">
            <text:p>Man_6_</text:p>
          </table:table-cell>
          <table:table-cell table:formula="of:=[Control.B8]" office:value-type="float" office:value="518" calcext:value-type="float">
            <text:p>518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5]&gt;0;CONCATENATE([.A245];&quot; &quot;;&quot;integer default '0',&quot;);&quot;&quot;)">
            <text:p/>
          </table:table-cell>
        </table:table-row>
        <table:table-row table:style-name="ro1">
          <table:table-cell table:formula="of:=[Control.A9]" office:value-type="string" office:string-value="Man_7_" calcext:value-type="string">
            <text:p>Man_7_</text:p>
          </table:table-cell>
          <table:table-cell table:formula="of:=[Control.B9]" office:value-type="float" office:value="519" calcext:value-type="float">
            <text:p>519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6]&gt;0;CONCATENATE([.A246];&quot; &quot;;&quot;integer default '0',&quot;);&quot;&quot;)">
            <text:p/>
          </table:table-cell>
        </table:table-row>
        <table:table-row table:style-name="ro1">
          <table:table-cell table:formula="of:=[Control.A10]" office:value-type="string" office:string-value="Man_8_" calcext:value-type="string">
            <text:p>Man_8_</text:p>
          </table:table-cell>
          <table:table-cell table:formula="of:=[Control.B10]" office:value-type="float" office:value="520" calcext:value-type="float">
            <text:p>520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7]&gt;0;CONCATENATE([.A247];&quot; &quot;;&quot;integer default '0',&quot;);&quot;&quot;)">
            <text:p/>
          </table:table-cell>
        </table:table-row>
        <table:table-row table:style-name="ro1">
          <table:table-cell table:formula="of:=[Control.A11]" office:value-type="string" office:string-value="Run" calcext:value-type="string">
            <text:p>Run</text:p>
          </table:table-cell>
          <table:table-cell table:formula="of:=[Control.B11]" office:value-type="float" office:value="521" calcext:value-type="float">
            <text:p>521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8]&gt;0;CONCATENATE([.A248];&quot; &quot;;&quot;integer default '0',&quot;);&quot;&quot;)">
            <text:p/>
          </table:table-cell>
        </table:table-row>
        <table:table-row table:style-name="ro1">
          <table:table-cell table:formula="of:=[Control.A12]" office:value-type="string" office:string-value="Save" calcext:value-type="string">
            <text:p>Save</text:p>
          </table:table-cell>
          <table:table-cell table:formula="of:=[Control.B12]" office:value-type="float" office:value="522" calcext:value-type="float">
            <text:p>522</text:p>
          </table:table-cell>
          <table:table-cell office:value-type="string" calcext:value-type="string">
            <text:p>Boo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formula="of:=IF([.E249]&gt;0;CONCATENATE([.A249];&quot; &quot;;&quot;integer default '0',&quot;);&quot;&quot;)">
            <text:p/>
          </table:table-cell>
        </table:table-row>
        <table:table-row table:style-name="ro1">
          <table:table-cell table:formula="of:=[Control.A14]" office:value-type="string" office:string-value="Am_1_" calcext:value-type="string">
            <text:p>Am_1_</text:p>
          </table:table-cell>
          <table:table-cell table:formula="of:=[Control.B14]" office:value-type="float" office:value="523" calcext:value-type="float">
            <text:p>523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NCATENATE([.A250];&quot;:=BOOL(eep_n_r(&quot;;[.H250];&quot;));&quot;)" office:value-type="string" office:string-value="Am_1_:=BOOL(eep_n_r(40));" calcext:value-type="string">
            <text:p>Am_1_:=BOOL(eep_n_r(40));</text:p>
          </table:table-cell>
          <table:table-cell table:formula="of:=CONCATENATE(&quot;Res:=een_n_w(&quot;; [.H250]; &quot;,ANA(&quot;;[.A250];&quot;);&quot;)" office:value-type="string" office:string-value="Res:=een_n_w(40,ANA(Am_1_);" calcext:value-type="string">
            <text:p>Res:=een_n_w(40,ANA(Am_1_);</text:p>
          </table:table-cell>
          <table:table-cell/>
          <table:table-cell table:formula="of:=IF([.E250]&gt;0;CONCATENATE([.A250];&quot; &quot;;&quot;integer default '0',&quot;);&quot;&quot;)">
            <text:p/>
          </table:table-cell>
        </table:table-row>
        <table:table-row table:style-name="ro1">
          <table:table-cell table:formula="of:=[Control.A15]" office:value-type="string" office:string-value="Am_2_" calcext:value-type="string">
            <text:p>Am_2_</text:p>
          </table:table-cell>
          <table:table-cell table:formula="of:=[Control.B15]" office:value-type="float" office:value="524" calcext:value-type="float">
            <text:p>524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NCATENATE([.A251];&quot;:=BOOL(eep_n_r(&quot;;[.H251];&quot;));&quot;)" office:value-type="string" office:string-value="Am_2_:=BOOL(eep_n_r(41));" calcext:value-type="string">
            <text:p>Am_2_:=BOOL(eep_n_r(41));</text:p>
          </table:table-cell>
          <table:table-cell table:formula="of:=CONCATENATE(&quot;Res:=een_n_w(&quot;; [.H251]; &quot;,ANA(&quot;;[.A251];&quot;);&quot;)" office:value-type="string" office:string-value="Res:=een_n_w(41,ANA(Am_2_);" calcext:value-type="string">
            <text:p>Res:=een_n_w(41,ANA(Am_2_);</text:p>
          </table:table-cell>
          <table:table-cell/>
          <table:table-cell table:formula="of:=IF([.E251]&gt;0;CONCATENATE([.A251];&quot; &quot;;&quot;integer default '0',&quot;);&quot;&quot;)">
            <text:p/>
          </table:table-cell>
        </table:table-row>
        <table:table-row table:style-name="ro1">
          <table:table-cell table:formula="of:=[Control.A16]" office:value-type="string" office:string-value="Am_3_" calcext:value-type="string">
            <text:p>Am_3_</text:p>
          </table:table-cell>
          <table:table-cell table:formula="of:=[Control.B16]" office:value-type="float" office:value="525" calcext:value-type="float">
            <text:p>525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NCATENATE([.A252];&quot;:=BOOL(eep_n_r(&quot;;[.H252];&quot;));&quot;)" office:value-type="string" office:string-value="Am_3_:=BOOL(eep_n_r(42));" calcext:value-type="string">
            <text:p>Am_3_:=BOOL(eep_n_r(42));</text:p>
          </table:table-cell>
          <table:table-cell table:formula="of:=CONCATENATE(&quot;Res:=een_n_w(&quot;; [.H252]; &quot;,ANA(&quot;;[.A252];&quot;);&quot;)" office:value-type="string" office:string-value="Res:=een_n_w(42,ANA(Am_3_);" calcext:value-type="string">
            <text:p>Res:=een_n_w(42,ANA(Am_3_);</text:p>
          </table:table-cell>
          <table:table-cell/>
          <table:table-cell table:formula="of:=IF([.E252]&gt;0;CONCATENATE([.A252];&quot; &quot;;&quot;integer default '0',&quot;);&quot;&quot;)">
            <text:p/>
          </table:table-cell>
        </table:table-row>
        <table:table-row table:style-name="ro1">
          <table:table-cell table:formula="of:=[Control.A17]" office:value-type="string" office:string-value="Am_4_" calcext:value-type="string">
            <text:p>Am_4_</text:p>
          </table:table-cell>
          <table:table-cell table:formula="of:=[Control.B17]" office:value-type="float" office:value="526" calcext:value-type="float">
            <text:p>526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NCATENATE([.A253];&quot;:=BOOL(eep_n_r(&quot;;[.H253];&quot;));&quot;)" office:value-type="string" office:string-value="Am_4_:=BOOL(eep_n_r(43));" calcext:value-type="string">
            <text:p>Am_4_:=BOOL(eep_n_r(43));</text:p>
          </table:table-cell>
          <table:table-cell table:formula="of:=CONCATENATE(&quot;Res:=een_n_w(&quot;; [.H253]; &quot;,ANA(&quot;;[.A253];&quot;);&quot;)" office:value-type="string" office:string-value="Res:=een_n_w(43,ANA(Am_4_);" calcext:value-type="string">
            <text:p>Res:=een_n_w(43,ANA(Am_4_);</text:p>
          </table:table-cell>
          <table:table-cell/>
          <table:table-cell table:formula="of:=IF([.E253]&gt;0;CONCATENATE([.A253];&quot; &quot;;&quot;integer default '0',&quot;);&quot;&quot;)">
            <text:p/>
          </table:table-cell>
        </table:table-row>
        <table:table-row table:style-name="ro1">
          <table:table-cell table:formula="of:=[Control.A18]" office:value-type="string" office:string-value="Am_5_" calcext:value-type="string">
            <text:p>Am_5_</text:p>
          </table:table-cell>
          <table:table-cell table:formula="of:=[Control.B18]" office:value-type="float" office:value="527" calcext:value-type="float">
            <text:p>527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NCATENATE([.A254];&quot;:=BOOL(eep_n_r(&quot;;[.H254];&quot;));&quot;)" office:value-type="string" office:string-value="Am_5_:=BOOL(eep_n_r(44));" calcext:value-type="string">
            <text:p>Am_5_:=BOOL(eep_n_r(44));</text:p>
          </table:table-cell>
          <table:table-cell table:formula="of:=CONCATENATE(&quot;Res:=een_n_w(&quot;; [.H254]; &quot;,ANA(&quot;;[.A254];&quot;);&quot;)" office:value-type="string" office:string-value="Res:=een_n_w(44,ANA(Am_5_);" calcext:value-type="string">
            <text:p>Res:=een_n_w(44,ANA(Am_5_);</text:p>
          </table:table-cell>
          <table:table-cell/>
          <table:table-cell table:formula="of:=IF([.E254]&gt;0;CONCATENATE([.A254];&quot; &quot;;&quot;integer default '0',&quot;);&quot;&quot;)">
            <text:p/>
          </table:table-cell>
        </table:table-row>
        <table:table-row table:style-name="ro1">
          <table:table-cell table:formula="of:=[Control.A19]" office:value-type="string" office:string-value="Am_6_" calcext:value-type="string">
            <text:p>Am_6_</text:p>
          </table:table-cell>
          <table:table-cell table:formula="of:=[Control.B19]" office:value-type="float" office:value="528" calcext:value-type="float">
            <text:p>528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NCATENATE([.A255];&quot;:=BOOL(eep_n_r(&quot;;[.H255];&quot;));&quot;)" office:value-type="string" office:string-value="Am_6_:=BOOL(eep_n_r(45));" calcext:value-type="string">
            <text:p>Am_6_:=BOOL(eep_n_r(45));</text:p>
          </table:table-cell>
          <table:table-cell table:formula="of:=CONCATENATE(&quot;Res:=een_n_w(&quot;; [.H255]; &quot;,ANA(&quot;;[.A255];&quot;);&quot;)" office:value-type="string" office:string-value="Res:=een_n_w(45,ANA(Am_6_);" calcext:value-type="string">
            <text:p>Res:=een_n_w(45,ANA(Am_6_);</text:p>
          </table:table-cell>
          <table:table-cell/>
          <table:table-cell table:formula="of:=IF([.E255]&gt;0;CONCATENATE([.A255];&quot; &quot;;&quot;integer default '0',&quot;);&quot;&quot;)">
            <text:p/>
          </table:table-cell>
        </table:table-row>
        <table:table-row table:style-name="ro1">
          <table:table-cell table:formula="of:=[Control.A20]" office:value-type="string" office:string-value="Am_7_" calcext:value-type="string">
            <text:p>Am_7_</text:p>
          </table:table-cell>
          <table:table-cell table:formula="of:=[Control.B20]" office:value-type="float" office:value="529" calcext:value-type="float">
            <text:p>529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NCATENATE([.A256];&quot;:=BOOL(eep_n_r(&quot;;[.H256];&quot;));&quot;)" office:value-type="string" office:string-value="Am_7_:=BOOL(eep_n_r(46));" calcext:value-type="string">
            <text:p>Am_7_:=BOOL(eep_n_r(46));</text:p>
          </table:table-cell>
          <table:table-cell table:formula="of:=CONCATENATE(&quot;Res:=een_n_w(&quot;; [.H256]; &quot;,ANA(&quot;;[.A256];&quot;);&quot;)" office:value-type="string" office:string-value="Res:=een_n_w(46,ANA(Am_7_);" calcext:value-type="string">
            <text:p>Res:=een_n_w(46,ANA(Am_7_);</text:p>
          </table:table-cell>
          <table:table-cell/>
          <table:table-cell table:formula="of:=IF([.E256]&gt;0;CONCATENATE([.A256];&quot; &quot;;&quot;integer default '0',&quot;);&quot;&quot;)">
            <text:p/>
          </table:table-cell>
        </table:table-row>
        <table:table-row table:style-name="ro1">
          <table:table-cell table:formula="of:=[Control.A21]" office:value-type="string" office:string-value="Am_8_" calcext:value-type="string">
            <text:p>Am_8_</text:p>
          </table:table-cell>
          <table:table-cell table:formula="of:=[Control.B21]" office:value-type="float" office:value="530" calcext:value-type="float">
            <text:p>530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47" calcext:value-type="float">
            <text:p>47</text:p>
          </table:table-cell>
          <table:table-cell table:formula="of:=CONCATENATE([.A257];&quot;:=BOOL(eep_n_r(&quot;;[.H257];&quot;));&quot;)" office:value-type="string" office:string-value="Am_8_:=BOOL(eep_n_r(47));" calcext:value-type="string">
            <text:p>Am_8_:=BOOL(eep_n_r(47));</text:p>
          </table:table-cell>
          <table:table-cell table:formula="of:=CONCATENATE(&quot;Res:=een_n_w(&quot;; [.H257]; &quot;,ANA(&quot;;[.A257];&quot;);&quot;)" office:value-type="string" office:string-value="Res:=een_n_w(47,ANA(Am_8_);" calcext:value-type="string">
            <text:p>Res:=een_n_w(47,ANA(Am_8_);</text:p>
          </table:table-cell>
          <table:table-cell/>
          <table:table-cell table:formula="of:=IF([.E257]&gt;0;CONCATENATE([.A257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58]&gt;0;CONCATENATE([.A258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59]&gt;0;CONCATENATE([.A259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0]&gt;0;CONCATENATE([.A260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1]&gt;0;CONCATENATE([.A261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2]&gt;0;CONCATENATE([.A262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3]&gt;0;CONCATENATE([.A263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4]&gt;0;CONCATENATE([.A264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5]&gt;0;CONCATENATE([.A265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6]&gt;0;CONCATENATE([.A266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7]&gt;0;CONCATENATE([.A267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8]&gt;0;CONCATENATE([.A268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69]&gt;0;CONCATENATE([.A269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0]&gt;0;CONCATENATE([.A270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1]&gt;0;CONCATENATE([.A271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2]&gt;0;CONCATENATE([.A272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3]&gt;0;CONCATENATE([.A273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4]&gt;0;CONCATENATE([.A274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5]&gt;0;CONCATENATE([.A275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6]&gt;0;CONCATENATE([.A276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7]&gt;0;CONCATENATE([.A277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8]&gt;0;CONCATENATE([.A278];&quot; &quot;;&quot;integer default '0',&quot;);&quot;&quot;)">
            <text:p/>
          </table:table-cell>
        </table:table-row>
        <table:table-row table:style-name="ro1">
          <table:table-cell table:number-columns-repeated="11"/>
          <table:table-cell table:formula="of:=IF([.E279]&gt;0;CONCATENATE([.A279];&quot; &quot;;&quot;integer default '0',&quot;);&quot;&quot;)">
            <text:p/>
          </table:table-cell>
        </table:table-row>
      </table:table>
      <table:table table:name="alarm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8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Що сигналізувати</text:p>
          </table:table-cell>
          <table:table-cell office:value-type="string" calcext:value-type="string">
            <text:p>Затримка</text:p>
          </table:table-cell>
          <table:table-cell table:style-name="Default" office:value-type="string" calcext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 calcext:value-type="string">
            <text:p>Di_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 calcext:value-type="string">
            <text:p>Di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 calcext:value-type="string">
            <text:p>Di_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 calcext:value-type="string">
            <text:p>Di_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 calcext:value-type="string">
            <text:p>Di_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 calcext:value-type="string">
            <text:p>Dio_1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 calcext:value-type="string">
            <text:p>Dio_2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 calcext:value-type="string">
            <text:p>Dio_3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 calcext:value-type="string">
            <text:p>Dio_4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 calcext:value-type="string">
            <text:p>Dio_5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 calcext:value-type="string">
            <text:p>Dio_6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 calcext:value-type="string">
            <text:p>Dio_7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 calcext:value-type="string">
            <text:p>Dio_8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 calcext:value-type="string">
            <text:p>Amr_1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 calcext:value-type="string">
            <text:p>Amr_2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 calcext:value-type="string">
            <text:p>Amr_3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 calcext:value-type="string">
            <text:p>Amr_4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 calcext:value-type="string">
            <text:p>Amr_5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 calcext:value-type="string">
            <text:p>Amr_6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 calcext:value-type="string">
            <text:p>Amr_7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 calcext:value-type="string">
            <text:p>Amr_8_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string" calcext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 calcext:value-type="string">
            <text:p>Alm_1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23];7;1);&quot; фільтра &quot;;MID([.A23];5;1))" office:value-type="string" office:string-value="Аварія клапана 1 фільтра 1" calcext:value-type="string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 calcext:value-type="string">
            <text:p>Alm_1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24];7;1);&quot; фільтра &quot;;MID([.A24];5;1))" office:value-type="string" office:string-value="Аварія клапана 2 фільтра 1" calcext:value-type="string">
            <text:p>Аварія клапана 2 фільтра 1</text:p>
          </table:table-cell>
        </table:table-row>
        <table:table-row table:style-name="ro1">
          <table:table-cell table:formula="of:=[Tag.A84]" office:value-type="string" office:string-value="Alm_1_3" calcext:value-type="string">
            <text:p>Alm_1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25];7;1);&quot; фільтра &quot;;MID([.A25];5;1))" office:value-type="string" office:string-value="Аварія клапана 3 фільтра 1" calcext:value-type="string">
            <text:p>Аварія клапана 3 фільтра 1</text:p>
          </table:table-cell>
        </table:table-row>
        <table:table-row table:style-name="ro1">
          <table:table-cell table:formula="of:=[Tag.A85]" office:value-type="string" office:string-value="Alm_1_6" calcext:value-type="string">
            <text:p>Alm_1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 calcext:value-type="string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 calcext:value-type="string">
            <text:p>Alm_2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27];7;1);&quot; фільтра &quot;;MID([.A27];5;1))" office:value-type="string" office:string-value="Аварія клапана 1 фільтра 2" calcext:value-type="string">
            <text:p>Аварія клапана 1 фільтра 2</text:p>
          </table:table-cell>
        </table:table-row>
        <table:table-row table:style-name="ro1">
          <table:table-cell table:formula="of:=[Tag.A87]" office:value-type="string" office:string-value="Alm_2_2" calcext:value-type="string">
            <text:p>Alm_2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28];7;1);&quot; фільтра &quot;;MID([.A28];5;1))" office:value-type="string" office:string-value="Аварія клапана 2 фільтра 2" calcext:value-type="string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 calcext:value-type="string">
            <text:p>Alm_2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29];7;1);&quot; фільтра &quot;;MID([.A29];5;1))" office:value-type="string" office:string-value="Аварія клапана 3 фільтра 2" calcext:value-type="string">
            <text:p>Аварія клапана 3 фільтра 2</text:p>
          </table:table-cell>
        </table:table-row>
        <table:table-row table:style-name="ro1">
          <table:table-cell table:formula="of:=[Tag.A89]" office:value-type="string" office:string-value="Alm_2_6" calcext:value-type="string">
            <text:p>Alm_2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 calcext:value-type="string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 calcext:value-type="string">
            <text:p>Alm_3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31];7;1);&quot; фільтра &quot;;MID([.A31];5;1))" office:value-type="string" office:string-value="Аварія клапана 1 фільтра 3" calcext:value-type="string">
            <text:p>Аварія клапана 1 фільтра 3</text:p>
          </table:table-cell>
        </table:table-row>
        <table:table-row table:style-name="ro1">
          <table:table-cell table:formula="of:=[Tag.A91]" office:value-type="string" office:string-value="Alm_3_2" calcext:value-type="string">
            <text:p>Alm_3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32];7;1);&quot; фільтра &quot;;MID([.A32];5;1))" office:value-type="string" office:string-value="Аварія клапана 2 фільтра 3" calcext:value-type="string">
            <text:p>Аварія клапана 2 фільтра 3</text:p>
          </table:table-cell>
        </table:table-row>
        <table:table-row table:style-name="ro1">
          <table:table-cell table:formula="of:=[Tag.A92]" office:value-type="string" office:string-value="Alm_3_3" calcext:value-type="string">
            <text:p>Alm_3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33];7;1);&quot; фільтра &quot;;MID([.A33];5;1))" office:value-type="string" office:string-value="Аварія клапана 3 фільтра 3" calcext:value-type="string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 calcext:value-type="string">
            <text:p>Alm_3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 calcext:value-type="string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 calcext:value-type="string">
            <text:p>Alm_4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35];7;1);&quot; фільтра &quot;;MID([.A35];5;1))" office:value-type="string" office:string-value="Аварія клапана 1 фільтра 4" calcext:value-type="string">
            <text:p>Аварія клапана 1 фільтра 4</text:p>
          </table:table-cell>
        </table:table-row>
        <table:table-row table:style-name="ro1">
          <table:table-cell table:formula="of:=[Tag.A95]" office:value-type="string" office:string-value="Alm_4_2" calcext:value-type="string">
            <text:p>Alm_4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36];7;1);&quot; фільтра &quot;;MID([.A36];5;1))" office:value-type="string" office:string-value="Аварія клапана 2 фільтра 4" calcext:value-type="string">
            <text:p>Аварія клапана 2 фільтра 4</text:p>
          </table:table-cell>
        </table:table-row>
        <table:table-row table:style-name="ro1">
          <table:table-cell table:formula="of:=[Tag.A96]" office:value-type="string" office:string-value="Alm_4_3" calcext:value-type="string">
            <text:p>Alm_4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37];7;1);&quot; фільтра &quot;;MID([.A37];5;1))" office:value-type="string" office:string-value="Аварія клапана 3 фільтра 4" calcext:value-type="string">
            <text:p>Аварія клапана 3 фільтра 4</text:p>
          </table:table-cell>
        </table:table-row>
        <table:table-row table:style-name="ro1">
          <table:table-cell table:formula="of:=[Tag.A97]" office:value-type="string" office:string-value="Alm_4_6" calcext:value-type="string">
            <text:p>Alm_4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 calcext:value-type="string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 calcext:value-type="string">
            <text:p>Alm_5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39];7;1);&quot; фільтра &quot;;MID([.A39];5;1))" office:value-type="string" office:string-value="Аварія клапана 1 фільтра 5" calcext:value-type="string">
            <text:p>Аварія клапана 1 фільтра 5</text:p>
          </table:table-cell>
        </table:table-row>
        <table:table-row table:style-name="ro1">
          <table:table-cell table:formula="of:=[Tag.A99]" office:value-type="string" office:string-value="Alm_5_2" calcext:value-type="string">
            <text:p>Alm_5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40];7;1);&quot; фільтра &quot;;MID([.A40];5;1))" office:value-type="string" office:string-value="Аварія клапана 2 фільтра 5" calcext:value-type="string">
            <text:p>Аварія клапана 2 фільтра 5</text:p>
          </table:table-cell>
        </table:table-row>
        <table:table-row table:style-name="ro1">
          <table:table-cell table:formula="of:=[Tag.A100]" office:value-type="string" office:string-value="Alm_5_3" calcext:value-type="string">
            <text:p>Alm_5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41];7;1);&quot; фільтра &quot;;MID([.A41];5;1))" office:value-type="string" office:string-value="Аварія клапана 3 фільтра 5" calcext:value-type="string">
            <text:p>Аварія клапана 3 фільтра 5</text:p>
          </table:table-cell>
        </table:table-row>
        <table:table-row table:style-name="ro1">
          <table:table-cell table:formula="of:=[Tag.A101]" office:value-type="string" office:string-value="Alm_5_6" calcext:value-type="string">
            <text:p>Alm_5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 calcext:value-type="string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 calcext:value-type="string">
            <text:p>Alm_6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43];7;1);&quot; фільтра &quot;;MID([.A43];5;1))" office:value-type="string" office:string-value="Аварія клапана 1 фільтра 6" calcext:value-type="string">
            <text:p>Аварія клапана 1 фільтра 6</text:p>
          </table:table-cell>
        </table:table-row>
        <table:table-row table:style-name="ro1">
          <table:table-cell table:formula="of:=[Tag.A103]" office:value-type="string" office:string-value="Alm_6_2" calcext:value-type="string">
            <text:p>Alm_6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44];7;1);&quot; фільтра &quot;;MID([.A44];5;1))" office:value-type="string" office:string-value="Аварія клапана 2 фільтра 6" calcext:value-type="string">
            <text:p>Аварія клапана 2 фільтра 6</text:p>
          </table:table-cell>
        </table:table-row>
        <table:table-row table:style-name="ro1">
          <table:table-cell table:formula="of:=[Tag.A104]" office:value-type="string" office:string-value="Alm_6_3" calcext:value-type="string">
            <text:p>Alm_6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45];7;1);&quot; фільтра &quot;;MID([.A45];5;1))" office:value-type="string" office:string-value="Аварія клапана 3 фільтра 6" calcext:value-type="string">
            <text:p>Аварія клапана 3 фільтра 6</text:p>
          </table:table-cell>
        </table:table-row>
        <table:table-row table:style-name="ro1">
          <table:table-cell table:formula="of:=[Tag.A105]" office:value-type="string" office:string-value="Alm_6_6" calcext:value-type="string">
            <text:p>Alm_6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 calcext:value-type="string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 calcext:value-type="string">
            <text:p>Alm_7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47];7;1);&quot; фільтра &quot;;MID([.A47];5;1))" office:value-type="string" office:string-value="Аварія клапана 1 фільтра 7" calcext:value-type="string">
            <text:p>Аварія клапана 1 фільтра 7</text:p>
          </table:table-cell>
        </table:table-row>
        <table:table-row table:style-name="ro1">
          <table:table-cell table:formula="of:=[Tag.A107]" office:value-type="string" office:string-value="Alm_7_2" calcext:value-type="string">
            <text:p>Alm_7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48];7;1);&quot; фільтра &quot;;MID([.A48];5;1))" office:value-type="string" office:string-value="Аварія клапана 2 фільтра 7" calcext:value-type="string">
            <text:p>Аварія клапана 2 фільтра 7</text:p>
          </table:table-cell>
        </table:table-row>
        <table:table-row table:style-name="ro1">
          <table:table-cell table:formula="of:=[Tag.A108]" office:value-type="string" office:string-value="Alm_7_3" calcext:value-type="string">
            <text:p>Alm_7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49];7;1);&quot; фільтра &quot;;MID([.A49];5;1))" office:value-type="string" office:string-value="Аварія клапана 3 фільтра 7" calcext:value-type="string">
            <text:p>Аварія клапана 3 фільтра 7</text:p>
          </table:table-cell>
        </table:table-row>
        <table:table-row table:style-name="ro1">
          <table:table-cell table:formula="of:=[Tag.A109]" office:value-type="string" office:string-value="Alm_7_6" calcext:value-type="string">
            <text:p>Alm_7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 calcext:value-type="string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 calcext:value-type="string">
            <text:p>Alm_8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51];7;1);&quot; фільтра &quot;;MID([.A51];5;1))" office:value-type="string" office:string-value="Аварія клапана 1 фільтра 8" calcext:value-type="string">
            <text:p>Аварія клапана 1 фільтра 8</text:p>
          </table:table-cell>
        </table:table-row>
        <table:table-row table:style-name="ro1">
          <table:table-cell table:formula="of:=[Tag.A111]" office:value-type="string" office:string-value="Alm_8_2" calcext:value-type="string">
            <text:p>Alm_8_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52];7;1);&quot; фільтра &quot;;MID([.A52];5;1))" office:value-type="string" office:string-value="Аварія клапана 2 фільтра 8" calcext:value-type="string">
            <text:p>Аварія клапана 2 фільтра 8</text:p>
          </table:table-cell>
        </table:table-row>
        <table:table-row table:style-name="ro1">
          <table:table-cell table:formula="of:=[Tag.A112]" office:value-type="string" office:string-value="Alm_8_3" calcext:value-type="string">
            <text:p>Alm_8_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Аварія клапана &quot;;MID([.A53];7;1);&quot; фільтра &quot;;MID([.A53];5;1))" office:value-type="string" office:string-value="Аварія клапана 3 фільтра 8" calcext:value-type="string">
            <text:p>Аварія клапана 3 фільтра 8</text:p>
          </table:table-cell>
        </table:table-row>
        <table:table-row table:style-name="ro1">
          <table:table-cell table:formula="of:=[Tag.A113]" office:value-type="string" office:string-value="Alm_8_6" calcext:value-type="string">
            <text:p>Alm_8_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 calcext:value-type="string">
            <text:p>Малий приріст рівня при вигрузці фільтра <text:s/>8</text:p>
          </table:table-cell>
        </table:table-row>
      </table:table>
      <table:table table:name="Аркуш7" table:style-name="ta1" table:print="false">
        <table:table-column table:style-name="co1" table:default-cell-style-name="ce20"/>
        <table:table-column table:style-name="co9" table:default-cell-style-name="ce20"/>
        <table:table-column table:style-name="co1" table:default-cell-style-name="ce20"/>
        <table:table-row table:style-name="ro1">
          <table:table-cell/>
          <table:table-cell office:value-type="string" calcext:value-type="string">
            <text:p>Змінна</text:p>
          </table:table-cell>
          <table:table-cell office:value-type="string" calcext:value-type="string">
            <text:p>Адреса</text:p>
          </table:table-cell>
        </table:table-row>
        <table:table-row table:style-name="ro1">
          <table:table-cell table:formula="of:=[Value.A142]" office:value-type="string" office:string-value="L_nfs" calcext:value-type="string">
            <text:p>L_nfs</text:p>
          </table:table-cell>
          <table:table-cell office:value-type="string" calcext:value-type="string">
            <text:p>Зб. нф. Соку</text:p>
          </table:table-cell>
          <table:table-cell office:value-type="string" calcext:value-type="string">
            <text:p>%ID0.1</text:p>
          </table:table-cell>
        </table:table-row>
        <table:table-row table:style-name="ro1">
          <table:table-cell table:formula="of:=[Value.A143]" office:value-type="string" office:string-value="L_nz" calcext:value-type="string">
            <text:p>L_nz</text:p>
          </table:table-cell>
          <table:table-cell office:value-type="string" calcext:value-type="string">
            <text:p>Напіркий збірник</text:p>
          </table:table-cell>
          <table:table-cell office:value-type="string" calcext:value-type="string">
            <text:p>%ID0.2</text:p>
          </table:table-cell>
        </table:table-row>
        <table:table-row table:style-name="ro1">
          <table:table-cell office:value-type="string" calcext:value-type="string">
            <text:p>L_ho</text:p>
          </table:table-cell>
          <table:table-cell office:value-type="string" calcext:value-type="string">
            <text:p>Збірник часткового опорожнення</text:p>
          </table:table-cell>
          <table:table-cell office:value-type="string" calcext:value-type="string">
            <text:p>%ID0.3</text:p>
          </table:table-cell>
        </table:table-row>
        <table:table-row table:style-name="ro1">
          <table:table-cell table:formula="of:=[Value.A145]" office:value-type="string" office:string-value="L_cs" calcext:value-type="string">
            <text:p>L_cs</text:p>
          </table:table-cell>
          <table:table-cell office:value-type="string" calcext:value-type="string">
            <text:p>Збірник чистого соку</text:p>
          </table:table-cell>
          <table:table-cell office:value-type="string" calcext:value-type="string">
            <text:p>%ID0.4</text:p>
          </table:table-cell>
        </table:table-row>
        <table:table-row table:style-name="ro1">
          <table:table-cell table:formula="of:=[Value.A146]" office:value-type="string" office:string-value="T_s" calcext:value-type="string">
            <text:p>T_s</text:p>
          </table:table-cell>
          <table:table-cell office:value-type="string" calcext:value-type="string">
            <text:p>Температура соку</text:p>
          </table:table-cell>
          <table:table-cell office:value-type="string" calcext:value-type="string">
            <text:p>%ID0.5</text:p>
          </table:table-cell>
        </table:table-row>
        <table:table-row table:style-name="ro1">
          <table:table-cell table:formula="of:=[Value.A147]" office:value-type="string" office:string-value="G_cs" calcext:value-type="string">
            <text:p>G_cs</text:p>
          </table:table-cell>
          <table:table-cell office:value-type="string" calcext:value-type="string">
            <text:p>Витрата чистого соку</text:p>
          </table:table-cell>
          <table:table-cell office:value-type="string" calcext:value-type="string">
            <text:p>%ID0.6</text:p>
          </table:table-cell>
        </table:table-row>
        <table:table-row table:style-name="ro1">
          <table:table-cell table:formula="of:=[Value.A144]" office:value-type="string" office:string-value="L_sus" calcext:value-type="string">
            <text:p>L_sus</text:p>
          </table:table-cell>
          <table:table-cell office:value-type="string" calcext:value-type="string">
            <text:p>Зб. суспензії</text:p>
          </table:table-cell>
          <table:table-cell office:value-type="string" calcext:value-type="string">
            <text:p>%ID0.7</text:p>
          </table:table-cell>
        </table:table-row>
      </table:table>
      <table:table table:name="reg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number-columns-repeated="23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eskritp</text:p>
          </table:table-cell>
          <table:table-cell office:value-type="string" calcext:value-type="string">
            <text:p>PV_1</text:p>
          </table:table-cell>
          <table:table-cell office:value-type="string" calcext:value-type="string">
            <text:p>PV_2</text:p>
          </table:table-cell>
          <table:table-cell office:value-type="string" calcext:value-type="string">
            <text:p>PV_3</text:p>
          </table:table-cell>
          <table:table-cell office:value-type="string" calcext:value-type="string">
            <text:p>SPR_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K_1</text:p>
          </table:table-cell>
          <table:table-cell office:value-type="string" calcext:value-type="string">
            <text:p>K_2</text:p>
          </table:table-cell>
          <table:table-cell office:value-type="string" calcext:value-type="string">
            <text:p>K_3</text:p>
          </table:table-cell>
          <table:table-cell office:value-type="string" calcext:value-type="string">
            <text:p>K_4</text:p>
          </table:table-cell>
          <table:table-cell office:value-type="string" calcext:value-type="string">
            <text:p>Kk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0</text:p>
          </table:table-cell>
          <table:table-cell/>
        </table:table-row>
        <table:table-row table:style-name="ro1">
          <table:table-cell office:value-type="string" calcext:value-type="string">
            <text:p>Регулювання рівня</text:p>
          </table:table-cell>
          <table:table-cell table:formula="of:=[Tag.A192]" office:value-type="string" office:string-value="L_ho_l" calcext:value-type="string">
            <text:p>L_ho_l</text:p>
          </table:table-cell>
          <table:table-cell table:number-columns-repeated="3"/>
          <table:table-cell table:formula="of:=[Tag.A191]" office:value-type="string" office:string-value="X_01" calcext:value-type="string">
            <text:p>X_01</text:p>
          </table:table-cell>
          <table:table-cell table:formula="of:=[Tag.A224]" office:value-type="string" office:string-value="SP_01" calcext:value-type="string">
            <text:p>SP_01</text:p>
          </table:table-cell>
          <table:table-cell table:number-columns-repeated="2"/>
          <table:table-cell table:formula="of:=[Tag.A233]" office:value-type="string" office:string-value="Am_01" calcext:value-type="string">
            <text:p>Am_01</text:p>
          </table:table-cell>
          <table:table-cell table:formula="of:=[Tag.A232]" office:value-type="string" office:string-value="Rej_01" calcext:value-type="string">
            <text:p>Rej_01</text:p>
          </table:table-cell>
          <table:table-cell table:formula="of:=[Tag.A235]" office:value-type="string" office:string-value="Rev_01" calcext:value-type="string">
            <text:p>Rev_01</text:p>
          </table:table-cell>
          <table:table-cell table:formula="of:=[Tag.A227]" office:value-type="string" office:string-value="Kp_01" calcext:value-type="string">
            <text:p>Kp_01</text:p>
          </table:table-cell>
          <table:table-cell table:formula="of:=[Tag.A228]" office:value-type="string" office:string-value="Ti_01" calcext:value-type="string">
            <text:p>Ti_01</text:p>
          </table:table-cell>
          <table:table-cell table:formula="of:=[Tag.A229]" office:value-type="string" office:string-value="Td_01" calcext:value-type="string">
            <text:p>Td_01</text:p>
          </table:table-cell>
          <table:table-cell table:formula="of:=[Tag.A230]" office:value-type="string" office:string-value="Xmin_01" calcext:value-type="string">
            <text:p>Xmin_01</text:p>
          </table:table-cell>
          <table:table-cell table:formula="of:=[Tag.A231]" office:value-type="string" office:string-value="Xmax_01" calcext:value-type="string">
            <text:p>Xmax_01</text:p>
          </table:table-cell>
          <table:table-cell table:formula="of:=[Tag.A226]" office:value-type="string" office:string-value="K_01" calcext:value-type="string">
            <text:p>K_01</text:p>
          </table:table-cell>
          <table:table-cell table:number-columns-repeated="4"/>
          <table:table-cell table:formula="of:=[Tag.A238]" office:value-type="string" office:string-value="Mode_01" calcext:value-type="string">
            <text:p>Mode_01</text:p>
          </table:table-cell>
          <table:table-cell table:formula="of:=[Tag.A237]" office:value-type="string" office:string-value="P0_01" calcext:value-type="string">
            <text:p>P0_01</text:p>
          </table:table-cell>
          <table:table-cell office:value-type="string" calcext:value-type="string">
            <text:p>.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localho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skritp</text:p>
          </table:table-cell>
          <table:table-cell office:value-type="string" calcext:value-type="string">
            <text:p>PV_1</text:p>
          </table:table-cell>
          <table:table-cell office:value-type="string" calcext:value-type="string">
            <text:p>PV_2</text:p>
          </table:table-cell>
          <table:table-cell office:value-type="string" calcext:value-type="string">
            <text:p>PV_3</text:p>
          </table:table-cell>
          <table:table-cell office:value-type="string" calcext:value-type="string">
            <text:p>SPR_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K_1</text:p>
          </table:table-cell>
          <table:table-cell office:value-type="string" calcext:value-type="string">
            <text:p>K_2</text:p>
          </table:table-cell>
          <table:table-cell office:value-type="string" calcext:value-type="string">
            <text:p>K_3</text:p>
          </table:table-cell>
          <table:table-cell office:value-type="string" calcext:value-type="string">
            <text:p>K_4</text:p>
          </table:table-cell>
          <table:table-cell office:value-type="string" calcext:value-type="string">
            <text:p>Kk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0</text:p>
          </table:table-cell>
          <table:table-cell/>
        </table:table-row>
        <table:table-row table:style-name="ro1">
          <table:table-cell office:value-type="string" calcext:value-type="string">
            <text:p>1. Подача соку на випарку</text:p>
          </table:table-cell>
          <table:table-cell office:value-type="string" calcext:value-type="string">
            <text:p>V_06</text:p>
          </table:table-cell>
          <table:table-cell office:value-type="string" calcext:value-type="string">
            <text:p>V_01</text:p>
          </table:table-cell>
          <table:table-cell office:value-type="string" calcext:value-type="string">
            <text:p>V_26</text:p>
          </table:table-cell>
          <table:table-cell/>
          <table:table-cell office:value-type="string" calcext:value-type="string">
            <text:p>C_01</text:p>
          </table:table-cell>
          <table:table-cell office:value-type="string" calcext:value-type="string">
            <text:p>SP_01</text:p>
          </table:table-cell>
          <table:table-cell office:value-type="string" calcext:value-type="string">
            <text:p>SP_02</text:p>
          </table:table-cell>
          <table:table-cell office:value-type="string" calcext:value-type="string">
            <text:p>SP2_01</text:p>
          </table:table-cell>
          <table:table-cell office:value-type="string" calcext:value-type="string">
            <text:p>AM_01</text:p>
          </table:table-cell>
          <table:table-cell office:value-type="string" calcext:value-type="string">
            <text:p>Rej_01</text:p>
          </table:table-cell>
          <table:table-cell office:value-type="string" calcext:value-type="string">
            <text:p>m_C_01</text:p>
          </table:table-cell>
          <table:table-cell office:value-type="string" calcext:value-type="string">
            <text:p>Kpr_01</text:p>
          </table:table-cell>
          <table:table-cell office:value-type="string" calcext:value-type="string">
            <text:p>Ti_01</text:p>
          </table:table-cell>
          <table:table-cell office:value-type="string" calcext:value-type="string">
            <text:p>Td_01</text:p>
          </table:table-cell>
          <table:table-cell office:value-type="string" calcext:value-type="string">
            <text:p>Xmin_01</text:p>
          </table:table-cell>
          <table:table-cell office:value-type="string" calcext:value-type="string">
            <text:p>Xmax_01</text:p>
          </table:table-cell>
          <table:table-cell/>
          <table:table-cell office:value-type="string" calcext:value-type="string">
            <text:p>K2_01</text:p>
          </table:table-cell>
          <table:table-cell office:value-type="string" calcext:value-type="string">
            <text:p>K2_02</text:p>
          </table:table-cell>
          <table:table-cell table:number-columns-repeated="2"/>
          <table:table-cell office:value-type="string" calcext:value-type="string">
            <text:p>Mode_01</text:p>
          </table:table-cell>
          <table:table-cell office:value-type="string" calcext:value-type="string">
            <text:p>P0_0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2. Перетікання між 1к та 2к </text:p>
          </table:table-cell>
          <table:table-cell office:value-type="string" calcext:value-type="string">
            <text:p>V_01</text:p>
          </table:table-cell>
          <table:table-cell office:value-type="string" calcext:value-type="string">
            <text:p>V_02</text:p>
          </table:table-cell>
          <table:table-cell table:number-columns-repeated="2"/>
          <table:table-cell office:value-type="string" calcext:value-type="string">
            <text:p>C_02</text:p>
          </table:table-cell>
          <table:table-cell office:value-type="string" calcext:value-type="string">
            <text:p>SP_02</text:p>
          </table:table-cell>
          <table:table-cell office:value-type="string" calcext:value-type="string">
            <text:p>SP_03</text:p>
          </table:table-cell>
          <table:table-cell/>
          <table:table-cell office:value-type="string" calcext:value-type="string">
            <text:p>AM_02</text:p>
          </table:table-cell>
          <table:table-cell/>
          <table:table-cell office:value-type="string" calcext:value-type="string">
            <text:p>m_C_02</text:p>
          </table:table-cell>
          <table:table-cell office:value-type="string" calcext:value-type="string">
            <text:p>Kpr_02</text:p>
          </table:table-cell>
          <table:table-cell office:value-type="string" calcext:value-type="string">
            <text:p>Ti_02</text:p>
          </table:table-cell>
          <table:table-cell office:value-type="string" calcext:value-type="string">
            <text:p>Td_02</text:p>
          </table:table-cell>
          <table:table-cell office:value-type="string" calcext:value-type="string">
            <text:p>Xmin_02</text:p>
          </table:table-cell>
          <table:table-cell office:value-type="string" calcext:value-type="string">
            <text:p>Xmax_02</text:p>
          </table:table-cell>
          <table:table-cell/>
          <table:table-cell office:value-type="string" calcext:value-type="string">
            <text:p>K2_02</text:p>
          </table:table-cell>
          <table:table-cell office:value-type="string" calcext:value-type="string">
            <text:p>K2_03</text:p>
          </table:table-cell>
          <table:table-cell table:number-columns-repeated="2"/>
          <table:table-cell office:value-type="string" calcext:value-type="string">
            <text:p>Mode_02</text:p>
          </table:table-cell>
          <table:table-cell office:value-type="string" calcext:value-type="string">
            <text:p>P0_02</text:p>
          </table:table-cell>
          <table:table-cell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грн.</number:text>
    </number:number-style>
    <number:number-style style:name="N110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грн.</number:text>
    </number:number-style>
    <number:number-style style:name="N113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number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р.</number:text>
    </number:number-style>
    <number:number-style style:name="N14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р.</number:text>
    </number:number-style>
    <number:number-style style:name="N14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text> </number:text>
      <number:number number:decimal-places="0" number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number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number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number:min-decimal-places="0" number:min-integer-digits="1" number:grouping="true"/>
    </number:number-style>
    <number:number-style style:name="N163">
      <number:text>-€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number:min-decimal-places="2" number:min-integer-digits="1" number:grouping="true"/>
    </number:number-style>
    <number:number-style style:name="N166">
      <number:text>-€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.00.0000</text:date>, <text:time style:data-style-name="N2" text:time-value="12:02:33.176810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0.2$Linux_X86_64 LibreOffice_project/00$Build-2</meta:generator>
    <meta:creation-date>2009-07-16T17:26:22</meta:creation-date>
    <dc:date>2020-09-02T12:03:26.666695680</dc:date>
    <meta:print-date>2010-05-26T11:29:31</meta:print-date>
    <meta:editing-cycles>50</meta:editing-cycles>
    <meta:editing-duration>P25DT19H59M2S</meta:editing-duration>
    <meta:document-statistic meta:table-count="8" meta:cell-count="3464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